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face style:name="Courier New1" svg:font-family="'Courier New'"/>
    <style:font-face style:name="Courier New" svg:font-family="'Courier New', Courier, Monospace"/>
    <style:font-face style:name="GB2312" svg:font-family="GB2312"/>
    <style:font-face style:name="SimSun" svg:font-family="SimSun"/>
    <style:font-face style:name="StarSymbol" svg:font-family="StarSymbol"/>
    <style:font-face style:name="Symbol" svg:font-family="Symbol"/>
    <style:font-face style:name="Times New Roman1" svg:font-family="'Times New Roman'"/>
    <style:font-face style:name="Verdana" svg:font-family="Verdana"/>
    <style:font-face style:name="courier new" svg:font-family="'courier new', courier, monospace"/>
    <style:font-face style:name="verdana" svg:font-family="verdana, arial, helvetica"/>
    <style:font-face style:name="宋体" svg:font-family="宋体"/>
    <style:font-face style:name="新宋体" svg:font-family="新宋体"/>
    <style:font-face style:name="楷体_GB23121" svg:font-family="楷体_GB2312"/>
    <style:font-face style:name="楷体_GB2312" svg:font-family="楷体_GB2312, sans-serif"/>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1458in" table:align="center"/>
    </style:style>
    <style:style style:name="Table1.A" style:family="table-column">
      <style:table-column-properties style:column-width="6.1458in"/>
    </style:style>
    <style:style style:name="Table1.A1" style:family="table-cell">
      <style:table-cell-properties style:vertical-align="middle" fo:background-color="#ffffff" fo:padding="0.0417in" fo:border="none">
        <style:background-image/>
      </style:table-cell-properties>
    </style:style>
    <style:style style:name="Table2" style:family="table">
      <style:table-properties style:width="0.1174in" table:align="left"/>
    </style:style>
    <style:style style:name="Table2.A" style:family="table-column">
      <style:table-column-properties style:column-width="0.1174in"/>
    </style:style>
    <style:style style:name="Table2.A1" style:family="table-cell">
      <style:table-cell-properties style:vertical-align="middle" fo:padding="0.0194in" fo:border="none"/>
    </style:style>
    <style:style style:name="Table3" style:family="table">
      <style:table-properties style:width="5.6354in" table:align="center"/>
    </style:style>
    <style:style style:name="Table3.A" style:family="table-column">
      <style:table-column-properties style:column-width="4.8111in"/>
    </style:style>
    <style:style style:name="Table3.B" style:family="table-column">
      <style:table-column-properties style:column-width="0.8243in"/>
    </style:style>
    <style:style style:name="Table3.1" style:family="table-row">
      <style:table-row-properties style:min-row-height="0.1667in"/>
    </style:style>
    <style:style style:name="Table3.A1" style:family="table-cell">
      <style:table-cell-properties style:vertical-align="middle"/>
    </style:style>
    <style:style style:name="Table4" style:family="table">
      <style:table-properties style:width="5.6354in" table:align="center"/>
    </style:style>
    <style:style style:name="Table4.A" style:family="table-column">
      <style:table-column-properties style:column-width="5.6354in"/>
    </style:style>
    <style:style style:name="Table4.1" style:family="table-row">
      <style:table-row-properties style:min-row-height="2.8646in"/>
    </style:style>
    <style:style style:name="Table5" style:family="table">
      <style:table-properties style:width="0.1174in" table:align="left"/>
    </style:style>
    <style:style style:name="Table5.A" style:family="table-column">
      <style:table-column-properties style:column-width="0.1174in"/>
    </style:style>
    <style:style style:name="Table5.A1" style:family="table-cell">
      <style:table-cell-properties style:vertical-align="middle" fo:padding="0.0194in" fo:border="none"/>
    </style:style>
    <style:style style:name="Table6" style:family="table">
      <style:table-properties style:width="6.5417in" table:align="left"/>
    </style:style>
    <style:style style:name="Table6.A" style:family="table-column">
      <style:table-column-properties style:column-width="6.5417in"/>
    </style:style>
    <style:style style:name="Table6.A1" style:family="table-cell">
      <style:table-cell-properties style:vertical-align="middle" fo:background-color="#ffffff" fo:padding="0.0417in" fo:border="none">
        <style:background-image/>
      </style:table-cell-properties>
    </style:style>
    <style:style style:name="Table7" style:family="table">
      <style:table-properties style:width="0.1174in" table:align="left"/>
    </style:style>
    <style:style style:name="Table7.A" style:family="table-column">
      <style:table-column-properties style:column-width="0.1174in"/>
    </style:style>
    <style:style style:name="Table7.A1" style:family="table-cell">
      <style:table-cell-properties style:vertical-align="middle" fo:padding="0.0194in" fo:border="none"/>
    </style:style>
    <style:style style:name="Table6.7" style:family="table-row">
      <style:table-row-properties style:min-row-height="0.3958in"/>
    </style:style>
    <style:style style:name="P1" style:family="paragraph" style:parent-style-name="Heading_20_1">
      <style:paragraph-properties fo:break-before="page"/>
    </style:style>
    <style:style style:name="P2" style:family="paragraph" style:parent-style-name="Text_20_body">
      <style:paragraph-properties fo:margin-top="0in" fo:margin-bottom="0in"/>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1"/>
    <style:style style:name="P7" style:family="paragraph" style:parent-style-name="Text_20_body">
      <style:paragraph-properties fo:margin-top="0in" fo:margin-bottom="0in"/>
      <style:text-properties fo:font-size="10.5pt"/>
    </style:style>
    <style:style style:name="P8" style:family="paragraph" style:parent-style-name="Text_20_body">
      <style:paragraph-properties fo:margin-top="0in" fo:margin-bottom="0in"/>
      <style:text-properties style:font-size-asian="10.5pt"/>
    </style:style>
    <style:style style:name="P9" style:family="paragraph" style:parent-style-name="Text_20_body">
      <style:paragraph-properties fo:margin-left="0in" fo:margin-right="0in" fo:margin-top="0.0835in" fo:margin-bottom="0.0835in" fo:text-indent="0in" style:auto-text-indent="false"/>
      <style:text-properties style:font-size-asian="10pt" style:font-weight-asian="normal"/>
    </style:style>
    <style:style style:name="P10" style:family="paragraph" style:parent-style-name="Text_20_body">
      <style:paragraph-properties fo:margin-left="0.5in" fo:margin-right="0in" fo:margin-top="0.0835in" fo:margin-bottom="0.0835in" fo:text-indent="-0.25in" style:auto-text-indent="false"/>
    </style:style>
    <style:style style:name="P11" style:family="paragraph" style:parent-style-name="Text_20_body">
      <style:paragraph-properties fo:margin-left="0in" fo:margin-right="0in" fo:margin-top="0.0835in" fo:margin-bottom="0.0835in" fo:text-indent="0in" style:auto-text-indent="false"/>
    </style:style>
    <style:style style:name="P12" style:family="paragraph" style:parent-style-name="Text_20_body">
      <style:paragraph-properties fo:margin-top="0in" fo:margin-bottom="0in" fo:text-align="end" style:justify-single-word="false"/>
    </style:style>
    <style:style style:name="P13" style:family="paragraph" style:parent-style-name="Text_20_body">
      <style:paragraph-properties fo:margin-top="0in" fo:margin-bottom="0in" fo:text-align="start" style:justify-single-word="false"/>
    </style:style>
    <style:style style:name="P14" style:family="paragraph" style:parent-style-name="Table_20_Contents">
      <style:paragraph-properties style:line-height-at-least="0.4445in" fo:text-align="center" style:justify-single-word="false"/>
      <style:text-properties fo:color="#ff0000" style:font-size-asian="20pt" style:font-weight-asian="bold"/>
    </style:style>
    <style:style style:name="P15" style:family="paragraph" style:parent-style-name="Table_20_Contents">
      <style:text-properties fo:font-size="2pt" style:font-size-asian="2pt" style:font-size-complex="2pt"/>
    </style:style>
    <style:style style:name="P16" style:family="paragraph" style:parent-style-name="Table_20_Contents">
      <style:paragraph-properties fo:text-align="center" style:justify-single-word="false"/>
    </style:style>
    <style:style style:name="P17" style:family="paragraph" style:parent-style-name="Horizontal_20_Line">
      <style:paragraph-properties fo:text-align="center" style:justify-single-word="false" style:border-line-width-bottom="0.0008in 0.0138in 0.0008in" fo:padding="0in" fo:border-left="none" fo:border-right="none" fo:border-top="none" fo:border-bottom="0.0154in double #638db8"/>
    </style:style>
    <style:style style:name="P18" style:family="paragraph" style:parent-style-name="Table_20_Contents">
      <style:paragraph-properties fo:margin-top="0in" fo:margin-bottom="0.1965in"/>
    </style:style>
    <style:style style:name="P19" style:family="paragraph" style:parent-style-name="Table_20_Contents">
      <style:paragraph-properties fo:margin-top="0in" fo:margin-bottom="0.1965in" fo:text-align="center" style:justify-single-word="false"/>
    </style:style>
    <style:style style:name="P20" style:family="paragraph" style:parent-style-name="Text_20_body">
      <style:paragraph-properties fo:margin-top="0in" fo:margin-bottom="0in" style:line-height-at-least="0.4445in" fo:text-align="center" style:justify-single-word="false"/>
      <style:text-properties fo:color="#ff0000"/>
    </style:style>
    <style:style style:name="P21" style:family="paragraph" style:parent-style-name="Text_20_body">
      <style:paragraph-properties fo:margin-top="0in" fo:margin-bottom="0in" fo:text-align="center" style:justify-single-word="false"/>
    </style:style>
    <style:style style:name="P22" style:family="paragraph" style:parent-style-name="Table_20_Contents">
      <style:paragraph-properties fo:margin-top="0in" fo:margin-bottom="0.1965in" fo:text-align="end" style:justify-single-word="false"/>
    </style:style>
    <style:style style:name="P23" style:family="paragraph" style:parent-style-name="Text_20_body">
      <style:paragraph-properties fo:margin-left="0in" fo:margin-right="0in" fo:margin-top="0.1083in" fo:margin-bottom="0.1083in" fo:text-indent="0.278in" style:auto-text-indent="false"/>
    </style:style>
    <style:style style:name="P24" style:family="paragraph" style:parent-style-name="Heading_20_3">
      <style:paragraph-properties fo:margin-left="0in" fo:margin-right="0in" fo:margin-top="0.1807in" fo:margin-bottom="0.1807in" fo:line-height="173%" fo:text-indent="0in" style:auto-text-indent="false"/>
    </style:style>
    <style:style style:name="P25" style:family="paragraph" style:parent-style-name="Text_20_body">
      <style:paragraph-properties fo:margin-left="0in" fo:margin-right="0in" fo:margin-top="0.1083in" fo:margin-bottom="0.1083in" fo:text-indent="0in" style:auto-text-indent="false"/>
    </style:style>
    <style:style style:name="P26" style:family="paragraph" style:parent-style-name="Heading_20_3">
      <style:paragraph-properties fo:margin-left="0in" fo:margin-right="0in" fo:margin-top="0.1807in" fo:margin-bottom="0.1807in" fo:text-indent="0in" style:auto-text-indent="false"/>
    </style:style>
    <style:style style:name="P27" style:family="paragraph" style:parent-style-name="Text_20_body">
      <style:paragraph-properties fo:margin-left="0in" fo:margin-right="0in" fo:margin-top="0in" fo:margin-bottom="0in" fo:text-indent="0in" style:auto-text-indent="false"/>
    </style:style>
    <style:style style:name="P28" style:family="paragraph" style:parent-style-name="Heading_20_1">
      <style:paragraph-properties fo:break-before="page"/>
      <style:text-properties style:font-name="Verdana"/>
    </style:style>
    <style:style style:name="P29" style:family="paragraph" style:parent-style-name="Heading_20_1">
      <style:paragraph-properties fo:break-before="page"/>
      <style:text-properties style:font-name-asian="Verdana"/>
    </style:style>
    <style:style style:name="T1" style:family="text">
      <style:text-properties style:font-name="Times New Roman1"/>
    </style:style>
    <style:style style:name="T2" style:family="text">
      <style:text-properties style:font-size-asian="10.5pt"/>
    </style:style>
    <style:style style:name="T3" style:family="text">
      <style:text-properties style:font-name="Times New Roman1" fo:font-size="10.5pt"/>
    </style:style>
    <style:style style:name="T4" style:family="text">
      <style:text-properties fo:font-size="10.5pt"/>
    </style:style>
    <style:style style:name="T5" style:family="text" style:parent-style-name="Strong_20_Emphasis">
      <style:text-properties style:font-size-asian="10.5pt"/>
    </style:style>
    <style:style style:name="T6" style:family="text">
      <style:text-properties style:font-name="Symbol" fo:font-size="10pt"/>
    </style:style>
    <style:style style:name="T7" style:family="text">
      <style:text-properties fo:font-variant="normal" fo:text-transform="none" style:font-name="Symbol" fo:font-size="10.5pt"/>
    </style:style>
    <style:style style:name="T8" style:family="text">
      <style:text-properties style:font-size-asian="10pt"/>
    </style:style>
    <style:style style:name="T9" style:family="text">
      <style:text-properties style:font-name="Verdana" fo:font-size="10pt"/>
    </style:style>
    <style:style style:name="T10" style:family="text">
      <style:text-properties fo:font-size="10pt"/>
    </style:style>
    <style:style style:name="T11" style:family="text">
      <style:text-properties fo:color="#800000" style:font-name="Courier New1" fo:font-size="10pt"/>
    </style:style>
    <style:style style:name="T12" style:family="text">
      <style:text-properties fo:color="#0000ff"/>
    </style:style>
    <style:style style:name="T13" style:family="text" style:parent-style-name="Strong_20_Emphasis">
      <style:text-properties style:font-size-asian="18pt"/>
    </style:style>
    <style:style style:name="T14" style:family="text">
      <style:text-properties style:text-underline-style="solid" style:text-underline-width="auto" style:text-underline-color="font-color"/>
    </style:style>
    <style:style style:name="T15" style:family="text" style:parent-style-name="Emphasis">
      <style:text-properties style:font-size-asian="10.5pt"/>
    </style:style>
    <style:style style:name="T16" style:family="text" style:parent-style-name="Emphasis">
      <style:text-properties style:font-name="Times New Roman1" fo:font-size="10.5pt"/>
    </style:style>
    <style:style style:name="T17" style:family="text" style:parent-style-name="Emphasis">
      <style:text-properties fo:font-size="10.5pt"/>
    </style:style>
    <style:style style:name="T18" style:family="text">
      <style:text-properties style:font-size-asian="20pt" style:font-weight-asian="bold"/>
    </style:style>
    <style:style style:name="T19" style:family="text">
      <style:text-properties fo:font-size="20pt" fo:font-weight="bold"/>
    </style:style>
    <style:style style:name="T20" style:family="text">
      <style:text-properties fo:color="#800000" style:font-name-asian="楷体_GB23121"/>
    </style:style>
    <style:style style:name="T21" style:family="text">
      <style:text-properties fo:color="#800000" style:font-name="楷体_GB23121"/>
    </style:style>
    <style:style style:name="T22" style:family="text">
      <style:text-properties style:font-weight-asian="bold"/>
    </style:style>
    <style:style style:name="T23" style:family="text">
      <style:text-properties style:font-size-asian="12pt"/>
    </style:style>
    <style:style style:name="T24" style:family="text">
      <style:text-properties style:font-name="Times New Roman1" fo:font-size="12pt"/>
    </style:style>
    <style:style style:name="T25" style:family="text">
      <style:text-properties fo:font-size="9pt"/>
    </style:style>
    <style:style style:name="T26" style:family="text">
      <style:text-properties style:font-size-asian="10pt"/>
    </style:style>
    <style:style style:name="T27" style:family="text">
      <style:text-properties style:font-name="Verdana" fo:font-size="10pt"/>
    </style:style>
    <style:style style:name="T28" style:family="text">
      <style:text-properties fo:font-size="10pt"/>
    </style:style>
    <style:style style:name="T29" style:family="text">
      <style:text-properties style:font-size-asian="12pt"/>
    </style:style>
    <style:style style:name="T30" style:family="text">
      <style:text-properties style:font-name="Times New Roman1" fo:font-size="12pt"/>
    </style:style>
    <style:style style:name="T31" style:family="text">
      <style:text-properties style:font-name="Verdana" fo:font-size="9pt"/>
    </style:style>
    <style:style style:name="T32" style:family="text">
      <style:text-properties fo:font-size="14pt" fo:font-weight="bold" style:font-name-asian="Verdana" style:font-size-asian="10pt" style:language-asian="en" style:country-asian="US"/>
    </style:style>
    <style:style style:name="T33" style:family="text">
      <style:text-properties style:font-name="Verdana" fo:font-size="10pt" fo:font-weight="bold"/>
    </style:style>
    <style:style style:name="T34" style:family="text">
      <style:text-properties style:font-name-asian="Verdana" style:font-size-asian="12pt"/>
    </style:style>
    <style:style style:name="T35" style:family="text">
      <style:text-properties style:font-name-asian="Verdana" style:font-size-asian="10pt"/>
    </style:style>
    <style:style style:name="T36" style:family="text">
      <style:text-properties fo:color="#ff0000" style:font-name="Verdana" fo:font-size="9pt"/>
    </style:style>
    <style:style style:name="T37" style:family="text">
      <style:text-properties fo:color="#ff0000" style:font-name-asian="Verdana" style:font-size-asian="9pt"/>
    </style:style>
    <style:style style:name="T38" style:family="text">
      <style:text-properties fo:color="#ff0000" style:font-name-asian="Verdana" style:font-size-asian="10pt"/>
    </style:style>
    <style:style style:name="T39" style:family="text">
      <style:text-properties fo:color="#ff0000" style:font-name="Verdana" fo:font-size="10pt"/>
    </style:style>
    <style:style style:name="T40" style:family="text">
      <style:text-properties fo:color="#ff0000" style:font-name-asian="Verdana" style:font-size-asian="12pt"/>
    </style:style>
    <style:style style:name="T41" style:family="text">
      <style:text-properties fo:color="#ff0000" style:font-name="Times New Roman1" fo:font-size="12pt"/>
    </style:style>
    <style:style style:name="T42" style:family="text">
      <style:text-properties style:font-name-asian="Verdana"/>
    </style:style>
    <style:style style:name="T43" style:family="text">
      <style:text-properties style:font-name="Verdana"/>
    </style:style>
    <style:style style:name="T44" style:family="text">
      <style:text-properties style:font-name-asian="Verdana" style:font-weight-asian="bold"/>
    </style:style>
    <style:style style:name="T45" style:family="text">
      <style:text-properties style:font-name-asian="Verdana" style:font-style-asian="italic"/>
    </style:style>
    <style:style style:name="T46" style:family="text">
      <style:text-properties style:font-name="Verdana" fo:font-style="italic"/>
    </style:style>
    <style:style style:name="T47" style:family="text">
      <style:text-properties style:font-name-asian="Verdana"/>
    </style:style>
    <style:style style:name="T48" style:family="text">
      <style:text-properties style:font-name="Verdana"/>
    </style:style>
    <style:style style:name="T49" style:family="text" style:parent-style-name="Strong_20_Emphasis">
      <style:text-properties style:font-name="Verdana"/>
    </style:style>
    <style:style style:name="T50" style:family="text" style:parent-style-name="Strong_20_Emphasis">
      <style:text-properties style:font-name-asian="Verdana"/>
    </style:style>
    <style:style style:name="T51" style:family="text" style:parent-style-name="Strong_20_Emphasis">
      <style:text-properties style:font-name-asian="Verdana"/>
    </style:style>
    <style:style style:name="T52" style:family="text">
      <style:text-properties style:font-name-asian="Verdana" style:font-style-asian="italic"/>
    </style:style>
    <style:style style:name="T53" style:family="text">
      <style:text-properties style:font-name="Verdana" fo:font-style="italic"/>
    </style:style>
    <style:style style:name="fr1" style:family="graphic" style:parent-style-name="Frame">
      <style:graphic-properties fo:margin-left="0in" fo:margin-right="0in" fo:margin-top="0in" fo:margin-bottom="0in" style:wrap="right" style:number-wrapped-paragraphs="no-limit" style:vertical-pos="below" style:vertical-rel="char" style:horizontal-pos="left" style:horizontal-rel="paragraph" fo:padding="0in" fo:border="none"/>
    </style:style>
    <style:style style:name="Sect1"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Tom DeMarco的三本书</text:h>
      <text:section text:style-name="Sect1" text:name="main">
        <text:p text:style-name="P2">这是一个广告页，Tom DeMarco的三本书：《人件》、《最后期限》和《与熊共舞》。DeMarco的思想，我认为是很值得中国的同行们好好体会的。</text:p>
        <text:p text:style-name="P2"> </text:p>
        <text:p text:style-name="P2">(there's an image)</text:p>
        <text:p text:style-name="P2">2004年03月12日, 星期五 19:26 (80628)</text:p>
        <text:section text:style-name="Sect1" text:name="Section1">
          <text:h text:style-name="P1" text:outline-level="1" text:is-list-header="true"><text:bookmark text:name="main"/>《软件工艺》书评集粹</text:h>
          <text:p text:style-name="P3">一 直以来，我非常反感中国程序员社群（尤其是低手社群）中流传甚广的“武侠隐喻”文化——高手、大侠、门派、秘籍……以这种方式去理解软件开发，我看还不如 不要理解。软件工艺是一个我很喜欢的隐喻，我很喜欢说自己是一个软件工匠。这本《软件工艺》，很多的思想（例如学徒制、例如工匠的职业规划、例如持续学 习）都是非常有价值的。</text:p>
          <text:p text:style-name="P3">————————</text:p>
          <text:p text:style-name="P4">译者序</text:p>
          <text:p text:style-name="P4">作者：透明</text:p>
          <text:p text:style-name="P3"><text:a xlink:type="simple" xlink:href="http://www.csdn.net/develop/article/22/22892.shtm" office:target-frame-name="_blank" xlink:show="new">http://www.csdn.net/develop/article/22/22892.shtm</text:a></text:p>
          <text:p text:style-name="P3"><text:span text:style-name="Strong_20_Emphasis">摘要</text:span></text:p>
          <text:p text:style-name="P3"><text:span text:style-name="T1">Pete McBreen</text:span>是 一个极其敏锐的人，并且对语词背后的意蕴有着深刻的体认，这或许与他年少时在英国所受的教育有关吧。他一针见血地指出：软件并不是工程，“软件工程”仅仅 是一个多少有些不够贴切的隐喻而已。是的，一个隐喻，正如我们常说的“桌子腿”、“针眼”一样，这是一个深入人心、渗透极广的隐喻。但是，尽管每个人都知 道绣花针并没有长眼睛，我们却常常忘记了软件工程作为隐喻的本来身份，真心诚意地把软件作为一种工程来对待了。软件工程的困境与读到这本《软件工艺》时本 能的拒斥，殆出于此。</text:p>
          <text:p text:style-name="P3">————————</text:p>
          <text:p text:style-name="P4">人本主义和实话实说<text:line-break/>作者：孟岩</text:p>
          <text:p text:style-name="P3"><text:a xlink:type="simple" xlink:href="http://www.dearbook.com.cn/Review/listReview.aspx?id=929#Review" office:target-frame-name="_blank" xlink:show="new">http://www.dearbook.com.cn/Review/listReview.aspx?id=929#Review</text:a></text:p>
          <text:p text:style-name="P3"><text:span text:style-name="Strong_20_Emphasis">摘要</text:span></text:p>
          <text:p text:style-name="Text_20_body">写这篇评论的时候，我还没有读完这本书。不过，大致的意思已经明白。对我来说，要评价这本书，就不能不提起另一本名著，《The Pragmatic Programmer》。这不仅是因为这本书的前言系由《The Pragmatic Programmer》的作者之一David Thomas撰写，更因为两本书的精神主旨基本吻合，所借用的隐喻（工艺、学徒、工匠、大师等等）也惊人一致。《The Pragmatic Programmer》在国内被翻译成《程序员修炼之道》，这个糟糕的翻译显然体现了中国程序员社群中的“武侠隐喻”文化，或许会博得不少人的赞许，但是 核心词汇“Pragmatic”的意义尽失。因此我在自己的圈子里一直以《用本主义程序员》的名号指代那本书。如果大家认可我的这一指代，那么我的观点 是，这本Software Craftsmanship，其实就是“用本主义”的另一个侧面：“人本主义”。如果说，《用本主义程序员》一书中讲述了如何训练优秀的程序员，那么这本 《软件工艺》就是在证明优秀程序员对于成功软件开发的决定性影响。后者是前者的合理性证明，前者是后者的实践性注解。 <text:line-break/><text:line-break/>————————</text:p>
          <text:p text:style-name="P4">开发回归人本：软件工程遭遇危机？<text:line-break/>作者：韩磊</text:p>
          <text:p text:style-name="P3"><text:a xlink:type="simple" xlink:href="http://www.dearbook.com.cn/Review/listReview.aspx?id=930#Review" office:target-frame-name="_blank" xlink:show="new">http://www.dearbook.com.cn/Review/listReview.aspx?id=930#Review</text:a></text:p>
          <text:p text:style-name="P3"><text:span text:style-name="Strong_20_Emphasis">摘要</text:span></text:p>
          <text:p text:style-name="P3">针对软件工程体系中存在的问题，Pete提出了一种新的软件开发过程理念，即“软件工艺(Software Craftsmanship)”。该理念首先承认人的不可控性，并由此指出，在除大型项目之外的大多数开发场景下，软件工程是不宜采用的一种过程管理体 系。书中围绕“软件工艺”这一主题，从多方面做了深入、指导性较强的探讨和阐述。关于这本书谈到的种种方面，在此转述一遍是没有意义的。有美一人，在水之 滨；与其听我告诉你她长得怎么样，不如自己去看一看呢。</text:p>
          <text:p text:style-name="P2">2004年03月16日, 星期二 10:41 (84570)</text:p>
        </text:section>
        <text:section text:style-name="Sect1" text:name="Section2">
          <text:h text:style-name="P1" text:outline-level="1" text:is-list-header="true"><text:bookmark text:name="main1"/>与熊共舞</text:h>
          <text:p text:style-name="P2">《与熊共舞》拿到了Jolt卓越大奖，有幸翻译这本书，非常开心。现在第一批书已经下印刷线，在dearbook可以买到了。</text:p>
          <text:p text:style-name="P2"> </text:p>
          <text:p text:style-name="P2">大家都知道的故事：风险如同凶猛的熊，现代企业的使命就是不断挑战风险，追逐高风险带来的高利润。凭着经验与智慧、勇敢与审慎，我们小心翼翼而 又风度翩翩地与这只猛兽携手起舞，肩上的爪痕是我们荣耀的勋章。与熊共舞，这个源自圣经的故事代表了一种现代职业人的态度??勇于面对风险，又敏于控制风 险。 <text:line-break/>     <text:line-break/>也许大家不知道的故事：我选上这本书多半是因为它的名字。我姓熊，清华大学出版社与我合作的编辑小姐也姓熊。这两只 “熊”各自有小小的成绩，例如《重构》和《人月神话》，我们的第一次合作（《最后期限》）就登上了年度销售排行榜首位。与熊共舞，是我们对自己的期许。希 望总能让读者从我们的工作中收获知识与乐趣，希望总能吸引读者与我们这两只“熊”欣然共舞。</text:p>
          <text:p text:style-name="P2">2004年03月22日, 星期一 11:33 (87888)</text:p>
        </text:section>
        <text:section text:style-name="Sect1" text:name="Section3">
          <text:h text:style-name="P1" text:outline-level="1" text:is-list-header="true"><text:bookmark text:name="main2"/>“程序员修炼之道”？</text:h>
          <text:p text:style-name="P2"><text:span text:style-name="Emphasis">The Pragmatic Programmer</text:span>的 中译本就快出来了。可是它的译名让我感到很是费解——“程序员修炼之道”，这个名字显然是为了迎合中国读者习惯的“武侠文化”。这算得上一个合适的译名 吗？一个注重实效、以用为本（pragmatic）的程序员会在多大程度上接受“修炼”这个词？这该是一个有趣的心理学问题了。</text:p>
          <text:p text:style-name="P2"> </text:p>
          <text:p text:style-name="P2">更加有趣的是副标题的翻译：“From Journeyman to Master”楞是给译成了“从小工到专家”，这个译名就让我要对译者对原作的理解打上一个问号了。从《软件工艺》中我们知道，工匠的最高层次是 master，他不仅是技术的专家，更加知道如何创建用户需要的软件产品；而journeyman（我译为“技师”），他是技术的专家，但在整个产品的把 握上有所欠缺，所以他游历四方（请注意“journey-man”这个有趣的构词法），在很多master的作坊里工作，帮助master完成工作，同时 学习master的技艺，增长经验，最终自己也成为一个master。在这个工艺学体系中，journeyman有着相当崇高的地位——大致相当于软件企 业中的项目经理、研发部经理甚至CTO之类的，用“小工”来对应他们……</text:p>
          <text:p text:style-name="P2"> </text:p>
          <text:p text:style-name="P2">“从小工到专家”，要是没看过原书，我还以为是“From Apprentice to Journeyman”呢——不过，考虑到国内程序员社群以apprentice为主的人群分布，这个名字无疑具有更强大的吸引力。会不会是一个刻意为之的误会呢？</text:p>
          <text:p text:style-name="P2">2004年03月27日, 星期六 20:32 (95012)</text:p>
        </text:section>
        <text:section text:style-name="Sect1" text:name="Section4">
          <text:h text:style-name="P1" text:outline-level="1" text:is-list-header="true"><text:bookmark text:name="main3"/>Why Eclipse Jolts?</text:h>
          <text:p text:style-name="P2">十 年之前，IDE都是一个奢侈品；十年之后，易用的界面、强大的功能、飞快的速度已经不再能够触动Jolt奖评委们的眼球。现在的IDE应该带给人们一些更 多的东西——更多的边际价值，这是JBuilder和Visual Studio们逐渐淡出Jolt视野的原因：它们提供的东西仍然很棒，但是已经不足以令人震撼。</text:p>
          <text:p text:style-name="P2"> </text:p>
          <text:p text:style-name="P2">Eclipse首先是一个功能强大的IDE。单就IDE（准确说，JDT）而言，它与JBuilder算是各擅胜场。在某些方面（例如对JSP和EJB的支持），JDT本身不如JBuilder，所以很多人对Eclipse持怀疑的态度。</text:p>
          <text:p text:style-name="P2"> </text:p>
          <text:p text:style-name="P2">Martin Fowler说软件开发的两种态度<text:a xlink:type="simple" xlink:href="http://martinfowler.com/bliki/SoftwareDevelopmentAttitude.html" office:target-frame-name="_blank" xlink:show="new">（http://martinfowler.com/bliki/SoftwareDevelopmentAttitude.html</text:a>）。 大多数IDE选择了Directing Attitude，也就是说，在一个all-in-one的环境里提供用户需要的一切功能。如果你有新的需要，请告诉Borland，我们会考虑在下一个 版本中加上一个feature——当然，也有可能不睬你，因为你的需要太偏门。但Eclipse选择了Enabling Attitude：它提供你一个开放的平台、一个平等参与的机会，以及一些需要遵守的总体规则，然后你可以尽情挥洒自己的才情，以Eclipse开发者们 都想不到的方式来使用Eclipse。如果你有新的需要，不用客气，自己做个plug-in好了，那将是对整个Eclipse社群的贡献。</text:p>
          <text:p text:style-name="P2"> </text:p>
          <text:p text:style-name="Text_20_body">Eclipse每一部分的规划和设计都遵循三个重要原则：</text:p>
          <text:list text:style-name="L1">
            <text:list-item>
              <text:p text:style-name="P5">邀请法则（Invitation Rule）：只要可能，尽量邀请别人在你作品的基础上继续作出贡献。 </text:p>
            </text:list-item>
            <text:list-item>
              <text:p text:style-name="P5">公平竞赛法则（Fair Play Rule）：对于一项功能，所有使用者遵守同一套规则，包括这功能的作者本人。 </text:p>
            </text:list-item>
            <text:list-item>
              <text:p text:style-name="P6">整合法则（Integration Rule）：新的功能应该尽量与既有环境整合，提供统一的用户体验，而不要显得格格不入。</text:p>
            </text:list-item>
          </text:list>
          <text:p text:style-name="Text_20_body">这三条法则保证整个Eclipse平台以一种“自由城邦”的方式生长，并且始终提供熟悉而一致的用户体验。实际上，大多数Eclipse的抱怨者仅仅是没有充分利用其他人的贡献。譬如JSP和EJB，Lomboz（<text:a xlink:type="simple" xlink:href="http://sourceforge.net/projects/lomboz" office:target-frame-name="_blank" xlink:show="new">http://sourceforge.net/projects/lomboz</text:a>）已经提供了很好的支持。我甚至曾经找到过一个用于可视化开发JSR-168兼容的portlet的plug-in，相信这是其他任何一款IDE都不可能提供的。这是只有在Open Source社群才会出现的奇景。</text:p>
          <text:p text:style-name="Text_20_body">另外，Eclipse的“微核心+插件”机制实际上为开发者提供了很多的可能性，唯一的局限只是你的想象力。譬如说，可以把整个Eclipse workbench作为desktop application的GUI基础，在上面开发自己的业务功能。甚至于，如果你不喜欢SWT，可以把Eclipse作为一个组件容器，把 workspace作为资源容器，从这里开始做自己的GUI。</text:p>
          <text:p text:style-name="Text_20_body">Enabling Attitude需要使用者具有相当的主观能动性——Eclipse提供你基本的功能和扩展的手段，你需要发挥自己的想象力和技术，与全世界的社群协作， 把Eclipse变成你所喜欢的样子。如果你仅仅想要一个IDE，如果你不愿意在这里动脑筋，如果你没兴趣在这个开放的环境中施展技艺，那么你不需要 Enabling Attitude也不需要Eclipse，JBuilder或许是更好的选择。</text:p>
          <text:p text:style-name="P2">2004年03月28日, 星期日 12:53 (95598)</text:p>
        </text:section>
        <text:section text:style-name="Sect1" text:name="Section5">
          <text:h text:style-name="P1" text:outline-level="1" text:is-list-header="true"><text:bookmark text:name="main4"/>Extensible IDEs vs. Eclipse</text:h>
          <text:p text:style-name="P2">pawa说，其他IDE（例如JBuilder）也支持插件机制。但是，Eclipse和这些“extensible IDE”最大的差异在于：<text:span text:style-name="T2">整个</text:span><text:span text:style-name="T3">Eclipse</text:span>——<text:span text:style-name="T3">Java</text:span><text:span text:style-name="T2">开发工具、</text:span><text:span text:style-name="T3">CVS</text:span><text:span text:style-name="T2">仓库浏览器，乃至其他每一项工具——都源自开发者的贡献。也就是说，它们都不是“内建”在</text:span><text:span text:style-name="T3">Eclipse</text:span><text:span text:style-name="T2">中的。其他的</text:span><text:span text:style-name="T3">IDE</text:span><text:span text:style-name="T2">通常是一个整体，你只能在其中做一些零星的改进；而</text:span><text:span text:style-name="T3">Eclipse</text:span><text:span text:style-name="T2">最初只有一个非常小的核心，几乎所有功能都是逐步增加上去的。</text:span></text:p>
          <text:p text:style-name="P2"> </text:p>
          <text:p text:style-name="P7">(there's an image) </text:p>
          <text:p text:style-name="P2"> </text:p>
          <text:p text:style-name="P8">这幅图就足以说明问题了。</text:p>
          <text:p text:style-name="P2"><text:span text:style-name="T4">2004</text:span><text:span text:style-name="T2">年</text:span><text:span text:style-name="T4">03</text:span><text:span text:style-name="T2">月</text:span><text:span text:style-name="T4">28</text:span><text:span text:style-name="T2">日</text:span><text:span text:style-name="T4">, </text:span><text:span text:style-name="T2">星期日 </text:span><text:span text:style-name="T4">21:18 (95958)</text:span></text:p>
          <text:section text:style-name="Sect1" text:name="Section6">
            <text:h text:style-name="P1" text:outline-level="1" text:is-list-header="true"><text:bookmark text:name="main5"/>拿到了《与熊共舞》</text:h>
            <text:p text:style-name="P2">黑 色的封面，样子显得很畅销，是属于那种长相好的书。内文还是闻洁工作室一贯的风格，字体给人清新愉悦的感觉。这次的宋体字是正体，长宽一样的。相比之下我 更喜欢《人月神话》用的变体字，略微宽一点，显得比较活泼。不过那种字体也只适合于散文。微微泛黄色的蒙肯纸，完全不会反光晃眼，而且很轻（7本样书拿在 手上也不觉得沉）。应该是有很好的阅读体验，不过腰封不好看。我一向不喜欢打腰封，读温伯格的书之前会先把腰封扯下来。</text:p>
            <text:p text:style-name="P2"> </text:p>
            <text:p text:style-name="P2">一个好的出版者能够让读者在第一时间爱上手中的书，并宽容地忽略很多文字上的缺陷；一个糟糕的出版者懂得如何使读者的阅读体验“尽可能地糟糕” （Jacques语），然后吹毛求疵地挑出所有的小bug。为此，再次感谢闻洁工作室，感谢责编王元，当然尤其感谢我的老朋友熊妍妍小姐。你们的卓越工作 让我能够再次为自己的作品而骄傲。</text:p>
            <text:p text:style-name="P2">2004年03月30日, 星期二 16:43 (98239)</text:p>
          </text:section>
          <text:section text:style-name="Sect1" text:name="Section7">
            <text:h text:style-name="P1" text:outline-level="1" text:is-list-header="true"><text:bookmark text:name="main6"/>Eclipse的异常处理</text:h>
            <text:p text:style-name="P2">（以下内容摘自<text:span text:style-name="Emphasis">Contributing to Eclipse</text:span>第20章）</text:p>
            <text:p text:style-name="P2"> </text:p>
            <text:p text:style-name="P2"><text:span text:style-name="Strong_20_Emphasis"><text:span text:style-name="T5">原则</text:span></text:span></text:p>
            <text:p text:style-name="Text_20_body"><text:span text:style-name="T5">责任法则：</text:span><text:span text:style-name="T2">明确指出你开发的插件是问题的源头。</text:span></text:p>
            <text:p text:style-name="P9">告诉用户“这是我的错”，反倒会降低提供支持服务的成本？怎么会这样？那是因为：</text:p>
            <text:p text:style-name="P10"><text:span text:style-name="T6">·</text:span><text:span text:style-name="T7">         </text:span><text:span text:style-name="T8">如果你的插件是开放源码的，整个</text:span><text:span text:style-name="T9">Eclipse</text:span><text:span text:style-name="T8">社群会为它提供一流的服务。如果你在日志条目和错误对话框中提供了必要的信息，大多数问题甚至在你知道之前就已经被别人解决掉了。</text:span></text:p>
            <text:p text:style-name="P10"><text:span text:style-name="T6">·</text:span><text:span text:style-name="T7">         </text:span><text:span text:style-name="T8">当你知道别人可以从出错信息一直追踪到你的插件时，你就会加倍小心，写出坚固的代码。……如果细心运用这些</text:span><text:span text:style-name="T10">[</text:span><text:span text:style-name="T8">测试驱动的</text:span><text:span text:style-name="T10">]</text:span><text:span text:style-name="T8">技巧，你可以从源头上杜绝大多数问题。</text:span></text:p>
            <text:p text:style-name="Text_20_body"><text:span text:style-name="T5">异常结构</text:span></text:p>
            <text:p text:style-name="P11"><text:span text:style-name="T8">按照“责任法则”，插件抛出的异常必须携带一个</text:span><text:span text:style-name="T11">IStatus</text:span><text:span text:style-name="T8">对象，其中包含了插件标识符、问题严重程度、状态代码、错误信息等内容，也可以包含另一个异常。包含在</text:span><text:span text:style-name="T11">IStatus</text:span><text:span text:style-name="T8">对象中的异常通常来自较低的层次，不适于直接暴露给使用者。</text:span><text:span text:style-name="T11">CoreException</text:span><text:span text:style-name="T8">是</text:span><text:span text:style-name="T9">Eclipse</text:span><text:span text:style-name="T8">异常体系的根</text:span><text:span text:style-name="T10">[</text:span><text:span text:style-name="T8">，它继承</text:span><text:span text:style-name="T11">Exception</text:span><text:span text:style-name="T8">类</text:span><text:span text:style-name="T10">]</text:span><text:span text:style-name="T8">，其中就携带了一个</text:span><text:span text:style-name="T11">IStatus</text:span><text:span text:style-name="T8">对象。</text:span></text:p>
            <text:p text:style-name="P11"><text:span text:style-name="T5">处理方式</text:span></text:p>
            <text:p text:style-name="P11"><text:span text:style-name="T8">当有</text:span><text:span text:style-name="T11">CoreException</text:span><text:span text:style-name="T8">出 现时，你首先需要决定如何处理它：是否用一个对话框通知用户？或者只是在日志文件中记录这个问题。如果你所处的环境允许你显示对话框，就应该始终这样做； 反之，你就应该将问题写入日志。如果已经用对话框告知了用户，就没必要同时记录日志，除非你认为这有助于日后提供支持服务。无论你选择哪种处理方式，千万 不要直接将异常消化掉，因为这会使你很难判断真正的问题所在。</text:span></text:p>
            <text:p text:style-name="P2">2004年04月1日, 星期四 21:46 (101458)</text:p>
          </text:section>
          <text:section text:style-name="Sect1" text:name="Section8">
            <text:h text:style-name="P1" text:outline-level="1" text:is-list-header="true"><text:bookmark text:name="main7"/>“与风险共舞”有奖征文</text:h>
            <text:p text:style-name="P2">帮出版社做做宣传。《与熊共舞》的读者们，试着把你们的想法写下来，与更多的人分享吧。</text:p>
            <text:p text:style-name="P2"><text:a xlink:type="simple" xlink:href="http://www.china-pub.com/computers/subject/huodong/qhyxgwping/yxgw.htm" office:target-frame-name="_blank" xlink:show="new">http://www.china-pub.com/computers/subject/huodong/qhyxgwping/yxgw.htm</text:a></text:p>
            <text:p text:style-name="P2">2004年04月23日, 星期五 14:18 (126911)</text:p>
          </text:section>
          <text:section text:style-name="Sect1" text:name="Section9">
            <text:h text:style-name="P1" text:outline-level="1" text:is-list-header="true"><text:bookmark text:name="main8"/>今日购书</text:h>
            <text:p text:style-name="P2">有日子没去书店了。不知道现在是吹什么风，新华书店有很多人坐在地上边看书边做笔记，计算机和建筑书架那里尤其多。书架的摆放也有点变化，软件工程的书架移到了程序设计的旁边，费了点力气才找到。</text:p>
            <text:p text:style-name="P2"> </text:p>
            <text:p text:style-name="P2">在三楼买了一本《深入Java虚拟机》和一本《分析模式》。《分析模式》的影印版老早就有，但是看不太懂，还是看译本来得轻松。这个译本文笔还 算流畅，比较讨厌的是模式只给了中文名，没给出英文名。看着“团体模式”这样的名字，理解起来又稍微有点隔阂。Inside JVM其实我也有，是蔡学镛兄译的繁体中文版，被汤韬借去一直没还我。这个版本是曹晓刚译的，想来质量肯定没问题。这种书只当是休闲读物了，要是译者不行 肯定就不会买的。三楼的《建筑十书》售罄，有点遗憾。</text:p>
            <text:p text:style-name="P2"> </text:p>
            <text:p text:style-name="P2">逛到二楼又看了一阵佛经，最后买了一本《法华经》，是一个看起来比较漂亮的版本，晚上看着玩。到一楼的音像超市买了一张潘伟柏的《壁虎漫步》。总共130块，够看两个月的。回头搬家的时候有好多的书要搬啊。</text:p>
            <text:p text:style-name="P2">2004年05月16日, 星期日 17:05 (157890)</text:p>
          </text:section>
          <text:section text:style-name="Sect1" text:name="Section10">
            <text:h text:style-name="P1" text:outline-level="1" text:is-list-header="true"><text:bookmark text:name="main9"/>又见枫林晚</text:h>
            <text:p text:style-name="P2">不 去枫林晚书店已经有一年了。其实总共也只去过两次，是去年天气热的时候。记得去年这时给Jacques的信里说，杭州的书店就像杭州的女孩，只可远观不可 亵玩——远远的一眼瞅去觉得挺有品位，走进去在里面坐上半天就发现满不是那么回事。譬如枫林晚，哲学书架的旁边仿佛是仓库，一大堆的书包着牛皮纸静静蒙 尘。店里的小姑娘们待客倒是热情，可惜站在西方哲学架前却不知道德里达是谁。文史书店也是一样的毛病，有段时间坐在文史书店读海德格尔，旁边老有不知所谓 的中年妇女拉直了喉咙打电话。店员们不规劝一下宾至如归的煲电话粥者，反倒来问我旁边读清词的学生要不要买饮料。至于新华书店就不用说了，全国的新华书店 都是一样的缺乏品位。</text:p>
            <text:p text:style-name="P2"> </text:p>
            <text:p text:style-name="P2">去年这时就特别怀念万圣，怀念醒客咖啡厅。晴朗的冬日，斜倚在醒客的布沙发上，捧着一本维特根斯坦或是康德，看阳光穿过白杨树的影落在桌前，没 来由的就感到了慵懒闲适，卡布奇诺甜腻迷人。或是坐在墙角地板上读麦克卢汉和西蒙·波伏瓦，肆意地挥洒光阴。记得有一次，想找河北教育出版社的《维特根斯 坦全集》，店员立刻就告诉我“下个月才会到”，然后转身抽出一本《哲学研究》和一本《论确实性》递到我手上。在杭州的书店，我是从来没有体味到这样的氛围 和这样的服务。</text:p>
            <text:p text:style-name="P2"> </text:p>
            <text:p text:style-name="P2">昨天去枫林晚买了几本书，却感觉架上也颇有可看之书，显见是逛新华书店把品味给逛坏了。</text:p>
            <text:p text:style-name="P2">2004年05月28日, 星期五 11:01 (174501)</text:p>
          </text:section>
          <text:section text:style-name="Sect1" text:name="Section11">
            <text:h text:style-name="P1" text:outline-level="1" text:is-list-header="true"><text:bookmark text:name="main10"/>模式宝库</text:h>
            <text:p text:style-name="P2"><text:span text:style-name="Emphasis">Contributing to Eclipse</text:span>算得上是一个真正的模式宝库。有无数人在问“如何学习设计模式”、“给我看一个设计模式的例子”，Eclipse就是最好的例子，<text:span text:style-name="Emphasis">Contributing to Eclipse</text:span>就是最好的模式地图。Observer该怎么做？Adapter该怎么做？Command该怎么做？Strategy该怎么做？先看<text:span text:style-name="Emphasis">Contributing to Eclipse</text:span>，再看Eclipse源码，风光尽收眼底。看这本书就只能慨叹我们做的系统在对象的角度上太简单，设计的机会太少。</text:p>
            <text:p text:style-name="P2"> </text:p>
            <text:p text:style-name="P2">Erich Gamma和Kent Beck写书真是“深入浅出”。一个问题有N种情况，他们就把这些情况挨个分析过来，最后选一个最简单的来做代码范例。例子清晰明了一看就懂，道理却是讲得够深够全面，真正是“好吃不贵”。</text:p>
            <text:p text:style-name="P2">2004年06月15日, 星期二 21:48 (201462)</text:p>
          </text:section>
          <text:section text:style-name="Sect1" text:name="Section12">
            <text:h text:style-name="P1" text:outline-level="1" text:is-list-header="true"><text:bookmark text:name="main11"/>从“OO的价值”说起</text:h>
            <text:p text:style-name="P2">One barrier to effectively using object-oriented design, for example, is the skill in actually defining the right objects and their relationships. UML and object-oriented programming languages only help you express your designs; they do not help you produce good designs. Another barrier is that a solution is only as good as the problem statement. If the problem statement is confusing, wrong, or missing, then the design process has no input ("garbage in/garbage out").</text:p>
            <text:p text:style-name="P12">——摘自<text:span text:style-name="Emphasis">The Art of Software Architecture</text:span>，前言</text:p>
            <text:p text:style-name="P13"> </text:p>
            <text:p text:style-name="P13">尽管学会“如何定义对象”不是一件容易的事，学会“定义什么对象”简直需要天赋——追根究底，我们将遇到一些无法言传的东西。我们最大的困难或许不是<text:span text:style-name="Strong_20_Emphasis">找到解决问题的办法</text:span>，而是<text:span text:style-name="Strong_20_Emphasis">理解问题本身</text:span>。 这让我想起了《银河系搭便车指南》里的一个片段：高度发达的智慧生物们建造了一台全宇宙（如果不考虑未来的时间的话）最强大的计算机，然后向它提出了问 题：宇宙的意义是什么？人生的意义是什么？对于这个“终极问题”，计算机思考了750万年，并给出一个答案……42。“42？那是什么意思？那就是‘终极 问题’的答案吗？”没错，那就是答案。之所以你无法理解这个答案，因为你压根就没有理解你提出的问题。</text:p>
            <text:p text:style-name="P13"> </text:p>
            <text:p text:style-name="P13">我喜欢<text:span text:style-name="Emphasis">The Art of Software Architecture</text:span>这本书。可看的书太多 永远都是一种负担。从相似的几本书里要选出一本，我的办法就是看前言——是作者自己写的前言，不是其他人写的序。如果前言提出了一个能够打动我的问题，我 就乐意花一星期或者一个月的时间来读这本书。不管作者自己给出的解决方案是否很出色，至少这段时间我会在思考一个我自己感兴趣的问题。相反，如果前言提出 的问题让我想打呵欠，那就暂时对这本书说再见吧，因为“garbage in/garbage out”。Martin Fowler作序的<text:span text:style-name="Emphasis">Beyond Software Architecture</text:span>就是这样被我打入冷宫的，促成我作出决定的恰好是Fowler的序。</text:p>
            <text:p text:style-name="P2">2004年06月26日, 星期六 16:56 (217255)</text:p>
          </text:section>
          <text:section text:style-name="Sect1" text:name="Section13">
            <text:h text:style-name="P1" text:outline-level="1" text:is-list-header="true"><text:bookmark text:name="main12"/>新居一角，我的书架</text:h>
            <text:p text:style-name="P2">(there's an image)</text:p>
            <text:p text:style-name="P2">2004年06月29日, 星期二 15:32 (221169)</text:p>
            <text:section text:style-name="Sect1" text:name="Section14">
              <text:h text:style-name="P1" text:outline-level="1" text:is-list-header="true"><text:bookmark text:name="main13"/>“坎普”的风格</text:h>
              <text:p text:style-name="P2">……第一种感受力，即高级文化的感受力，基本上是道德性的。第二种感受力，即体现于当代众多“先锋派”艺术中的那种情感极端状态的感受力，依靠道德激情与审美激情之间的一种张力来获得感染力。第三种感受力，即坎普，纯粹是审美的。……</text:p>
              <text:p text:style-name="P2"> </text:p>
              <text:p text:style-name="P2">……坎普的实质在于其对非自然之物的热爱：对技巧和夸张的热爱。……坎普是唯美主义的某种形式。它是把世界看作审美现象的一种方式。这种方式， 即坎普的方式，不是就美感而言，而是就运用技巧、风格化的程度而言。……一切坎普之物和人，都包含大量的技巧因素。自然中没有什么东西能够成为坎普。……</text:p>
              <text:p text:style-name="P2"> </text:p>
              <text:p text:style-name="P2">……女性化的男子或男性化的女子肯定是坎普感受力的最伟大的意象之一。……坎普趣味显露出了一种大体上未被认可的趣味的真相：一个人的性吸引力 的最精致的形式（以及性快感的最精致的形式）在于与他的性别相反的东西。……坎普是那种兼具两性特征的风格的胜利。……尽管不能说坎普趣味就是同性恋趣 味，但无疑这两者之间存在着某种特别的契合和重叠之处。……总的说来，同性恋者构成了坎普的先锋——以及最清晰可辨的观众。……犹太人和同性恋者是当代城 市文化中非常突出的有创造性的少数群体。……坎普是道德的一剂溶解剂。它使道德义愤中立化，倡导游戏精神。……</text:p>
              <text:p text:style-name="P2"> </text:p>
              <text:p text:style-name="P2">……纯粹的坎普非蓄意而为：它们绝对严肃。……坎普的标志是那种铺张的精神。坎普是一个身穿由三百万片羽毛织成的上装四处游荡的女人。……坎普 是对“性格”的赞美……作为一个女演员，嘉宝在表演方面的不到位反倒增加了她的美。她总是她自己。……坎普趣味反感惯常的审美评判的那种好-坏标准。…… 风格就是一切。……坎普是现代的纨绔作风。坎普是对这一问题的回答：在这个大众文化的时代，怎样成为一个纨绔子。……</text:p>
              <text:p text:style-name="P2"> </text:p>
              <text:p text:style-name="P2">……发现对劣等趣味的良好趣味，能使人摆脱重负。强调高级的、严肃的快乐的人，是在剥夺自己的快乐。……坎普以一种肆无忌惮的、妙趣横生的享乐 主义出现，对良好趣味施加影响。……坎普趣味主要是欣赏、品味的一种方式——而不是评判。坎普宽宏大量。它想愉悦人。……坎普趣味是一种爱，对人性的爱。 它品味而不是评判“性格”的小小的喜悦和笨拙的激情……坎普趣味认同于它所品味的东西。分享这种感受力的人不会嘲笑那些被他们标识为“坎普”的东西，他们 欣赏它们。坎普是一种温柔的情感。……</text:p>
              <text:p text:style-name="P2"> </text:p>
              <text:p text:style-name="P2">……坎普的最终声明：它之所以是好的，是因为它是可怕的……</text:p>
              <text:p text:style-name="P2"> </text:p>
              <text:p text:style-name="P12">——苏珊·桑塔格，关于“坎普”的札记，1964年</text:p>
              <text:p text:style-name="P2">2004年06月6日, 星期日 16:43 (187684)</text:p>
            </text:section>
            <text:section text:style-name="Sect1" text:name="Section15">
              <text:h text:style-name="P1" text:outline-level="1" text:is-list-header="true"><text:bookmark text:name="main14"/>Contributing to Eclipse翻译进度</text:h>
              <text:p text:style-name="P2">完 成度90%，主体稿件已经交给编辑，只缺一篇译者序和索引。邀约了Erich Gamma和Kent Beck为中译本专门写一个序，但不知道两位作者是否答应。总体来说，这是一本好看的书，如果作者肯为它再添一分彩就更好了。当然，编辑的责任也重大，版 式会直接影响读者的心情。在这个方面，一贯是闻洁工作室做得最好（譬如《与熊共舞》）。电力社做过侯先生的几本书，应该也是不差的。</text:p>
              <text:p text:style-name="P2"> </text:p>
              <text:p text:style-name="P2">译者序总是难写。翻译完一本书，对它的内容就熟悉得不能再熟悉了，总是很难用带有陌生感的眼光去重新审视它。所以到现在为止，我翻译的书中，最漂亮的译序却是Jacques Lebrun帮我写的《关于熊的一切》。这个周末的任务就是为<text:span text:style-name="Emphasis">Contributing to Eclipse</text:span>写出一篇漂亮的译序。在这两位睿智而又才华横溢的作者面前，译序写不好可就大大的丢人了，不敢不慎。</text:p>
              <text:p text:style-name="P2">2004年07月16日, 星期五 17:22 (243470)</text:p>
            </text:section>
            <text:section text:style-name="Sect1" text:name="Section16">
              <text:h text:style-name="P1" text:outline-level="1" text:is-list-header="true"><text:bookmark text:name="main15"/>贡献，张力</text:h>
              <text:p text:style-name="P2"><text:span text:style-name="Emphasis">Contributing to Eclipse</text:span>的 第一句话就折射出一种张力：“每个人都需要别人帮助，每个人也都有帮助别人的需要。”获得别人的帮助，是为了世俗的利益；帮助别人，是为了心灵的满足—— 用马斯洛的话来说，是温饱与自我实现，人类的两种不可或缺的诉求。仅仅追求心灵的满足，会因为付不起房租而痛苦；仅仅追求世俗利益，也会在面对星空时感觉 一丝落寞。帮助与被帮助的张力，是Eclipse——乃至整个Open Source——社群存在的理由。</text:p>
              <text:p text:style-name="P2"> </text:p>
              <text:p text:style-name="P2">软件开发同样充满各种矛盾的一件事，平衡矛盾之间的张力，权衡矛盾的左与右、黑与白，就是软件开发的全部内涵。<text:span text:style-name="Emphasis">Contributing to Eclipse</text:span>是这样一本关于权衡的书，而不是仅仅介绍Eclipse的ABC或者123，所以它是一本好看的书。</text:p>
              <text:p text:style-name="P2">2004年07月17日, 星期六 21:00 (245145)</text:p>
            </text:section>
            <text:section text:style-name="Sect1" text:name="Section17">
              <text:h text:style-name="P1" text:outline-level="1" text:is-list-header="true"><text:bookmark text:name="main16"/>作为程序员的阅读</text:h>
              <text:p text:style-name="P2">光明网的一篇书评：一定要读苏珊·桑塔格</text:p>
              <text:p text:style-name="P2"><text:a xlink:type="simple" xlink:href="http://www.gmw.cn/03pindao/shuping/2004-07/04/content_51973.htm" office:target-frame-name="_blank" xlink:show="new">http://www.gmw.cn/03pindao/shuping/2004-07/04/content_51973.htm</text:a></text:p>
              <text:p text:style-name="P2"> </text:p>
              <text:p text:style-name="P2">作为程序员，除了手边的<text:span text:style-name="Emphasis">The Art of Software Architecture</text:span>和<text:span text:style-name="Emphasis">Essential ADO.NET</text:span>们 之外，仍然有一些书影响着我的工作。首当其冲的是建筑，C. Alexander的系列著作对于软件开发的价值胜过新华书店“编程”书架上99%的书，《个性的特征》和《走向新建筑》让我用后现代的眼光、审美的眼光 去看待工业化世界的一切，包括各种各样的工程——建筑工程和软件工程。文学评论是另一种有趣的读物，例如桑塔格，她让她的读者忆起一种遗忘已久的敏锐，而 罗兰·巴特的语言学则是一个全新的看待编程语言的角度。</text:p>
              <text:p text:style-name="P2"> </text:p>
              <text:p text:style-name="P2">哲学、科学和数学，这是我最重视的。集合论、罗素悖论、量子物理和维特根斯坦的“语言游戏”，它们总是我最好的头脑冷静剂。科幻小说是我的最 爱。记得在大学时就曾经说过，科幻让我做梦，编程让我实现梦想。很多时候，我发现自己需要回到基础、回到常识，回到科学哲学和数学那里，去寻找答案和信 心。</text:p>
              <text:p text:style-name="P2">2004年07月4日, 星期日 22:57 (228298)</text:p>
            </text:section>
            <text:section text:style-name="Sect1" text:name="Section18">
              <text:h text:style-name="P1" text:outline-level="1" text:is-list-header="true"><text:bookmark text:name="main17"/>以美的名义</text:h>
              <table:table table:name="Table1" table:style-name="Table1">
                <table:table-column table:style-name="Table1.A"/>
                <table:table-row>
                  <table:table-cell table:style-name="Table1.A1" office:value-type="string">
                    <text:p text:style-name="P14">以美的名义</text:p>
                  </table:table-cell>
                </table:table-row>
                <table:table-row>
                  <table:table-cell table:style-name="Table1.A1" office:value-type="string">
                    <text:p text:style-name="P15"/>
                  </table:table-cell>
                </table:table-row>
                <table:table-row>
                  <table:table-cell table:style-name="Table1.A1" office:value-type="string">
                    <text:p text:style-name="P16">熊节</text:p>
                  </table:table-cell>
                </table:table-row>
                <table:table-row>
                  <table:table-cell table:style-name="Table1.A1" office:value-type="string">
                    <text:p text:style-name="P17"><office:annotation><dc:date>2007-02-23T00:00:00</dc:date><text:p>&lt;!--enpcontent--&gt;</text:p></office:annotation></text:p>
                  </table:table-cell>
                </table:table-row>
                <table:table-row>
                  <table:table-cell table:style-name="Table1.A1" office:value-type="string">
                    <text:p text:style-name="P18">(there's an image) </text:p>
                    <text:p text:style-name="P18">　　<text:span text:style-name="T12">Patterns of Enterprise Application Architecture<text:line-break/>　　《企业应用架构模式》<text:line-break/>　　Martin Fowler<text:line-break/>　　电力出版社2004年4月影印版</text:span> </text:p>
                    <text:p text:style-name="P18">　<draw:frame draw:style-name="fr1" draw:name="Frame1" text:anchor-type="char" svg:width="0.1173in" draw:z-index="0"><draw:text-box fo:min-height="0in"><table:table table:name="Table2" table:style-name="Table2"><table:table-column table:style-name="Table2.A"/><table:table-row><table:table-cell table:style-name="Table2.A1" office:value-type="string"><text:p text:style-name="P15"><text:bookmark text:name="adv_div_default"/></text:p></table:table-cell></table:table-row></table:table></draw:text-box></draw:frame> 　 我有一双定做的休闲鞋，一只鞋上赫然写着“KISS”，另一只则写着“YAGNI”??这是程序员圈子里的“黑话”，也算是我对自己职业的一点炫耀吧，它 们的意思分别是“Keep It Simple and Stupid”和“You Aren'tGonna Need It”。这是来自敏捷社群的两句箴言，我愿意把它们留在我的鞋子上，让它们随时提醒自己：不要过度追求程序设计的完美，因为我可能永远不需要那样一个完美 的设计。 </text:p>
                    <text:p text:style-name="P18">　　然而，上个星期我却只做了一件事：对一个项目的业务层代码进行重构，将它的体系结构设计从Transaction Script模式变成Domain Model模式。如果说软件开发者应该始终选择可行所有方案中的最简单者，如果说编程的唯一目的是实现业务需求，我的这一行为恐怕将无法解释。也许唯一合 理的解释，只能是对惟美的偏爱了。 </text:p>
                    <text:p text:style-name="P18">　　柏拉图认为万事万物都有一个完美的、先验的“理型”（eidos）存在，而我们眼见身受的事物无非是这理型的一个不完美的投影或者 复制品???就像用模子烤出来的蛋糕。如果我们愿意传承这位先贤的世界观，那么在我手边的这本Patterns of Enterprise Application Architecture（PoEAA）就多少有些像是柏拉图所设想的“理型的花园”了。如果要为这本PoEAA设计广告词的话，我会说它“承载了 Martin Fowler之于企业级应用开发的思想精华”???英文中的“idea”一词恰好源自希腊文的“eidos”，这也算是词源学的一次巧合吧。 </text:p>
                    <text:p text:style-name="P18">　　MartinFowler在面向对象社群素有“教父”的美名???我们当然还记得UML Distilled、Analysis Patterns和Refactoring。据说有位先生曾在一个技术研讨会的午餐时间与他的邻桌讨论OO技术，当他得知对方是Thought Works的员工时，立刻懊恼地说：“我竟然试图教Martin Fowler的同事OO技术，这简直就是木匠门前玩斧头、大江边上卖水了。”作为这个圈子里最著名的“传教士”，MartinFowler有一种常人所不 及的归纳总结、提纲挈领的能力。很多“古已有之”的技术都是经过了他的点石成金，才真正在开发者的芸芸众生中流行起来???重构技术就是一个最好的例子， 而最近的例子则是Dependency Injection模式。 </text:p>
                    <text:p text:style-name="P18">　　从他的作品中，我们可以明显地看出：Martin Fowler一直致力于为企业级应用开发者提供一套完备、自足的话语系统，一个理型的世界。Analysis Patterns告诉我们如何分析用户需求，Refactoring告诉我们如何改善代码质量，Planninge Xtreme Programming告诉我们如何规划敏捷的开发过程。这本PoEAA恰好是拼图的最后一块，它所记录的47个模式直指架构企业级应用时无法回避的那些 问题。现在，Martin Fowler的信徒们可以完全用自己的一套话语来谈论企业级应用开发了。 </text:p>
                    <text:p text:style-name="P18">　　面对这本PoEAA，或许不少读者会冒出这样一个念头：为什么我要使用这些模式？??这个问题从前的版本是“为什么要重构”、“为 什么要采用多层结构”，它们背后的潜台词是“为什么我要给自己增加这些麻烦”。实用主义的陈词滥调我们已经听得太多了：优雅的设计提升灵活性和复用性、使 系统便于维护……噢，一边做着设计，一边还要考虑“这里是否需要灵活性”，我不认为自己有那么好的精力。在我看来，这里只有一个问题：系统是否呈现出一种 内在的美。在我的系统中采用Transaction Script模式让我感到缺乏美感，所以我把它重构成Domain Model模式，这就是我的方式。 </text:p>
                    <text:p text:style-name="P18">　　我提到了“美感”，这是一种形而上学吗？软件开发的全部艺术就是权衡：在简单与复杂之间权衡，在一种方案与另一种方案之间权衡。如 果把每个问题、每个权衡的利弊都考虑得清清楚楚，恐怕开发一个应用程序的成本会高得惊人。所以，很多时候我们更依赖自己的审美眼光，用平静的心去设计一个 赏心悦目的系统。缺乏美感的程序通常也同时缺乏质量，从前曾经流行的“万能JSP”就已经充分证明了这一点。这本PoEAA就像一幅画卷，它向我们展示了 具有美感的架构方案。如果能暂时抛开实用主义的立场，用审美的眼光去浏览这幅画卷，或许能引起你更多的共鸣。 </text:p>
                    <text:p text:style-name="P18">　　但是，请不要忘了，MartinFowler同时也是一位敏捷方法的鼓吹者。在他看来，过度设计、堆砌模式的系统同样是缺乏美感 的。就像这本PoEAA，如果把这47个模式全部用在一个系统里，最终得到的只能是一堆臃肿不堪的垃圾。于是，我只好不时看看自己脚上的鞋子，在心里默念 “KISS”、“YAGNI”，然后继续在完美与简单之间权衡。PoEAA给了我们优雅的设计方案，但它并不保证用这些方案能够得到具有美感的架构设计， 你仍然必须不断地选择、权衡。在这个领域里，没有银弹。不然，还要我们程序员干什么？</text:p>
                  </table:table-cell>
                </table:table-row>
              </table:table>
              <text:p text:style-name="P2">2004年07月9日, 星期五 12:34 (234110)</text:p>
            </text:section>
            <text:section text:style-name="Sect1" text:name="Section19">
              <text:h text:style-name="P1" text:outline-level="1" text:is-list-header="true"><text:bookmark text:name="main18"/>选择你的红皮书</text:h>
              <text:p text:style-name="P2">  </text:p>
              <table:table table:name="Table3" table:style-name="Table3">
                <table:table-column table:style-name="Table3.A"/>
                <table:table-column table:style-name="Table3.B"/>
                <table:table-row table:style-name="Table3.1">
                  <table:table-cell table:style-name="Table3.A1" office:value-type="string">
                    <text:p text:style-name="P19"><text:span text:style-name="T13">选择你的红皮书</text:span></text:p>
                    <text:p text:style-name="P19">(寄语<text:a xlink:type="simple" xlink:href="http://www.dearbook.com.cn/subject/redqsl/" office:target-frame-name="_blank" xlink:show="new"><text:span text:style-name="T14">清华大学出版社与第二书店合作“红皮书”专栏</text:span></text:a>）</text:p>
                  </table:table-cell>
                  <table:table-cell table:style-name="Table3.A1" office:value-type="string">
                    <text:p text:style-name="P15"/>
                  </table:table-cell>
                </table:table-row>
              </table:table>
              <table:table table:name="Table4" table:style-name="Table4">
                <table:table-column table:style-name="Table4.A"/>
                <table:table-row table:style-name="Table4.1">
                  <table:table-cell office:value-type="string">
                    <text:p text:style-name="Table_20_Contents"><text:line-break/>     去年年底，笔者曾写过一篇《谁谋杀了Wrox》，批评国内引进Wrox“红皮书”的质量问题。时隔半年，清华大学出版社再次引进一批红皮书，并在第二书店 开设“红皮书专栏”，不仅致力提升引进作品质量，而且直面读者馈。如何读懂宣传与批评的本质？如何在琳琅满目的红皮书中选择适合你的那一本？希望笔者的文 字能给你一点帮助。<text:line-break/><text:line-break/>     众所周知，Wrox红皮书的口号是“程序员写给程序员”（Programmer to Programmer）。这个口号意味着注重实效，同时也意味着其中的一部分作品缺乏深度与眼界，只见树木不见森林。在专业技术书评社群，大多数红皮书是 无须作评的教材和参考，但也有一些值得大书特书的旷世佳作。原著就已经如此参差，再加上引进翻译的滤波转换，中国读者就更容易在摆满红皮书的货架前晕头转 向了。<text:line-break/><text:line-break/>    Wrox作品大致分为两类：以“Expert One-to-One ...”系列为代表的专家经验总结和以“Beginning ...”系列、“Professional ...”系列为代表的培训教材及参考材料。后者多半是不厌其详地介绍如何学会使用一种技术，或者罗列这门技术的所有知识点，例如Professional C#、Beginning Java 2和Professional Java Server Programming。它们是耐心的入门教师和巨细靡遗的参考手册，当你刚开始了解一门新技术时，这些乏味但实用的作品能够给你帮助；但你不应该期望它们能够告诉你更多的东西，这类作品只负责带你入门。<text:line-break/><text:line-break/>     而第一类红皮书的代表则是Rod Johnson的Expert One-to-One J2EE Design and Development和Expert One-to-One J2EE Development without EJB。这两本书在J2EE社群掀起了轩然大波，它们改变了并仍在改变着整个J2EE社群的开发模式和技术取向。这类作品通常更重思想性，而不是一时一地 的技术细节。而且，这类作品通常不会罗列一大堆知识点，而是会提供很多作者的观点——甚至是相当激越的观点，这也正是“Expert One-to-One”的内蕴所在。当你走过了令人恐惧的入门阶段、渐渐熟悉一门技术之后，你通常会需要一位“高手”来指点你这个领域的最佳实践 （best practices）和不佳实践（anti-patterns），这时去寻找一本对应的“Expert One-to-One”红皮书，它多半不会让你失望。<text:line-break/><text:line-break/>    红皮书的作者也是读者挑选书籍时不能忽视的重要因素。如果一 本红皮书的封面上只有一个头像，这本书多半会以拉家常的方式告诉你很多个人的技术体验，却不会有面面俱到的参考价值；如果封面上有十多个头像，篇幅达到 1000页以上，它大抵是一本不错的入门读物和参考，这个领域的每个角落都不会被遗忘，但你将很难从中找出作者自己的感悟。<text:line-break/><text:line-break/>    对于 中国读者来说，选择的工作量还得再增加一点：挑选好的译本——糟糕的翻译能够将一本杰作变成狗屁不通的垃圾。其实挑选译本有一个简单的办法：看看它的索引 是否完整准确，看看译者是否写了一篇够格的译序。如果译者对书中的专业词汇没有把握，他（她）就不敢制作一份中英文对照的索引；如果译者对书中讲述的内容 没有整体概念，他（她）就写不出一篇足以吸引读者的译序；如果译者不能为自己的翻译工作感到骄傲，他（她）就不会自信满满地对读者说些自己的话。所以，如 果一本书既没有译序也没有索引（就像那本被糟蹋了的《J2EE设计开发编程指南》那样），你无法期望它的译者对它投入更多的心血；如果一本书有漂亮的索 引、精彩的译序，甚至还有一篇旁人的推荐和出版人语，那么你多半可以放心，它至少不会带你误入歧途。<text:line-break/><text:line-break/>    红皮书统一的封面设计构成了它无法错认的风格，但也容易流于同质化，使读者无从选择，甚至因为一次失败的阅读体验而败坏了对红皮书的整体印象。学会遴选适合你的红皮书，相信这些“程序员写给程序员”的书籍会给你的程序人生更多的帮助。</text:p>
                  </table:table-cell>
                </table:table-row>
              </table:table>
              <text:p text:style-name="P2">2004年08月10日, 星期二 09:18 (276623)</text:p>
            </text:section>
            <text:section text:style-name="Sect1" text:name="Section20">
              <text:h text:style-name="P1" text:outline-level="1" text:is-list-header="true"><text:bookmark text:name="main19"/>重读马基雅维利</text:h>
              <text:p text:style-name="P2"><text:span text:style-name="T15">当然，也许还有强大的政治因素（而非技术因素）促使人们使用</text:span><text:span text:style-name="T16">EJB</text:span><text:span text:style-name="T15">，这已经不在本书的讨论范围之内了。照我的经验，赢得政治斗争通常比赢得技术斗争要困难得多。在这方面，你需要的老师是是</text:span><text:span text:style-name="Emphasis"><text:span text:style-name="T5">马基雅维利</text:span></text:span><text:span text:style-name="T15">，而不是我。</text:span></text:p>
              <text:p text:style-name="P12"><text:span text:style-name="T17">?? Rod Johnson</text:span><text:span text:style-name="T15">，</text:span><text:span text:style-name="T17">J2EE Development without EJB</text:span><text:span text:style-name="T15">，第一章</text:span></text:p>
              <text:p text:style-name="P12"> </text:p>
              <text:p text:style-name="P13"><text:span text:style-name="T2">马基雅维 利是一个怎样的人？是大多数人（似乎，包括</text:span><text:span text:style-name="T4">Rod Johnson</text:span><text:span text:style-name="T2">）所认为的“马基雅维利主义”的代言人？（出于“马基雅维利主义”这个词的特殊地位，这并非一个同义反复。）抑或是让</text:span><text:span text:style-name="T4">-</text:span><text:span text:style-name="T2">雅克</text:span><text:span text:style-name="T4">?</text:span><text:span text:style-name="T2">卢梭所赞扬的 “善良者和热爱自由者”？也许更像雷蒙</text:span><text:span text:style-name="T4">?</text:span><text:span text:style-name="T2">阿隆和小哈维</text:span><text:span text:style-name="T4">?</text:span><text:span text:style-name="T2">曼斯菲尔德所说，他是一位以不受</text:span><text:span text:style-name="T2">感情和伦理约束的冷静客观态度研究治国之道的政治科学家，他是深切了解并勇于谈论疾病的政治医生。单就《君主论》而言，他不善，亦不恶，他仅仅是在完成自己作为科学家必须完成的工作。</text:span></text:p>
              <text:p text:style-name="P2">2004年08月29日, 星期日 12:07 (302494)</text:p>
            </text:section>
            <text:section text:style-name="Sect1" text:name="Section21">
              <text:h text:style-name="P1" text:outline-level="1" text:is-list-header="true"><text:bookmark text:name="main20"/>信？达？雅？</text:h>
              <text:p text:style-name="P2">就像喜欢把“物竞天择，适者生存”挂在嘴边一样，国人还喜欢把“信、达、雅”挂在嘴边。可是，如果花一点心思去了解严复老先生究竟做了些什么，整本《天演论》不啻一个愚人节玩笑——唯一不同的是，这个玩笑开大了点。</text:p>
              <text:p text:style-name="P2"> </text:p>
              <text:p text:style-name="P2">中华读书报：《天演论》，一个文本解释学的标本</text:p>
              <text:p text:style-name="P2"><text:a xlink:type="simple" xlink:href="http://www.gmw.cn/01ds/2004-08/25/content_87883.htm" office:target-frame-name="_blank" xlink:show="new">http://www.gmw.cn/01ds/2004-08/25/content_87883.htm</text:a></text:p>
              <text:p text:style-name="P2"> </text:p>
              <text:p text:style-name="P2">同样的故事，仍然每天每月发生在我们的身边。那些热心的转载者们，你们真的在乎某些话是Tom DeMarco说的吗？恐怕，你们仅仅是在乎那激越的语气吧？Jacques，再次看到《天演论》的故事，我很想笑，却又成了苦笑。你呢？你现在什么表情？</text:p>
              <text:p text:style-name="P2"> </text:p>
              <text:p text:style-name="P2">瓦尔特·本雅明说，翻译就是一场降神会，悲惨的、无法说话的作者的魂灵附在译者身上，用译者的口与舌笨拙地与那些热切的读者交流。比起什么“信 达雅”，我更喜欢本雅明的比喻——至少，它让我感到更多的道德压力，它让我用良心去翻译，而不是忙于在别人的作品中炫技或是夹带私货。</text:p>
              <text:p text:style-name="P2">2004年08月29日, 星期日 12:43 (302516)</text:p>
            </text:section>
            <text:section text:style-name="Sect1" text:name="Section22">
              <text:h text:style-name="P1" text:outline-level="1" text:is-list-header="true"><text:bookmark text:name="main21"/>《机械公敌》观后感</text:h>
              <text:p text:style-name="P2">1、不要把工具做得太强大。工具太强大，人存在的价值就会受到威胁。</text:p>
              <text:p text:style-name="P2"> </text:p>
              <text:p text:style-name="P2">2、不要相信垄断企业。垄断企业总是会让它的用户不爽，不管它是好心还是歹意。</text:p>
              <text:p text:style-name="P2"> </text:p>
              <text:p text:style-name="P2">3、软件应该开源，越是重要的软件越应该开源。软件应该放在全世界专家的眼皮底下接受检查，而不是挖个洞藏起来，这样才能尽量降低出毛病的可能性。</text:p>
              <text:p text:style-name="P2">2004年08月2日, 星期一 20:09 (266837)</text:p>
            </text:section>
            <text:section text:style-name="Sect1" text:name="Section23">
              <text:h text:style-name="P1" text:outline-level="1" text:is-list-header="true"><text:bookmark text:name="main22"/>超越阐释</text:h>
              <text:p text:style-name="P20"><text:span text:style-name="T18">超越阐释</text:span><text:span text:style-name="T19">??</text:span><text:span text:style-name="T18">技术文本的语言学解读</text:span></text:p>
              <text:p text:style-name="P21">■熊节</text:p>
              <text:p text:style-name="P21">（本文首发于《中华读书报》2004年8月4日号）</text:p>
              <text:p text:style-name="P17"/>
              <text:p text:style-name="Text_20_body"><office:annotation><dc:date>2007-02-23T00:00:00</dc:date><text:p>&lt;!--enpcontent--&gt;</text:p></office:annotation>　　<text:span text:style-name="T20">凡不可言说者，必保持沉默。 </text:span></text:p>
              <text:p text:style-name="Text_20_body"><text:span text:style-name="T20">　　　　</text:span><text:span text:style-name="T21">??</text:span><text:span text:style-name="T20">路德维希</text:span><text:span text:style-name="T21">?</text:span><text:span text:style-name="T20">维特根斯坦　《逻辑哲学论》</text:span> </text:p>
              <text:p text:style-name="Text_20_body">　　圣奥古斯丁这样谈起人们学会自我表达的过程：“这样一再听到那些语言，按各种语句中的先后次序，我逐渐通解它们的意义，便勉<draw:frame draw:style-name="fr1" draw:name="Frame2" text:anchor-type="char" svg:width="0.1173in" draw:z-index="1"><draw:text-box fo:min-height="0in"><table:table table:name="Table5" table:style-name="Table5"><table:table-column table:style-name="Table5.A"/><table:table-row><table:table-cell table:style-name="Table5.A1" office:value-type="string"><text:p text:style-name="P15"><text:bookmark text:name="adv_div_default1"/></text:p></table:table-cell></table:table-row></table:table></draw:text-box></draw:frame> 强 鼓动唇舌，借以表达我的意愿。”在维特根斯坦看来，对世界的阐释如同孩童的一场游戏，而为这游戏制订规则的不是别人，恰好是语言，是人们言说事物的方式， 是话语体系。如果赞同维氏的“语言游戏”论，作为读者的我们在阅读一部著作时，除了努力理解作者对世界的阐释之外，恐怕还有另一项任务：尝试解读支撑那阐 释的话语体系??那游戏的规则。 </text:p>
              <text:p text:style-name="Text_20_body">　　在我们熟悉的领域里，一个最成功的话语体系就是模式（pattern）。“四人团”（Gang of Four，GoF）那本著名的《设计模式》让世界震惊的理由不是23个精巧的设计模式，而是一种对语言界限的超越??软件开发者们第一次认识到，有一种语 言（即C.Alexander早在1970年代提出的“模式语言”）可以用于谈论他们的设计方案。诚如维特根斯坦所说，思想的界限只能由语言来划分，而界 限之外的则是无法言说、因此也无法思考的存在。而模式语言的出现，让设计方案也成为了一种可以在会议室里讨论、在电子邮件里描述的东西。从那以后，并发模 式、J2EE核心模式、分析模式、企业应用架构模式……人们开始用这个话语体系阐释越来越多的方案，就连不好的方案也被冠名为“反模式”（anti- pattern）。作为游戏规则的语言，其威力可见一斑。 </text:p>
              <text:p text:style-name="Text_20_body">　　话语的力量从何而来？很大程度上应该归功于隐喻（metaphor）。 对于一个陌生的领域，人们总是用众所周知的事物来近似地影射这里的新事物，以期获得基本的感性认识??想想“Facade模式”和“Builder模 式”，你便不难理解隐喻的价值。另一个司空见惯的隐喻就是“软件工程”。1960年代，当软件的危机表现为机械性生产效率低下时，人们睿智地采用了“工程 学”的隐喻，并就此发展出一套软件工程的话语体系（譬如“分析师” 与“程序员”的二元对立）。然而，在享受一个隐喻带来的种种方便时，我们仍然需要时时牢记隐喻作为隐喻的本质??“光阴似箭”是一个隐喻，如果一定要在喻 体的角度上对这个隐喻加以阐释，恐怕你很难说出这支箭是什么样子。同样，对于技术书籍中显而易见的隐喻，也存在着类似的误读。譬如FredBrooks所 说的“没有银弹”，如果一定要从数字的角度去阐释它，又怎能把握住作者原本想要传播的理念呢？??即便真有某种技术能够以数量级提升生产率，难道软件的 “根本问题”（真实世界与软件模型的映射）就能一劳永逸地解决了么？ </text:p>
              <text:p text:style-name="Text_20_body">　　既然思想的界限由话语决定，顺理成章地，如果要提出新的思 想，这位作者可能首先必须扮演“话语的颠覆者”??这恰好是Pete McBreen在他的《软件工艺》中扮演的角色。作为思想的传播者，他面临的第一要务不是阐释自己的理论，甚至不是以正确的方式提出自己的理论，而是为他 的读者提供一套可以用于思考这种新思想的新话语，一个新的隐喻。譬如这本《软件工艺》，“工艺学”的隐喻真的优于“工程学”吗？甚至于，“工艺学”是一个 好的隐喻吗？这并不重要。重要的是，Pete McBreen扩展了软件的语言界限，让他的读者有机会超越软件工程的阐释之外，从另一种角度去审视、去思索、去讨论软件开发的实践。 </text:p>
              <text:p text:style-name="Text_20_body">　 　《软件工艺》对于话语体系的这一颠覆和扩展，即使从最保守的角度来说，也是意义深远的。因为“人”的问题??软件开发者的职业生涯规划、软件开发者的持 续学习、软件开发者自身价值的诉求……这些明显个人性的、带有某种亚文化气息的问题，乃是软件工程的“不可言说之物”??软件工程并没有提供谈论这些问题 所需的语词。而这本《软件工艺》的最大价值就在于它开宗明义地指出：软件工程本身并没有错，只是我们不能试图用它解决一切问题??尤其是那些位于软件工程 话语体系之外的问题，也不能对这些问题置之不理，而是应该用一种恰当的方式、一个恰当的隐喻去谈论它们、解决它们。至于书中那些极富煽动性的观点和主张， 在我看来只是??就像麦克卢汉所说??吸引注意力的诱饵。只要接纳了软件工艺的话语体系，是否赞同诸如“软件工匠应该拿到最高的薪水” 之类的观点又有何妨呢？ </text:p>
              <text:p text:style-name="Text_20_body">　　苏珊?桑塔格把她的一篇文艺评论命名为“拒绝阐释”??艺术的价值不在于“道德的感受力”所看到的内容， 而在于“审美的感受力”所体味到的美感。同样，即便摆在面前的文本打上了“技术著作”的标记，当它的意图是要引介一种全新的思维时，我们也必须超越理性的 阐释，用审美的眼光、用心去体验它带来的话语冲击。如果一位热心而谨小慎微的批评者尝试用现存的话语去阐释一位“话语颠覆者”带来的理念，恐怕他最好的选 择也只能是保持理智的沉默了。因为，那是他的不可言说之物。</text:p>
              <text:p text:style-name="P2">2004年08月6日, 星期五 13:38 (272329)</text:p>
            </text:section>
            <text:section text:style-name="Sect1" text:name="Section24">
              <text:h text:style-name="P1" text:outline-level="1" text:is-list-header="true"><text:bookmark text:name="main23"/>我的藏书章：琴心透月</text:h>
              <text:p text:style-name="P2">感谢亲爱的宝宝买了印泥、帮我印在书上，又帮我拍下照片。</text:p>
              <text:p text:style-name="P2"> </text:p>
              <text:p text:style-name="P2">(there's an image) </text:p>
              <text:p text:style-name="P2"> </text:p>
              <text:p text:style-name="P2">(there's an image)</text:p>
              <text:p text:style-name="P2">2004年08月9日, 星期一 09:02 (275165)</text:p>
              <text:section text:style-name="Sect1" text:name="Section25">
                <text:h text:style-name="P1" text:outline-level="1" text:is-list-header="true"><text:bookmark text:name="main24"/>知识分子的良知</text:h>
                <text:p text:style-name="P2">《“索 卡尔事件”与科学大战》。艾伦·索卡尔以一种科学家（尤其是物理学家）特有的幽默，最直接地体现出自己作为自然科学家、作为知识分子的良知。《超越界限》 是一篇饶有兴味的文章，索卡尔的原话说“任何一个受过专业训练的物理学家和数学家——大学物理学或者数学专业的本科毕业生——都应该能够毫无困难地读出文 章中的谬误”，也许中国的某些科学家（尤其是<text:span text:style-name="Strong_20_Emphasis">老</text:span>科学家）们应该尝试读一读这篇文章。</text:p>
                <text:p text:style-name="P2"> </text:p>
                <text:p text:style-name="P2">作为社会科学家的良知，则——正如过去十年中一直说的——集中体现在苏珊·桑塔格的身上。</text:p>
                <text:p text:style-name="P2">2004年09月11日, 星期六 08:53 (320425)</text:p>
              </text:section>
              <text:section text:style-name="Sect1" text:name="Section26">
                <text:h text:style-name="P1" text:outline-level="1" text:is-list-header="true"><text:bookmark text:name="main25"/>彼处，他者</text:h>
                <text:p text:style-name="P2">灵感来自陌生感。为了寻求灵感，我们离开熟悉之地，去到遥远的彼处，置身他者之间，体验陌生、孤独与危险。在一次次的迁徙中，故乡逐渐变成了一个符号。直至那一天，方发现故乡早已成为了最不熟悉的彼处与他者。</text:p>
                <text:p text:style-name="P2">2004年09月2日, 星期四 09:26 (307835)</text:p>
              </text:section>
              <text:section text:style-name="Sect1" text:name="Section27">
                <text:h text:style-name="P1" text:outline-level="1" text:is-list-header="true"><text:bookmark text:name="main26"/>机械复制时代的艺术作品</text:h>
                <text:p text:style-name="P2">这本来是瓦尔特·本雅明的书名，我是盗用了，有僭越之嫌。不过我讲的不是西马，是一篇有趣的BLOG：</text:p>
                <text:p text:style-name="P2"> </text:p>
                <text:p text:style-name="P2">CSDN BLOG，“让我们带领作家们创造更伟大的作品”</text:p>
                <text:p text:style-name="P2"><text:a xlink:type="simple" xlink:href="http://blog.csdn.net/liufangren1982/archive/2004/10/24/149280.aspx" office:target-frame-name="_blank" xlink:show="new">http://blog.csdn.net/liufangren1982/archive/2004/10/24/149280.aspx</text:a></text:p>
                <text:p text:style-name="P2"> </text:p>
                <text:p text:style-name="P2">这位先生的口吻听着好象有点反讽，那意思大概是：你们这些——用巴尔扎克的话来说，卖笔杆子的——整天撺掇什么“程序员个人英雄时代的终结”， 闹得我们都快没饭吃了，不行，我也撺掇撺掇你们，让你们小说家也没得吃。不过这事果真不是反讽，倒是古而有之的。现成的例子就是大家都熟悉的Walter Disney（恰好又是一位“Walter”），迪斯尼的动画长片统统是一个模板：英雄、美女、磨难、人性的光辉、当红歌星配唱、好人战胜坏人。找一个历 史题材（灰姑娘、阿拉丁神灯、花木兰、王子复仇记、失落的大陆……），把故事往模板里一套，再找合适的“工程师”完成各个“模块”，一部长片便告完工。最 近几年大家也不太待见这种“类型片”，所以《亚特兰蒂斯》卖不过《怪物史瑞克》——青蛙王子的吻把公主也变了丑陋，这样的情节是充满背叛精神的后现代青年 们喜闻乐见的。</text:p>
                <text:p text:style-name="P2"> </text:p>
                <text:p text:style-name="P2">说到底，选择不同的媒体性格、不同的工作品位，关系最大的还是市场。默多克说“不能让大众亲近者，只配做精英圈子的内部刊物”，《纽约时报》却专要这个精英市场，唯一相同的是对金钱不懈的追求。只要明白自己爱的是钱，别人爱怎么撺掇就由他去吧。</text:p>
                <text:p text:style-name="P2">2004年10月25日, 星期一 11:48 (375610)</text:p>
              </text:section>
              <text:section text:style-name="Sect1" text:name="Section28">
                <text:h text:style-name="P1" text:outline-level="1" text:is-list-header="true"><text:bookmark text:name="main27"/>行千里路，读一本书</text:h>
                <text:p text:style-name="P2">有些书，不是光靠读就能懂的。比如说，如果不到杭州，恐怕我很难想象十里荷塘和三秋桂子。再比如说，如果没有看到身边的同事被fire，恐怕我很难明白贝洛克部长说的“mean and lean”是什么意思。昨晚重读《最后期限》，竟然比当年又多了些感受，读得更懂了。</text:p>
                <text:p text:style-name="P2"> </text:p>
                <text:p text:style-name="P2">比如说，一年半之前，一位老板可能对你说“我们要快速扩张”；随后公司也确实快速扩张了；再随后，就是像Mr. T的模型揭示的，人海战术导致每个项目进展得更慢；再随后，老板就开始“mean and lean”，那些“快速扩张”期间进来的人基本上全部被裁掉，再搭上些以前的精英和全公司的士气。我要直到现在才明白，贝洛克部长是一个多么现实主义的人 物刻画。就在我们的身边，不经意之间我们就能遇到像这样的——用贝琳达的话来说——“业余的杂种”。</text:p>
                <text:p text:style-name="P2"> </text:p>
                <text:p text:style-name="P2">读《最后期限》，最好是读台湾版（当然，如果你能买到的话）。大陆版由于另一些业余的杂种，被多少做了些阉割手术。至少昨夜重读时，我认为台湾版比我翻译的草稿还要好——而大陆版则比草稿还要糟。</text:p>
                <text:p text:style-name="P2">2004年12月22日, 星期三 10:03 (466118)</text:p>
              </text:section>
              <text:section text:style-name="Sect1" text:name="Section29">
                <text:h text:style-name="P1" text:outline-level="1" text:is-list-header="true"><text:bookmark text:name="main28"/>成就渔者</text:h>
                <table:table table:name="Table6" table:style-name="Table6">
                  <table:table-column table:style-name="Table6.A"/>
                  <table:table-row>
                    <table:table-cell table:style-name="Table6.A1" office:value-type="string">
                      <text:p text:style-name="P14">成就渔者</text:p>
                    </table:table-cell>
                  </table:table-row>
                  <table:table-row>
                    <table:table-cell table:style-name="Table6.A1" office:value-type="string">
                      <text:p text:style-name="P15"/>
                    </table:table-cell>
                  </table:table-row>
                  <table:table-row>
                    <table:table-cell table:style-name="Table6.A1" office:value-type="string">
                      <text:p text:style-name="P16">熊节</text:p>
                    </table:table-cell>
                  </table:table-row>
                  <table:table-row>
                    <table:table-cell table:style-name="Table6.A1" office:value-type="string">
                      <text:p text:style-name="P17"><office:annotation><dc:date>2007-02-23T00:00:00</dc:date><text:p>&lt;!--enpcontent--&gt;</text:p></office:annotation></text:p>
                    </table:table-cell>
                  </table:table-row>
                  <table:table-row>
                    <table:table-cell table:style-name="Table6.A1" office:value-type="string">
                      <text:p text:style-name="P18">　　授人以鱼或授人以渔？这是IT教育的一个老话题了。每一个教育者都希望向走进课堂的莘莘学子传授足以享用一生的“渔之道”，而非一时一地的雕虫 小技；每一个学习者也希望学到的知识能够在自己的整个职业生涯中发挥效用，使自己不致陷于浮躁与震荡的无间之道。成就渔者，该是教育者和学习者共同的愿 想。 </text:p>
                      <text:p text:style-name="P18">　　作<draw:frame draw:style-name="fr1" draw:name="Frame3" text:anchor-type="char" svg:width="0.1173in" draw:z-index="2"><draw:text-box fo:min-height="0in"><table:table table:name="Table7" table:style-name="Table7"><table:table-column table:style-name="Table7.A"/><table:table-row><table:table-cell table:style-name="Table7.A1" office:value-type="string"><text:p text:style-name="P15"><text:bookmark text:name="adv_div_default2"/></text:p></table:table-cell></table:table-row></table:table></draw:text-box></draw:frame> 为 教育行为的具现物和知识的载体，从教材上面，我们可以看到教育思路折射出的色彩。也许是太过强调“授人以渔”，我们的计算机专业教材几乎无一例外地选择了 偏重理论性、思想性、久经检验的主题，却使它们的读者普遍远离了企业开发的需要。为了弥补这个缺憾，众多强调实效的培训教材应运而生，但它们往往又走到了 另一个极端??它们交给读者的，纯然是一条条剖开洗净甚至码好调料只等下锅的“鲜鱼”。用一句打趣的话，简直可以说它们提供的是一种“应聘教育”。 </text:p>
                      <text:p text:style-name="P18">　　能够终生受用的“渔之道”难道就注定是积满灰尘的陈货？为了适应企业的需要难道就必须放弃思想的深度？软件技术以前所未有的速度飞 快发展变迁，日新月异的技术带来的巨大张力使教育者感到了一丝尴尬。他山之石可以攻玉，当此时，我们不妨把眼光投向大洋彼岸，或许能找到一些启发。 </text:p>
                      <text:p text:style-name="P18">　　在我手边的是Kent Beck和Eric Gamma合著的一本<text:span text:style-name="Emphasis">Contributing to Eclipse</text:span>。 如果单看标题，这几乎是一本最专注实用技巧的书了??不过是介绍一种特定开发工具（Eclipse）的一个特定方面（插件开发）而已。但就是这本书，已经 赫然出现在享有“技术奥斯卡”美誉的Jolt大奖的入围名单上。即使考虑到庞大的Java人群和两位作者远播的盛名，我们仍然要问：是什么让这本“实用” 的书如此广受青睐？ </text:p>
                      <text:p text:style-name="P18">　　翻开这本书的第四部分“模式的故事”，一幅奇景出现在我们面前：Eclipse庞大的体系结构被两位作者抽丝剥茧，运行时环境、工 作区平台、JDT核心、UI表现层……所有的设计思路变成了一个个模式展现给读者。对于Eclipse的扩展者，这幅藏宝图的价值自不待言；而对于一个面 向对象思想的学习者，这图本身又何尝不是无价之宝？我们还记得Gamma与其他三位大师为我们奉献的另一部巨著《设计模式》，23个模式让读者大开眼界之 余也让读者困惑不已：如何在实际开发中使用这些模式？而这本<text:span text:style-name="Emphasis">Contributing to Eclipse</text:span>就变成了一本最好的模式应用指南，再加上Eclipse原本就是开源软件，手握大师提供的旅游图，畅游在Eclipse的源码世界中，唯一妨碍你掌握设计模式思想的只有自己的耐性。这次第，又怎是一个“实用”了得？ </text:p>
                      <text:p text:style-name="P18">　　更耐人寻味的是书中不时出现的“Rules”??Eclipse开发的准则，其中最有趣的当属“有样学样法则”（Monkey See，Monkey Do）。从一开始，两位大师就毫不隐讳地告诉读者：他们不会假装自己什么都知道，实际上，他们和读者一样，也记不住Eclipse里面纷繁芜杂的细节。这 条法则告诉读者：每当你遇到一个问题时，你应该做的第一件事就是去找一个已经解决过的类似问题，把别人现成的解决方案复制过来，然后修修改改，套用在自己 的问题上。这条法则岂非是所有优秀软件开发者的座佑铭？程序员有句老话：“优秀的代码出自借鉴，天才的代码出自抄袭。”在不经意之间，两位大师举重若轻地 交给读者的，恰好是足以受用一生的“渔之道”。 </text:p>
                      <text:p text:style-name="P18">　　翻回到这本书的前言，两位作者在这里讲了一个有趣的小故事：有位博士生马上要进行答辩，主题是“果实”（我们姑且不问这位博士的专 业），但他只来得及准备关于黄瓜的知识。不过，这个学生至少具备了博士级的头脑，他成功地把每个问题都扯到“黄瓜”的话题上面，并把自己准备的东西发挥得 淋漓尽致。两位作者谦虚地声称自己只有JUnit和模式这两条“黄瓜”，所以整本书中不时出现JUnit和模式的话题。而作为一个时常为技术的震荡和变迁 担忧的软件开发者，这难道不是一个大有教益的故事吗??与其为西西弗斯的宿命而寝食难安，为什么不试着把所有问题都变成你的“黄瓜”呢？ </text:p>
                      <text:p text:style-name="P18">　　用一个非常贴近实际的主题，两位大师就能写出这样一本极具思想性的书??从书名上我们可以感觉到那种悠远的内蕴，单凭一个 “contributing”，就足以使这本书在“in Action”、“从入门到精通”们中卓尔不群了。也许我们的IT教育者??或者说，技术作家们该从这本书中学到一些东西。一边给你的读者实惠的“鱼”， 一边在不起眼的角落、背景中潜移默化地向他们传授捕鱼之道，这或许是成就一个渔者最好的途径。<text:script script:language="javascript">try
{
showAd(3,0,1);
}
catch(ex){}</text:script><office:annotation><dc:date>2007-02-23T00:00:00</dc:date><text:p>&lt;!--/enpcontent--&gt;</text:p></office:annotation></text:p>
                    </table:table-cell>
                  </table:table-row>
                  <table:table-row>
                    <table:table-cell table:style-name="Table6.A1" office:value-type="string">
                      <text:p text:style-name="P17"/>
                    </table:table-cell>
                  </table:table-row>
                  <table:table-row table:style-name="Table6.7">
                    <table:table-cell table:style-name="Table6.A1" office:value-type="string">
                      <text:p text:style-name="P22">稿件来源：中华读书报2004年4月7日号　（转载请注明出处）</text:p>
                    </table:table-cell>
                  </table:table-row>
                </table:table>
                <text:p text:style-name="P2">2004年12月23日, 星期四 10:32 (468021)</text:p>
              </text:section>
              <text:section text:style-name="Sect1" text:name="Section30">
                <text:h text:style-name="P1" text:outline-level="1" text:is-list-header="true"><text:bookmark text:name="main29"/>你早晚会读到苏珊·桑塔格</text:h>
                <text:p text:style-name="P2">惊闻<text:a xlink:type="simple" xlink:href="http://culture.163.com/editor/news/041229/041229_106575.html" office:target-frame-name="_blank" xlink:show="new"><text:span text:style-name="T14">苏珊·桑塔格逝世</text:span></text:a>。时间总是在和我们开着玩笑，我们知道的<text:span text:style-name="Strong_20_Emphasis">消息</text:span>，总不是<text:span text:style-name="Strong_20_Emphasis">事件</text:span>本身，甚至只能是他者对事件的<text:span text:style-name="Strong_20_Emphasis">阐释</text:span>。桑塔格不是说“拒绝阐释”么？当她在身后不得不永远地被人阐释时，她又会作何感想呢？在天国的她，会喜欢人们给她的谥号么？</text:p>
                <text:p text:style-name="P2"> </text:p>
                <text:p text:style-name="P2">作为评论者（在这里，谁都不敢自称“评论家”），你早晚会读到苏珊·桑塔格，也许正如你早晚会读到钱锺书一样。桑塔格用她的笔，为所有的评论者树起了一个坐标。一个称职的评论者应该具备什么？敏锐、优雅、博学、惟美主义，也许再加上一点点刁钻。最后，最重要的是，良心。</text:p>
                <text:p text:style-name="P2"> </text:p>
                <text:p text:style-name="P2">为了品味桑塔格的惟美，我们可以重读<text:a xlink:type="simple" xlink:href="http://gigix.blogdriver.com/gigix/187684.html" office:target-frame-name="_blank" xlink:show="new"><text:span text:style-name="T14">《关于“坎普”的札记》</text:span></text:a>； 为了体验桑塔格的敏锐，应该再看看《疾病的隐喻》；《重点所在》则集中反映了她的博学和刁钻。我的“剃刀书评”中所有的佳作，无非是对桑塔格的拙劣模仿而 已。尤其是她对隐喻的极度敏锐的感知力，足以令所有乐于阐释、乐于在书评中大段摘录原文的评论者们赧颜——当然，他们必须首先具备促使自己赧颜的<text:span text:style-name="Strong_20_Emphasis">良心</text:span>。</text:p>
                <text:p text:style-name="P2"> </text:p>
                <text:p text:style-name="P2">然而，为了再次怀念桑塔格的良心，这颗“当代知识分子的良心”，也许我们只有在一个雪夜，到一个冷清的小剧场，看一遍《等待戈多》，回想她在萨 拉热窝的日子。在炮火纷飞的城市，在只有烛火照明的剧场上演《等待戈多》，桑塔格说，人们是在等待克林顿。一切指摘“美国霸权主义”和指摘米洛舍维奇的人 们，一切主战和反战的人们，一切对战争指手画脚口沫四溅的人们，应该静静地看一遍《等待戈多》，想想桑塔格。</text:p>
                <text:p text:style-name="P2"> </text:p>
                <text:p text:style-name="P2">作为一个负责的评论者，你早晚会读到苏珊·桑塔格。如果学不会像她那样哀悯，如果学不会像她那样沉重，你不会成为一个够格的评论者，你的评论只能是风中的沙。世界失去了她，<text:a xlink:type="simple" xlink:href="http://media.people.com.cn/GB/40701/3089419.html" office:target-frame-name="_blank" xlink:show="new"><text:span text:style-name="T14">世界记住了她</text:span></text:a>。</text:p>
                <text:p text:style-name="P2">2004年12月31日, 星期五 11:07 (480005)</text:p>
              </text:section>
              <text:section text:style-name="Sect1" text:name="Section31">
                <text:h text:style-name="P1" text:outline-level="1" text:is-list-header="true"><text:bookmark text:name="main30"/>最好的世界</text:h>
                <text:p text:style-name="P2">如果你相信平行宇宙理论，那么你一定会同意：在无穷多个平行世界中，我们生活的这个不是最好的也不是最坏的。<text:line-break/><text:line-break/>但是即便你拥有在各个平行世界之间切换的能力，当前的这个世界，却必定是我们能够得到的世界中最好的。或者说，如果你拥有这样的能力，最终得到的必定是一个最坏的世界。我认为这就是电影《蝴蝶效应》的主题。<text:line-break/><text:line-break/>造 成这一现象的是人的贪欲，就像电影的主人公那样：一旦运用这种能力改变了自己所处的世界，他必定不会对改变后的新世界满意??世界总是不完美的，然后他会 继续改变下去，直到在某一次改变中遇到极坏的运气，死掉。为了让自己得到更好的生活而不断改变历史，最终的结果却必定是丢掉自己的性命。<text:line-break/><text:line-break/>所以，后悔药未必是一件好东西。如果有了后悔药，也许我们就只能在无穷无尽的折磨中耗费光阴，或者因为某一次的坏运气而丢掉原本可以拥有的一切，包括生命。<text:line-break/><text:line-break/>我们眼下能够拥有的，必定是最好的。</text:p>
                <text:p text:style-name="P2">2005年01月21日, 星期五 11:58 (506799)</text:p>
              </text:section>
              <text:section text:style-name="Sect1" text:name="Section32">
                <text:h text:style-name="P1" text:outline-level="1" text:is-list-header="true"><text:bookmark text:name="main31"/>“那本”J2EE书</text:h>
                <text:p text:style-name="P2">“那本”J2EE书<text:line-break/>刘天北　熊节<text:line-break/>（原文刊登于《中华读书报》2005年2月23日号）<text:line-break/><text:line-break/>　　翻开这本《J2EE核心模式》，你首先就会注意到软件方法论领域的两位大师GradyBooch和MartinFowler撰写的序言。在这样两份序言后面再附上一篇“译序”，这个念头本身就足够荒谬和僭越，不啻于在莎翁<text:line-break/>之后再写一出关于丹麦王子复仇的剧本。大师们的判断是中肯而毫不含糊的：“没有这本书，就别开发EJB。”他们的担保足以确认本书在其论域中舍我其谁的地位。它就是“那本”J2EE书（THEJ2EEbook）。<text:line-break/><text:line-break/>　 　当然，对于广大中国开发者而言，我们早就已经在“没有这本书”的条件下开发了大量J2EE、乃至EJB应用系统。那些充满了波折和磨难的开发历程似乎让 不少程序员产生了某种自信；在掌握了若干API细节、若干应用服务器配置诀窍、若干框架类库用法之后，他们或是公开、或是暗自地把自己当成了当之无愧的 Java企业开发专家???不，这些话没有任何揶揄的意思：我们想说的其实是，本书恰恰是为以上这一类开发者写的。对于他们想成为 “Java企业开发专家”的隐秘欲望，这本《J2EE核心模式》就是最大限度的补救和成全。如果说，此前的各种教程都是在介绍J2EE开发中的“内容”要 素???也就是，教给我们“做什么”???的话，本书关注的则是这里的“形式”要素，是“怎样做”才能开发出高效的、优雅的J2EE系统。读者从中学到 的，将不仅仅是“J2EE技术”，而是“如何使用J2EE技术进行设计”。<text:line-break/><text:line-break/>　　换句话说，如果你以前没有过J2EE实践，但明早将应聘一 个需要“1年J2EE开发经验”的职位，本书中不包含你今晚要彻夜吞咽的那一类知识；相反，如果你，这位隐形的“Java企业开发专家”，追求的职位是 “资深Java应用系统架构师”，如果你预料到未来的上司明天将问起“怎样实现访问控制”、“何时采用细粒度的接口设计”等“高阶”问题，那么恭喜你，今 晚???乃至今后???你选对了补课的读物。<text:line-break/><text:line-break/>　　作为本书第一版的忠实读者，我们（半是欣喜、半是惊讶）发现眼前的这部第二版构成了全新 的阅读经验。作者们按照最新版J2EE技术规范（尤其是EJB2.1）全面修订了技术细节；根据模式社区的研究交流，作者们补入了若干模式；即使是一些不 涉及技术更新的部分，论述方式、示例也完全不同于第一版；原有的PSA项目（第一版“尾声”一章）融入了其余各章的“示例代码”部分；而新增的整整一章讨 论“微架构”的尾声、对WebService 等技术的关注、对各种的持久化方案（定制持久化、EJB、JDO等）的深入讨论，都体现出作者们对本书新版的持续投入。<text:line-break/><text:line-break/>　　受益于本书有年， 在此我们也想不揣冒昧地为本书的中国读者们建议一条高效的阅读路径：与第一章相比，第五章“J2EE模式概览”是读者更合理的起步点。请尤其关注其中对 “分层”、“术语”和模式/策略区别的讨论，这些都是贯穿全书的重要概念！其次，应该通读第二章“表现层设计考虑和不佳实践”和第三章“业务层设计考虑和 不佳实践”：即使你不打算使用任何模式，甚至，即使你根本不关心J2EE开发，只要你的工作与分布式企业应用系统有关，这两章考察的问题都是你迟早会遇到 的。至于每个具体模式本身，我们则推荐读者留意其中详尽的“策略”部分和那些散布其中的“设计手记”。前者讨论了对同一个模式的多种实现方案，后者则突出 介绍了特定开发领域的一些核心概念和考虑。<text:line-break/><text:line-break/>　　一部英文技术论著在汉语中的旅行，永远是一段难以捉摸的行程。对于本书的汉语译者，“技术 难度”并非挑战：全书讨论的正是译者们最为熟知的一个领域，所以我们能够负责任地说，在这个中译本里，没有任何技术细节会因为译者的无知或生疏而发生变形 或曲解。这次翻译的原则和前提是对原文的彻底领会。<text:line-break/><text:line-break/>　　事实上，译者的工作中遇到的困难主要发生在“语汇”层面。简单地说，J2EE专著 的译者总要面对“翻，还是不翻”的两难处境：对象、函数的名称，UML图中的各种元素，这些内容由英语表示早就是约定俗成，即使是英语程度略低的开发者大 概也都能读懂，所以，在读者能够理解的部分尽可能保留原文似乎是一种合理的做法???毕竟开发工作最终是与代码有关，而代码则肯定是要出之以“英文”的。 但在另一方面，翻译的责任就在于让不谙原文的读者也能通达作品，如果译文中大量段落（不包括示例代码）都仍保留为英文或“类英文”，那么读者也就无法直观 地获得原文包含的信息。反复权衡之后，在这个译本中译者的解决方式还是折衷的。工作中我们采取了以下原则：<text:line-break/><text:line-break/>　　首先，术语尽可能采用通用文献定译，不自创译法。对于各个模式的名称、模式文档模版各部分名称、重构手法名称，我们参考了李英军等译《设计模式》、熊节等译《重构》等译作，以及IBMDe鄄veloperWorks中文网站的部分资源。<text:line-break/><text:line-break/>　 　其次，本领域的一些常见术语，如果没有定译，本书也不自我作古、强译为中文，而是保留英文原字。这一类的术语包括：applet、 servlet、bean、entitybean、sessionbean、cookie、WebService等。根据我们的观察，在日常工作中，国内 的开发者已经习惯按原文使用以上术语。在一些情况下，我们也以注释形式澄清了这些术语的用法。<text:line-break/><text:line-break/>　　第三，模式中的对象名称，往往按照代码 风格命名，比如“BusinessObject”、“CustomerTO”等。如果对此完全不加翻译，那么很多充斥这类表达的段落就很难理解。我们的原 则是，在每个自然段第一次出现某个这类表达方式时，用括号注明，比如 “BusinessObject（业务对象）”、“CustomerTO（客户传输对象）”等。希望这个做法能够维持易懂和简洁之间的平衡。<text:line-break/><text:line-break/>　　第四，书中示例代码占有相当大的比重，而代码注释则是理解这些代码的关键。我们把所有代码注释译为中文。而对在视图中显示特定结果的代码（比如调试信息等），我们没有改为中文，只是在必要时对输出信息的涵义加以注解。如果读者更信赖代码原貌，还可以从本书官方网站<text:a xlink:type="simple" xlink:href="http://gigix.blogdriver.com/control/blog/http%20//www.corej2eepatterns.com/">http //www.corej2eepatterns.com/</text:a>下载。<text:line-break/><text:line-break/>　 　第五，原书不包含注释。目前的所有注解都是译注。书中申义未畅处，译文中以方括号“ ”加以解释、补足，略去生涩。这与上面两条原则一样，都类似于在原作讲话时的插嘴???但翻译任务本身，似乎本就已经是一种“插嘴”了。在博学的读者看 来，有时候译者或许还不如保持体面的沉默???但我们只能力图做到插嘴而不多嘴。<text:line-break/><text:line-break/>　　原书经多人、多版修订完成，难免存在打字、排印错误。译本根据本书官方网站的最新勘误表订正，并结合参照本书第一版，另外修正了数十处错误。<text:line-break/><text:line-break/>　　（本文为即将于2005年3月出版的《J2EE核心模式》中文版的译序，本报刊登时有删节） </text:p>
                <text:p text:style-name="P2">2005年02月25日, 星期五 14:08 (551548)</text:p>
              </text:section>
              <text:section text:style-name="Sect1" text:name="Section33">
                <text:h text:style-name="P1" text:outline-level="1" text:is-list-header="true"><text:bookmark text:name="main32"/>DDD还差一口气</text:h>
                <text:p text:style-name="P2"><text:a xlink:type="simple" xlink:href="http://domaindrivendesign.org/book/">DDD</text:a>的 核心用一句话就可以概括：Deep Model, Supple Design。不断深入了解业务领域、不断精化模型，因此需要一个“柔性的”、“善适应的”设计提供保障，这样才能够始终保持程序随着建模的变化而变化。 supple design的部分，合格的架构师和程序员都可以做到，DDD也提供了一些guidelines，这方面做起来是不甚困难的。但是在deep model的部分，DDD很清晰地阐述了“why modeling”，也很好地介绍了“what to use”（Part II：Building Blocks，基本的建模模式都有了），在“how to”的方面也有方法学的指导（Part II：Refactoring Toward Deeper Insight，重构的过程和意义），惟独缺了最后的那一口气，也就是说，<text:span text:style-name="T22">怎么把业务概念变成领域模型</text:span>。在这方面，DDD是有点语焉不详的，没有像其他方面那样的guideline。或者可以这样说，Eric Evans把其他方面的经验都总结了，惟独这最重要的一点经验，没有写出来。<text:line-break/><text:line-break/>胖子推荐的<text:a xlink:type="simple" xlink:href="http://www.amazon.com/exec/obidos/ASIN/013011510X/102-8115106-9170545">Color UML</text:a>恰好补上这欠缺的一口气：什么样的业务概念对应到什么样的领域模型。所以如果是刚涉足领域建模这个领域，DDD是很好的领路人。但要走完最后一公里，还得Color UML帮一帮忙。</text:p>
                <text:p text:style-name="P2">2005年03月17日, 星期四 11:22 (580916)</text:p>
              </text:section>
              <text:section text:style-name="Sect1" text:name="Section34">
                <text:h text:style-name="P1" text:outline-level="1" text:is-list-header="true"><text:bookmark text:name="main33"/>畅销书与存在主义的内省</text:h>
                <text:p text:style-name="P2"><text:span text:style-name="T8">奥 森</text:span><text:span text:style-name="T10">·</text:span><text:span text:style-name="T8">斯科特</text:span><text:span text:style-name="T10">·</text:span><text:span text:style-name="T8">卡德著《安德的游戏》（</text:span><text:span text:style-name="T10">Ender's Game</text:span><text:span text:style-name="T8">）是一本畅销书，科幻小说中罕见的“老少咸宜”的品种。随后的《安德的影子》（</text:span><text:span text:style-name="T10">Ender's Shadow</text:span><text:span text:style-name="T8">）则更加明显地透露出畅销书</text:span><text:span text:style-name="T10">/</text:span><text:span text:style-name="T8">畅销电影的手法：续集和前传，就像好莱坞对待所有成功影片一样。然而据卡德本人的说法，《死者的代言人》（</text:span><text:span text:style-name="T10">Speaker for the Dead</text:span><text:span text:style-name="T8">）才是他真正想写的“那本书”，《安德的游戏》所有的畅销，仅仅是在为这本书做铺垫。</text:span><text:span text:style-name="T10"><text:line-break/><text:line-break/></text:span><text:span text:style-name="T8">可 是《死者的代言人》是一本怎样的书？从科幻的角度，它没有新的创意，仅仅是把人类学的某些意向稍作延伸，凭空构想出了一个野蛮民族而已；从小说的角度，它 没有恢弘的气势，也没有曲折的情节，所有的杀戮与争斗都苍白得可怜，所有的猜测与悬疑都浅显得可笑。不论从科幻小说的角度还是从畅销书的角度，《死者的代 言人》比《群星我的归宿》都弱了不止一个档次——看看阿尔弗雷德</text:span><text:span text:style-name="T10">·</text:span><text:span text:style-name="T8">贝斯特是怎样奢侈地挥洒幻想的点子吧。</text:span><text:span text:style-name="T10"><text:line-break/><text:line-break/></text:span><text:span text:style-name="T8">只 有一个角色，仅仅因为那一个角色，使这本书卓尔不群，那就是德摩斯悌尼——准确地说，是她对存在主义的阐述和申发。萨特说“他者即是地狱”，德摩斯悌尼， 这个人类宇宙中最有威望的评论家，最伟大的死者代言人安德鲁</text:span><text:span text:style-name="T10">·</text:span><text:span text:style-name="T8">维京唯一的亲人，屠异魔王安德的姐姐，她对“他者”做了更多的探索。照她的分类法，“他者” 可以分为四类：“外人”是和我们一样的人类，他们来自同一个星球的其他地方；“异乡人”是和我们一样的人类，他们来自不同的星球；“异族”不是人类，但我 们认为他们有智慧，是与人类具有同样的地位的文明生物；“异种”则是非智慧生物，对它们的屠杀将得以开脱道德的谴责。</text:span><text:span text:style-name="T10"><text:line-break/><text:line-break/></text:span><text:span text:style-name="T8">但问题在于，当异族 之间的文明发生误解时，人们如何能够理智地去互相理解，而不是直接将对方视同异种？这个问题在虫族入侵时发生了，虫族杀死人类的哨兵和远航者仅仅代表和人 类打个招呼，但这对于人类来说是不可接受的侵犯，因此有了《安德的游戏》。同样的，猪仔们杀死外星生物学家是向他们表示尊敬，幸亏这一次有了死者的代言人 和德摩斯悌尼，人类没有再犯下同样的错误。</text:span><text:span text:style-name="T10"><text:line-break/><text:line-break/></text:span><text:span text:style-name="T8">于是，《死者的代言人》给它的读者带来的是一次内省的冲击：你将以什么样的眼光去看待“他 者”？当不同的文明发生冲突时，你将秉承什么样的最高价值和伦理底线？一个例子是来自人类学的：食人生番的惩罚方式是“杀死并吃掉”，而现代西方文明的惩 罚方式则是“使外化于社会”（后者见于福柯《规训与惩罚》）。我们认为吃人是野蛮得无以复加的行为，但很多部落民却认为使一个人——不论生死——被隔离于 群体之外（例如监禁、流放）才是野蛮得无以复加的。那么，我们这些自以为是的文明人在看待这种文明的冲突时，难道没有刚愎自用地将对方看作不具智慧、不可 交流的“异种”吗？这是一个极端的例子，在不那么极端的情况下，难道我们没有犯下类似的错误吗？难道我们没有以自己的存在而主观臆测他者的存在吗？这种内 省的意味，使得这本《死者的代言人》少了一些好莱坞的风格，倒是带上了一点法国电影的味道。</text:span><text:span text:style-name="T10"><text:line-break/><text:line-break/></text:span><text:span text:style-name="T8">因此，私以为，虽然《安德的游戏》与《安德的 影子》完全符合畅销书的铁律，我更愿意把它们看作卡德的一个善意的诱饵，为了让他的读者们随着安德开始赎罪与代言的心灵之旅、认识与内省的存在之旅。我也 很可以理解《死者的代言人》于情节的无力，正所谓“乱花迷人眼”，若是故事太好看，或许这内省的力量便会削弱了。</text:span></text:p>
                <text:p text:style-name="P2">2005年03月7日, 星期一 12:04 (567276)</text:p>
              </text:section>
              <text:section text:style-name="Sect1" text:name="Section35">
                <text:h text:style-name="P1" text:outline-level="1" text:is-list-header="true"><text:bookmark text:name="main34"/>银英作为科幻的硬伤</text:h>
                <text:p text:style-name="Text_20_body"><text:a xlink:type="simple" xlink:href="http://read.scol.com.cn/zj/ebook_more.asp?productionname=yinheyxcs">银河英雄传说</text:a>作为架空背景的政治小说和战争小说，是一部毋庸置疑的旷世之作。不过作为科幻来说，它的硬伤明显而且有趣。例如<text:a xlink:type="simple" xlink:href="http://www.csfu.net/bbs/showpage.asp?sid=3117">科幻论坛的一篇帖子列举了一些硬伤</text:a>。此外我在看动画片的时候也发现一些颇为搞笑的技术硬伤，剧情沉重之余聊以解忧。</text:p>
                <text:p text:style-name="Text_20_body"><text:span text:style-name="Strong_20_Emphasis">超光速技术不能自圆其说。</text:span>要 跨越多个恒星系展开战争，那么超光速移动（即“跃迁”）技术是必不可少的。然则伴随超光速移动一道的，还必须有超光速通讯方式（即《安德的游戏》中的“安 赛波”），否则空有舰队快速部署，命令却不能及时传达。从银英的故事来看，显然这两个技术已经不成问题了。但从舰队的行动方式来看，似乎都是亚光速常规移 动，没有一个奔赴战场或从战场撤离的跃迁阶段。而且超光速通讯技术居然可以被干扰，实在是有点匪夷所思……</text:p>
                <text:p text:style-name="Text_20_body"><text:span text:style-name="Strong_20_Emphasis">神奇的飞弹。</text:span>亚 姆立札会战，帝国军开始炮击的距离是600万公里，使用的首批武器是飞弹，然后改用舰炮轰击。600万公里即20光秒，激光舰炮需20秒命中；飞弹若是每 秒6000公里（2万倍音速！），也得飞上快30分钟才到达目的地。可是怎么看同盟军那边是先挨上飞弹再中舰炮呢？莫非连飞弹都用上了超光速技术……</text:p>
                <text:p text:style-name="Text_20_body"><text:span text:style-name="Strong_20_Emphasis">空间平面化。</text:span>拥有跃迁技术却不能直接跃到对方宇域，必须通过伊谢尔伦或费沙，这本身就是一件很难理解的事情。更搞笑的是战场统统是二维平面的，例如亚斯提会战罗严克拉姆的“顺时针回转”，帝国内战米达麦亚围绕雷阵展开环型快速追击，在三维空间里都是很搞笑的事件。</text:p>
                <text:p text:style-name="Text_20_body"><text:span text:style-name="Strong_20_Emphasis">个人通讯技术与整体科技水平不相匹配。</text:span>有如此高的科技水平却没有手机，实在是费解，因为加强通讯是人的本能之一。不妨留意一下，如果有手机的存在，银英有多少情节不会发生:&gt;</text:p>
                <text:p text:style-name="Text_20_body"><text:span text:style-name="Strong_20_Emphasis">战舰击溃后的遗言。</text:span>从 亚斯提会战的拉普中校开始，重要人物的战舰被击溃后必然会在火焰中留下遗言，只见舰桥舷窗被打得七零八落，舰长还可以缅怀一下故人或是抱怨一下“时不利兮 骓不逝”，好不感人亚。然则……这外太空似乎是真空环境亚，若是战舰被击溃成那般德行，空气恐怕早已跑光吧？即便不因负压爆炸、不被零下200多度的气温 冻死，恐怕也说不出声音来吧？看来虽然战舰很容易被击溃，这舰桥的密封性倒是绝无问题。</text:p>
                <text:p text:style-name="Text_20_body"><text:span text:style-name="Strong_20_Emphasis">食粮的数量级问题。</text:span>亚姆立札会战之前，罗严克拉姆搞坚壁清野，当时同盟负责后勤的<text:a xlink:type="simple" xlink:href="http://read.scol.com.cn/content/content.asp?id=5262&amp;productionname=yinheyxcs">卡介伦计算说</text:a>：“单 以五千万人的九十日份粮食来说，光是谷物就高达五十亿吨。”50亿/5000万=100，即每个平民90日需吃掉100吨谷物，平均每天超过1吨。乖乖隆 的冬，一吨谷物就叫你搬一天也未必能搬完亚……当时伊谢尔伦要塞存粮7亿吨，平均给5000万人，每人超过10吨粮食。就算每天吃3千克（KAO，每顿饭 吃两斤的大胃王），一年也才吃掉1吨粮食，要塞的存粮也够吃上十年亚……</text:p>
                <text:p text:style-name="P2">2005年07月7日, 星期四 15:33 (796572)</text:p>
              </text:section>
              <text:section text:style-name="Sect1" text:name="Section36">
                <text:h text:style-name="P1" text:outline-level="1" text:is-list-header="true"><text:bookmark text:name="main35"/>[摘]文心雕龙·练字</text:h>
                <text:p text:style-name="Text_20_body">是 以缀字属篇，必须拣择∶一避诡异，二省联边，三权重出，四调单复。诡异者，字体瑰怪者也。曹摅诗称∶“岂不愿斯游，褊心恶哅呶。”两字诡异，大疵美篇。况 乃过此，其可观乎！联边者，半字同文者也。状貌山川，古今咸用，施于常文，则龃龉为瑕，如不获免，可至三接，三接之外，其字林乎！重出者，同字相犯者也。 《诗》、《骚》适会，而近世忌同，若两字俱要，则宁在相犯。故善为文者，富于万篇，贫于一字，一字非少，相避为难也。单复者，字形肥瘠者也。瘠字累句，则 纤疏而行劣；肥字积文，则黯黕而篇暗。善酌字者，参伍单复，磊落如珠矣。凡此四条，虽文不必有，而体例不无。若值而莫悟，则非精解。</text:p>
                <text:p text:style-name="Text_20_body">（随感之一，<text:a xlink:type="simple" xlink:href="http://www.guoxue.com/jibu/wenlun/wenxin/wenxingml.htm">《文心》</text:a>者千古难得之文论精品，为文者、为文论者当精研之。随感之二，行本多以<text:a xlink:type="simple" xlink:href="http://www.guoxue.com/jibu/wenlun/wenxin/wxdl_039.htm">“练字”篇</text:a>为篇三十九，是由错简漏出，此篇当置于<text:a xlink:type="simple" xlink:href="http://www.guoxue.com/jibu/wenlun/wenxin/wxdl_033.htm">“声律”</text:a>之后、<text:a xlink:type="simple" xlink:href="http://www.guoxue.com/jibu/wenlun/wenxin/wxdl_034.htm">“章句”</text:a>之前，详见郭君重晋稀先生著《白话文心雕龙》一书。）</text:p>
                <text:p text:style-name="P2">2005年10月6日, 星期四 10:07 (993743)</text:p>
              </text:section>
              <text:section text:style-name="Sect1" text:name="Section37">
                <text:h text:style-name="P1" text:outline-level="1" text:is-list-header="true"><text:bookmark text:name="main36"/>J2EE的四书五经</text:h>
                <text:p text:style-name="P23"><text:span text:style-name="T8">每次看到“四书五经”这个词，我的脑子里总是很煞风景地冒出宝二爷那句名言：“除《四书》外，杜撰的太多，偏只我是杜撰不成？”这“杜撰”二字，当指后世理学家们阐释孔孟之道的所谓“伪经”。在这样一个标题之下，今天我要推荐的书却多是旁人对</text:span><text:span text:style-name="T9">J2EE</text:span><text:span text:style-name="T8">的阐释。一个道貌岸然的标题，倒让我写成一个矛盾修辞法了。不过，对于一种已经有七年历史，并且即将改朝换代（下一版本的企业</text:span><text:span text:style-name="T9">Java</text:span><text:span text:style-name="T8">将改名为</text:span><text:span text:style-name="T9">JavaEE</text:span><text:span text:style-name="T8">）的技术而言，相信读者们需要的已经不是入门教材，而是关于“如何用它来开发真实应用”的经验之谈。本文将为读者推荐数本不同角度的</text:span><text:span text:style-name="T9">J2EE</text:span><text:span text:style-name="T8">最佳实践集锦，希望它们能够帮助熟悉</text:span><text:span text:style-name="T9">Java</text:span><text:span text:style-name="T8">编程、但对</text:span><text:span text:style-name="T9">J2EE</text:span><text:span text:style-name="T8">缺乏了解的读者描绘一幅这个庞大世界的导游图。</text:span></text:p>
                <text:h text:style-name="P24" text:outline-level="3" text:is-list-header="true"><text:span text:style-name="T23">《</text:span><text:span text:style-name="T24">J2EE</text:span><text:span text:style-name="T23">核心模式》（第二版）</text:span></text:h>
                <text:p text:style-name="P25"><text:a xlink:type="simple" xlink:href="http://www.dearbook.com.cn/book/viewbook.aspx?pno=TS0029121" office:target-frame-name="_blank" xlink:show="new"><text:span text:style-name="T25">(there's an image) </text:span></text:a></text:p>
                <text:p text:style-name="P23"><text:a xlink:type="simple" xlink:href="http://www.dearbook.com.cn/book/viewbook.aspx?pno=TS0029121" office:target-frame-name="_blank" xlink:show="new"><text:span text:style-name="T26">译者为这本书所做的序言已足够直白：“如果说此前的各种教程都是在介绍</text:span></text:a><text:a xlink:type="simple" xlink:href="http://www.dearbook.com.cn/book/viewbook.aspx?pno=TS0029121" office:target-frame-name="_blank" xlink:show="new"><text:span text:style-name="T27">J2EE</text:span></text:a><text:a xlink:type="simple" xlink:href="http://www.dearbook.com.cn/book/viewbook.aspx?pno=TS0029121" office:target-frame-name="_blank" xlink:show="new"><text:span text:style-name="T26">开发中的‘内容’要素</text:span></text:a><text:a xlink:type="simple" xlink:href="http://www.dearbook.com.cn/book/viewbook.aspx?pno=TS0029121" office:target-frame-name="_blank" xlink:show="new"><text:span text:style-name="T28">???</text:span></text:a><text:a xlink:type="simple" xlink:href="http://www.dearbook.com.cn/book/viewbook.aspx?pno=TS0029121" office:target-frame-name="_blank" xlink:show="new"><text:span text:style-name="T26">也就是，教给我们‘做什么’</text:span></text:a><text:a xlink:type="simple" xlink:href="http://www.dearbook.com.cn/book/viewbook.aspx?pno=TS0029121" office:target-frame-name="_blank" xlink:show="new"><text:span text:style-name="T28">???</text:span></text:a><text:a xlink:type="simple" xlink:href="http://www.dearbook.com.cn/book/viewbook.aspx?pno=TS0029121" office:target-frame-name="_blank" xlink:show="new"><text:span text:style-name="T26">的话，本书关注的则是这里的‘形式’要素，是‘怎样做’才能开发出高效的、优雅的</text:span></text:a><text:a xlink:type="simple" xlink:href="http://www.dearbook.com.cn/book/viewbook.aspx?pno=TS0029121" office:target-frame-name="_blank" xlink:show="new"><text:span text:style-name="T27">J2EE</text:span></text:a><text:a xlink:type="simple" xlink:href="http://www.dearbook.com.cn/book/viewbook.aspx?pno=TS0029121" office:target-frame-name="_blank" xlink:show="new"><text:span text:style-name="T26">系统。读者从中学到的，将不仅仅是‘</text:span></text:a><text:a xlink:type="simple" xlink:href="http://www.dearbook.com.cn/book/viewbook.aspx?pno=TS0029121" office:target-frame-name="_blank" xlink:show="new"><text:span text:style-name="T27">J2EE</text:span></text:a><text:a xlink:type="simple" xlink:href="http://www.dearbook.com.cn/book/viewbook.aspx?pno=TS0029121" office:target-frame-name="_blank" xlink:show="new"><text:span text:style-name="T26">技术’，而是‘如何使用</text:span></text:a><text:a xlink:type="simple" xlink:href="http://www.dearbook.com.cn/book/viewbook.aspx?pno=TS0029121" office:target-frame-name="_blank" xlink:show="new"><text:span text:style-name="T27">J2EE</text:span></text:a><text:a xlink:type="simple" xlink:href="http://www.dearbook.com.cn/book/viewbook.aspx?pno=TS0029121" office:target-frame-name="_blank" xlink:show="new"><text:span text:style-name="T26">技术进行设计’。”不过，值得留意的是，这里所说的“</text:span></text:a><text:a xlink:type="simple" xlink:href="http://www.dearbook.com.cn/book/viewbook.aspx?pno=TS0029121" office:target-frame-name="_blank" xlink:show="new"><text:span text:style-name="T27">J2EE</text:span></text:a><text:a xlink:type="simple" xlink:href="http://www.dearbook.com.cn/book/viewbook.aspx?pno=TS0029121" office:target-frame-name="_blank" xlink:show="new"><text:span text:style-name="T26">技术”，应该更准确地描述为“</text:span></text:a><text:a xlink:type="simple" xlink:href="http://www.dearbook.com.cn/book/viewbook.aspx?pno=TS0029121" office:target-frame-name="_blank" xlink:show="new"><text:span text:style-name="T27">Sun</text:span></text:a><text:a xlink:type="simple" xlink:href="http://www.dearbook.com.cn/book/viewbook.aspx?pno=TS0029121" office:target-frame-name="_blank" xlink:show="new"><text:span text:style-name="T26">公司的</text:span></text:a><text:a xlink:type="simple" xlink:href="http://www.dearbook.com.cn/book/viewbook.aspx?pno=TS0029121" office:target-frame-name="_blank" xlink:show="new"><text:span text:style-name="T27">J2EE</text:span></text:a><text:a xlink:type="simple" xlink:href="http://www.dearbook.com.cn/book/viewbook.aspx?pno=TS0029121" office:target-frame-name="_blank" xlink:show="new"><text:span text:style-name="T26">技术”或者“正统</text:span></text:a><text:a xlink:type="simple" xlink:href="http://www.dearbook.com.cn/book/viewbook.aspx?pno=TS0029121" office:target-frame-name="_blank" xlink:show="new"><text:span text:style-name="T27">J2EE</text:span></text:a><text:a xlink:type="simple" xlink:href="http://www.dearbook.com.cn/book/viewbook.aspx?pno=TS0029121" office:target-frame-name="_blank" xlink:show="new"><text:span text:style-name="T26">技术”，即“基于</text:span></text:a><text:a xlink:type="simple" xlink:href="http://www.dearbook.com.cn/book/viewbook.aspx?pno=TS0029121" office:target-frame-name="_blank" xlink:show="new"><text:span text:style-name="T27">EJB</text:span></text:a><text:a xlink:type="simple" xlink:href="http://www.dearbook.com.cn/book/viewbook.aspx?pno=TS0029121" office:target-frame-name="_blank" xlink:show="new"><text:span text:style-name="T26">的</text:span></text:a><text:a xlink:type="simple" xlink:href="http://www.dearbook.com.cn/book/viewbook.aspx?pno=TS0029121" office:target-frame-name="_blank" xlink:show="new"><text:span text:style-name="T27">J2EE</text:span></text:a><text:a xlink:type="simple" xlink:href="http://www.dearbook.com.cn/book/viewbook.aspx?pno=TS0029121" office:target-frame-name="_blank" xlink:show="new"><text:span text:style-name="T26">技术”。由于某些原因（请容许我稍微卖个关子），这一类型的</text:span></text:a><text:a xlink:type="simple" xlink:href="http://www.dearbook.com.cn/book/viewbook.aspx?pno=TS0029121" office:target-frame-name="_blank" xlink:show="new"><text:span text:style-name="T27">J2EE</text:span></text:a><text:a xlink:type="simple" xlink:href="http://www.dearbook.com.cn/book/viewbook.aspx?pno=TS0029121" office:target-frame-name="_blank" xlink:show="new"><text:span text:style-name="T26">技术呈现出极大的复杂度，因此书中的解决方案（即“模式”）也往往呈现出令人敬畏的技巧。对于这本书，我的推荐意见是：读者应该牢记其中的每个解决方案以及对于这些解决方案的敬畏感</text:span></text:a><text:a xlink:type="simple" xlink:href="http://www.dearbook.com.cn/book/viewbook.aspx?pno=TS0029121" office:target-frame-name="_blank" xlink:show="new"><text:span text:style-name="T28">??</text:span></text:a><text:a xlink:type="simple" xlink:href="http://www.dearbook.com.cn/book/viewbook.aspx?pno=TS0029121" office:target-frame-name="_blank" xlink:show="new"><text:span text:style-name="T26">这种敬畏感将有助于你充分理解下一本书的价值所在。</text:span></text:a></text:p>
                <text:h text:style-name="P24" text:outline-level="3" text:is-list-header="true"><text:a xlink:type="simple" xlink:href="http://www.dearbook.com.cn/book/viewbook.aspx?pno=TS0029121" office:target-frame-name="_blank" xlink:show="new"><text:span text:style-name="T29">《</text:span></text:a><text:a xlink:type="simple" xlink:href="http://www.dearbook.com.cn/book/viewbook.aspx?pno=TS0029121" office:target-frame-name="_blank" xlink:show="new"><text:span text:style-name="T30">Expert One-on-One J2EE Development without EJB</text:span></text:a><text:a xlink:type="simple" xlink:href="http://www.dearbook.com.cn/book/viewbook.aspx?pno=TS0029121" office:target-frame-name="_blank" xlink:show="new"><text:span text:style-name="T29">》</text:span></text:a></text:h>
                <text:h text:style-name="P26" text:outline-level="3" text:is-list-header="true"><text:a xlink:type="simple" xlink:href="http://www.dearbook.com.cn/book/viewbook.aspx?pno=TS0029121" office:target-frame-name="_blank" xlink:show="new"><text:span text:style-name="T31">(there's an image) </text:span></text:a></text:h>
                <text:p text:style-name="P23"><text:a xlink:type="simple" xlink:href="http://www.dearbook.com.cn/book/viewbook.aspx?pno=TS0029121" office:target-frame-name="_blank" xlink:show="new"><text:span text:style-name="T32">揭开前面埋下的伏笔：“正统的”</text:span></text:a><text:a xlink:type="simple" xlink:href="http://www.dearbook.com.cn/book/viewbook.aspx?pno=TS0029121" office:target-frame-name="_blank" xlink:show="new"><text:span text:style-name="T33">J2EE</text:span></text:a><text:a xlink:type="simple" xlink:href="http://www.dearbook.com.cn/book/viewbook.aspx?pno=TS0029121" office:target-frame-name="_blank" xlink:show="new"><text:span text:style-name="T32">之所以那么复杂，很大程度上正是因为</text:span></text:a><text:a xlink:type="simple" xlink:href="http://www.dearbook.com.cn/book/viewbook.aspx?pno=TS0029121" office:target-frame-name="_blank" xlink:show="new"><text:span text:style-name="T33">EJB</text:span></text:a><text:a xlink:type="simple" xlink:href="http://www.dearbook.com.cn/book/viewbook.aspx?pno=TS0029121" office:target-frame-name="_blank" xlink:show="new"><text:span text:style-name="T32">的存在。而作为一个拥有十年</text:span></text:a><text:a xlink:type="simple" xlink:href="http://www.dearbook.com.cn/book/viewbook.aspx?pno=TS0029121" office:target-frame-name="_blank" xlink:show="new"><text:span text:style-name="T33">Java</text:span></text:a><text:a xlink:type="simple" xlink:href="http://www.dearbook.com.cn/book/viewbook.aspx?pno=TS0029121" office:target-frame-name="_blank" xlink:show="new"><text:span text:style-name="T32">经验和更长企业应用开发经验的开发者，</text:span></text:a><text:a xlink:type="simple" xlink:href="http://www.dearbook.com.cn/book/viewbook.aspx?pno=TS0029121" office:target-frame-name="_blank" xlink:show="new"><text:span text:style-name="T33">Rod Johnson</text:span></text:a><text:a xlink:type="simple" xlink:href="http://www.dearbook.com.cn/book/viewbook.aspx?pno=TS0029121" office:target-frame-name="_blank" xlink:show="new"><text:span text:style-name="T32">坚信这个世界上确实有很多不那么复杂的问题，而为这些问题找到同样不那么复杂的解决方案就是他（以及他的</text:span></text:a><text:a xlink:type="simple" xlink:href="http://www.dearbook.com.cn/book/viewbook.aspx?pno=TS0029121" office:target-frame-name="_blank" xlink:show="new"><text:span text:style-name="T33">Spring</text:span></text:a><text:a xlink:type="simple" xlink:href="http://www.dearbook.com.cn/book/viewbook.aspx?pno=TS0029121" office:target-frame-name="_blank" xlink:show="new"><text:span text:style-name="T32">框架）希望达到的目标。这本《</text:span></text:a><text:a xlink:type="simple" xlink:href="http://www.dearbook.com.cn/book/viewbook.aspx?pno=TS0029121" office:target-frame-name="_blank" xlink:show="new"><text:span text:style-name="T33">J2EE Development without EJB</text:span></text:a><text:a xlink:type="simple" xlink:href="http://www.dearbook.com.cn/book/viewbook.aspx?pno=TS0029121" office:target-frame-name="_blank" xlink:show="new"><text:span text:style-name="T32">》的妙处在于，它不仅指出了</text:span></text:a><text:a xlink:type="simple" xlink:href="http://www.dearbook.com.cn/book/viewbook.aspx?pno=TS0029121" office:target-frame-name="_blank" xlink:show="new"><text:span text:style-name="T33">EJB</text:span></text:a><text:a xlink:type="simple" xlink:href="http://www.dearbook.com.cn/book/viewbook.aspx?pno=TS0029121" office:target-frame-name="_blank" xlink:show="new"><text:span text:style-name="T32">的问题所在，更加阐述了一套完整自洽的、“</text:span></text:a><text:a xlink:type="simple" xlink:href="http://www.dearbook.com.cn/book/viewbook.aspx?pno=TS0029121" office:target-frame-name="_blank" xlink:show="new"><text:span text:style-name="T33">Without EJB</text:span></text:a><text:a xlink:type="simple" xlink:href="http://www.dearbook.com.cn/book/viewbook.aspx?pno=TS0029121" office:target-frame-name="_blank" xlink:show="new"><text:span text:style-name="T33">”</text:span></text:a><text:a xlink:type="simple" xlink:href="http://www.dearbook.com.cn/book/viewbook.aspx?pno=TS0029121" office:target-frame-name="_blank" xlink:show="new"><text:span text:style-name="T32">的</text:span></text:a><text:a xlink:type="simple" xlink:href="http://www.dearbook.com.cn/book/viewbook.aspx?pno=TS0029121" office:target-frame-name="_blank" xlink:show="new"><text:span text:style-name="T33">Java</text:span></text:a><text:a xlink:type="simple" xlink:href="http://www.dearbook.com.cn/book/viewbook.aspx?pno=TS0029121" office:target-frame-name="_blank" xlink:show="new"><text:span text:style-name="T32">企业应用架构</text:span></text:a><text:a xlink:type="simple" xlink:href="http://www.dearbook.com.cn/book/viewbook.aspx?pno=TS0029121" office:target-frame-name="_blank" xlink:show="new"><text:span text:style-name="T33">??</text:span></text:a><text:a xlink:type="simple" xlink:href="http://www.dearbook.com.cn/book/viewbook.aspx?pno=TS0029121" office:target-frame-name="_blank" xlink:show="new"><text:span text:style-name="T32">全球第一大连锁超市沃尔玛的信息系统正是采用此架构搭建而成，这一事实足以证明该架构的合法性。之所以要将这本书放在《</text:span></text:a><text:a xlink:type="simple" xlink:href="http://www.dearbook.com.cn/book/viewbook.aspx?pno=TS0029121" office:target-frame-name="_blank" xlink:show="new"><text:span text:style-name="T33">J2EE</text:span></text:a><text:a xlink:type="simple" xlink:href="http://www.dearbook.com.cn/book/viewbook.aspx?pno=TS0029121" office:target-frame-name="_blank" xlink:show="new"><text:span text:style-name="T32">核心模式》之后推荐，是因为我担心读者在阅读《</text:span></text:a><text:a xlink:type="simple" xlink:href="http://www.dearbook.com.cn/book/viewbook.aspx?pno=TS0029121" office:target-frame-name="_blank" xlink:show="new"><text:span text:style-name="T33">J2EE Development without EJB</text:span></text:a><text:a xlink:type="simple" xlink:href="http://www.dearbook.com.cn/book/viewbook.aspx?pno=TS0029121" office:target-frame-name="_blank" xlink:show="new"><text:span text:style-name="T32">》之后再也没有兴趣去阅读前一本书，从而错失了充分了解</text:span></text:a><text:a xlink:type="simple" xlink:href="http://www.dearbook.com.cn/book/viewbook.aspx?pno=TS0029121" office:target-frame-name="_blank" xlink:show="new"><text:span text:style-name="T33">EJB</text:span></text:a><text:a xlink:type="simple" xlink:href="http://www.dearbook.com.cn/book/viewbook.aspx?pno=TS0029121" office:target-frame-name="_blank" xlink:show="new"><text:span text:style-name="T32">技术的一个机会。</text:span></text:a></text:p>
                <text:p text:style-name="P23"><text:a xlink:type="simple" xlink:href="http://www.dearbook.com.cn/book/viewbook.aspx?pno=TS0029121" office:target-frame-name="_blank" xlink:show="new"><text:span text:style-name="T32">更值得称道的是，</text:span></text:a><text:a xlink:type="simple" xlink:href="http://www.dearbook.com.cn/book/viewbook.aspx?pno=TS0029121" office:target-frame-name="_blank" xlink:show="new"><text:span text:style-name="T33">Rod Johnson</text:span></text:a><text:a xlink:type="simple" xlink:href="http://www.dearbook.com.cn/book/viewbook.aspx?pno=TS0029121" office:target-frame-name="_blank" xlink:show="new"><text:span text:style-name="T32">并不试图宣称自己的解决方案是</text:span></text:a><text:a xlink:type="simple" xlink:href="http://www.dearbook.com.cn/book/viewbook.aspx?pno=TS0029121" office:target-frame-name="_blank" xlink:show="new"><text:span text:style-name="T33">Java</text:span></text:a><text:a xlink:type="simple" xlink:href="http://www.dearbook.com.cn/book/viewbook.aspx?pno=TS0029121" office:target-frame-name="_blank" xlink:show="new"><text:span text:style-name="T32">企业应用的不二法门。贯穿全书，读者可以感觉到</text:span></text:a><text:a xlink:type="simple" xlink:href="http://www.dearbook.com.cn/book/viewbook.aspx?pno=TS0029121" office:target-frame-name="_blank" xlink:show="new"><text:span text:style-name="T33">Johnson</text:span></text:a><text:a xlink:type="simple" xlink:href="http://www.dearbook.com.cn/book/viewbook.aspx?pno=TS0029121" office:target-frame-name="_blank" xlink:show="new"><text:span text:style-name="T32">最希望传达给读者的是一种基于实践的“循证架构”方法。如果说这本书有其独到的功德，我想那不是因为它宣传了</text:span></text:a><text:a xlink:type="simple" xlink:href="http://www.dearbook.com.cn/book/viewbook.aspx?pno=TS0029121" office:target-frame-name="_blank" xlink:show="new"><text:span text:style-name="T33">IoC</text:span></text:a><text:a xlink:type="simple" xlink:href="http://www.dearbook.com.cn/book/viewbook.aspx?pno=TS0029121" office:target-frame-name="_blank" xlink:show="new"><text:span text:style-name="T32">或者</text:span></text:a><text:a xlink:type="simple" xlink:href="http://www.dearbook.com.cn/book/viewbook.aspx?pno=TS0029121" office:target-frame-name="_blank" xlink:show="new"><text:span text:style-name="T33">AOP</text:span></text:a><text:a xlink:type="simple" xlink:href="http://www.dearbook.com.cn/book/viewbook.aspx?pno=TS0029121" office:target-frame-name="_blank" xlink:show="new"><text:span text:style-name="T32">，而是因为它帮助一些读者破除了技术的门户之见，学会根据自己的需求和实践检验来选择架构。</text:span></text:a></text:p>
                <text:h text:style-name="P24" text:outline-level="3" text:is-list-header="true"><text:a xlink:type="simple" xlink:href="http://www.dearbook.com.cn/book/viewbook.aspx?pno=TS0029121" office:target-frame-name="_blank" xlink:show="new"><text:span text:style-name="T34">《企业应用架构模式》</text:span></text:a></text:h>
                <text:p text:style-name="P25"><text:a xlink:type="simple" xlink:href="http://www.dearbook.com.cn/book/viewbook.aspx?pno=TS0029121" office:target-frame-name="_blank" xlink:show="new"><text:span text:style-name="T31">(there's an image) </text:span></text:a></text:p>
                <text:p text:style-name="P23"><text:a xlink:type="simple" xlink:href="http://www.dearbook.com.cn/book/viewbook.aspx?pno=TS0029121" office:target-frame-name="_blank" xlink:show="new"><text:span text:style-name="T35">读过前两本书之后，读者大概能够对</text:span></text:a><text:a xlink:type="simple" xlink:href="http://www.dearbook.com.cn/book/viewbook.aspx?pno=TS0029121" office:target-frame-name="_blank" xlink:show="new"><text:span text:style-name="T27">J2EE</text:span></text:a><text:a xlink:type="simple" xlink:href="http://www.dearbook.com.cn/book/viewbook.aspx?pno=TS0029121" office:target-frame-name="_blank" xlink:show="new"><text:span text:style-name="T35">的常见技术、问题和解决方案有所了解，随后粉墨登场的就该是</text:span></text:a><text:a xlink:type="simple" xlink:href="http://www.dearbook.com.cn/book/viewbook.aspx?pno=TS0029121" office:target-frame-name="_blank" xlink:show="new"><text:span text:style-name="T27">Martin Fowler</text:span></text:a><text:a xlink:type="simple" xlink:href="http://www.dearbook.com.cn/book/viewbook.aspx?pno=TS0029121" office:target-frame-name="_blank" xlink:show="new"><text:span text:style-name="T35">了。</text:span></text:a><text:a xlink:type="simple" xlink:href="http://www.dearbook.com.cn/book/viewbook.aspx?pno=TS0029121" office:target-frame-name="_blank" xlink:show="new"><text:span text:style-name="T27">Fowler</text:span></text:a><text:a xlink:type="simple" xlink:href="http://www.dearbook.com.cn/book/viewbook.aspx?pno=TS0029121" office:target-frame-name="_blank" xlink:show="new"><text:span text:style-name="T35">是一位善于总结他人经验的技术传教士，这本</text:span></text:a><text:a xlink:type="simple" xlink:href="http://www.dearbook.com.cn/book/viewbook.aspx?pno=TS0029121" office:target-frame-name="_blank" xlink:show="new"><text:span text:style-name="T27">PoEAA</text:span></text:a><text:a xlink:type="simple" xlink:href="http://www.dearbook.com.cn/book/viewbook.aspx?pno=TS0029121" office:target-frame-name="_blank" xlink:show="new"><text:span text:style-name="T35">便是他的典型作品之一：没有任何原创材料，却把很多“古而有之”的技术分析得丝丝入扣、阐述得鞭辟入里。其价值究竟有多大，只需看看诸如《</text:span></text:a><text:a xlink:type="simple" xlink:href="http://www.dearbook.com.cn/book/viewbook.aspx?pno=TS0029121" office:target-frame-name="_blank" xlink:show="new"><text:span text:style-name="T27">J2EE</text:span></text:a><text:a xlink:type="simple" xlink:href="http://www.dearbook.com.cn/book/viewbook.aspx?pno=TS0029121" office:target-frame-name="_blank" xlink:show="new"><text:span text:style-name="T35">核心模式》、《</text:span></text:a><text:a xlink:type="simple" xlink:href="http://www.dearbook.com.cn/book/viewbook.aspx?pno=TS0029121" office:target-frame-name="_blank" xlink:show="new"><text:span text:style-name="T27">J2EE Development without EJB</text:span></text:a><text:a xlink:type="simple" xlink:href="http://www.dearbook.com.cn/book/viewbook.aspx?pno=TS0029121" office:target-frame-name="_blank" xlink:show="new"><text:span text:style-name="T35">》、《</text:span></text:a><text:a xlink:type="simple" xlink:href="http://www.dearbook.com.cn/book/viewbook.aspx?pno=TS0029121" office:target-frame-name="_blank" xlink:show="new"><text:span text:style-name="T27">.NET</text:span></text:a><text:a xlink:type="simple" xlink:href="http://www.dearbook.com.cn/book/viewbook.aspx?pno=TS0029121" office:target-frame-name="_blank" xlink:show="new"><text:span text:style-name="T35">企业解决方案模式》一类好书有多么频繁地引用其中的内容，便可以知道大概。</text:span></text:a></text:p>
                <text:p text:style-name="P23"><text:a xlink:type="simple" xlink:href="http://www.dearbook.com.cn/book/viewbook.aspx?pno=TS0029121" office:target-frame-name="_blank" xlink:show="new"><text:span text:style-name="T35">这本</text:span></text:a><text:a xlink:type="simple" xlink:href="http://www.dearbook.com.cn/book/viewbook.aspx?pno=TS0029121" office:target-frame-name="_blank" xlink:show="new"><text:span text:style-name="T27">PoEAA</text:span></text:a><text:a xlink:type="simple" xlink:href="http://www.dearbook.com.cn/book/viewbook.aspx?pno=TS0029121" office:target-frame-name="_blank" xlink:show="new"><text:span text:style-name="T35">的缺点</text:span></text:a><text:a xlink:type="simple" xlink:href="http://www.dearbook.com.cn/book/viewbook.aspx?pno=TS0029121" office:target-frame-name="_blank" xlink:show="new"><text:span text:style-name="T27">??</text:span></text:a><text:a xlink:type="simple" xlink:href="http://www.dearbook.com.cn/book/viewbook.aspx?pno=TS0029121" office:target-frame-name="_blank" xlink:show="new"><text:span text:style-name="T35">和其他很多模式类书籍一样</text:span></text:a><text:a xlink:type="simple" xlink:href="http://www.dearbook.com.cn/book/viewbook.aspx?pno=TS0029121" office:target-frame-name="_blank" xlink:show="new"><text:span text:style-name="T27">??</text:span></text:a><text:a xlink:type="simple" xlink:href="http://www.dearbook.com.cn/book/viewbook.aspx?pno=TS0029121" office:target-frame-name="_blank" xlink:show="new"><text:span text:style-name="T35">是过于“形式化”：欠缺更具实际意义的范例，</text:span></text:a><text:a xlink:type="simple" xlink:href="http://www.dearbook.com.cn/book/viewbook.aspx?pno=TS0029121" office:target-frame-name="_blank" xlink:show="new"><text:span text:style-name="T27">47</text:span></text:a><text:a xlink:type="simple" xlink:href="http://www.dearbook.com.cn/book/viewbook.aspx?pno=TS0029121" office:target-frame-name="_blank" xlink:show="new"><text:span text:style-name="T35">个模式的列举与阐述多少显得有点干巴，而且对于“何时使用</text:span></text:a><text:a xlink:type="simple" xlink:href="http://www.dearbook.com.cn/book/viewbook.aspx?pno=TS0029121" office:target-frame-name="_blank" xlink:show="new"><text:span text:style-name="T27">/</text:span></text:a><text:a xlink:type="simple" xlink:href="http://www.dearbook.com.cn/book/viewbook.aspx?pno=TS0029121" office:target-frame-name="_blank" xlink:show="new"><text:span text:style-name="T35">不使用某个模式”这一问题的解答很难令人满意。不过，在本文涉及的几本书中，可能只有这一本是不需要额外推荐的，因为当你一次又一次地遇到别人在文章或交谈中不加解释地引用“</text:span></text:a><text:a xlink:type="simple" xlink:href="http://www.dearbook.com.cn/book/viewbook.aspx?pno=TS0029121" office:target-frame-name="_blank" xlink:show="new"><text:span text:style-name="T27">Unit of Work</text:span></text:a><text:a xlink:type="simple" xlink:href="http://www.dearbook.com.cn/book/viewbook.aspx?pno=TS0029121" office:target-frame-name="_blank" xlink:show="new"><text:span text:style-name="T27">”</text:span></text:a><text:a xlink:type="simple" xlink:href="http://www.dearbook.com.cn/book/viewbook.aspx?pno=TS0029121" office:target-frame-name="_blank" xlink:show="new"><text:span text:style-name="T35">或者“</text:span></text:a><text:a xlink:type="simple" xlink:href="http://www.dearbook.com.cn/book/viewbook.aspx?pno=TS0029121" office:target-frame-name="_blank" xlink:show="new"><text:span text:style-name="T27">Transaction Script</text:span></text:a><text:a xlink:type="simple" xlink:href="http://www.dearbook.com.cn/book/viewbook.aspx?pno=TS0029121" office:target-frame-name="_blank" xlink:show="new"><text:span text:style-name="T27">”</text:span></text:a><text:a xlink:type="simple" xlink:href="http://www.dearbook.com.cn/book/viewbook.aspx?pno=TS0029121" office:target-frame-name="_blank" xlink:show="new"><text:span text:style-name="T35">之类词汇之后，你很难不去读这本</text:span></text:a><text:a xlink:type="simple" xlink:href="http://www.dearbook.com.cn/book/viewbook.aspx?pno=TS0029121" office:target-frame-name="_blank" xlink:show="new"><text:span text:style-name="T27">PoEAA</text:span></text:a><text:a xlink:type="simple" xlink:href="http://www.dearbook.com.cn/book/viewbook.aspx?pno=TS0029121" office:target-frame-name="_blank" xlink:show="new"><text:span text:style-name="T35">。</text:span></text:a></text:p>
                <text:h text:style-name="P24" text:outline-level="3" text:is-list-header="true"><text:a xlink:type="simple" xlink:href="http://www.dearbook.com.cn/book/viewbook.aspx?pno=TS0029121" office:target-frame-name="_blank" xlink:show="new"><text:span text:style-name="T34">《</text:span></text:a><text:a xlink:type="simple" xlink:href="http://www.dearbook.com.cn/book/viewbook.aspx?pno=TS0029121" office:target-frame-name="_blank" xlink:show="new"><text:span text:style-name="T30">Enterprise Integration Patterns</text:span></text:a><text:a xlink:type="simple" xlink:href="http://www.dearbook.com.cn/book/viewbook.aspx?pno=TS0029121" office:target-frame-name="_blank" xlink:show="new"><text:span text:style-name="T34">》</text:span></text:a></text:h>
                <text:p text:style-name="P27"><text:a xlink:type="simple" xlink:href="http://www.dearbook.com.cn/book/viewbook.aspx?pno=TS0029121" office:target-frame-name="_blank" xlink:show="new"><text:span text:style-name="T36">(there's an image) </text:span></text:a></text:p>
                <text:p text:style-name="P25"><text:a xlink:type="simple" xlink:href="http://www.dearbook.com.cn/book/viewbook.aspx?pno=TS0029121" office:target-frame-name="_blank" xlink:show="new"><text:span text:style-name="T36">Gregor Hohpe</text:span></text:a><text:a xlink:type="simple" xlink:href="http://www.dearbook.com.cn/book/viewbook.aspx?pno=TS0029121" office:target-frame-name="_blank" xlink:show="new"><text:span text:style-name="T37">等著，</text:span></text:a><text:a xlink:type="simple" xlink:href="http://www.dearbook.com.cn/book/viewbook.aspx?pno=TS0029121" office:target-frame-name="_blank" xlink:show="new"><text:span text:style-name="T36">Addison-Wesley </text:span></text:a><text:a xlink:type="simple" xlink:href="http://www.dearbook.com.cn/book/viewbook.aspx?pno=TS0029121" office:target-frame-name="_blank" xlink:show="new"><text:span text:style-name="T37">，</text:span></text:a><text:a xlink:type="simple" xlink:href="http://www.dearbook.com.cn/book/viewbook.aspx?pno=TS0029121" office:target-frame-name="_blank" xlink:show="new"><text:span text:style-name="T36">2003</text:span></text:a><text:a xlink:type="simple" xlink:href="http://www.dearbook.com.cn/book/viewbook.aspx?pno=TS0029121" office:target-frame-name="_blank" xlink:show="new"><text:span text:style-name="T37">年</text:span></text:a><text:a xlink:type="simple" xlink:href="http://www.dearbook.com.cn/book/viewbook.aspx?pno=TS0029121" office:target-frame-name="_blank" xlink:show="new"><text:span text:style-name="T36">10</text:span></text:a><text:a xlink:type="simple" xlink:href="http://www.dearbook.com.cn/book/viewbook.aspx?pno=TS0029121" office:target-frame-name="_blank" xlink:show="new"><text:span text:style-name="T37">月（暂无中译本）</text:span></text:a></text:p>
                <text:p text:style-name="P23"><text:a xlink:type="simple" xlink:href="http://www.dearbook.com.cn/book/viewbook.aspx?pno=TS0029121" office:target-frame-name="_blank" xlink:show="new"><text:span text:style-name="T38">这本书中有一句话深得我心：“如果有人跟你说企业应用集成是件很轻松的事，这人要么是聪明得出奇，要么是傻得出奇，要么就是出于商业原因希望让你相信他即将兜售的某种东西。”对于习惯了面向对象的大多数</text:span></text:a><text:a xlink:type="simple" xlink:href="http://www.dearbook.com.cn/book/viewbook.aspx?pno=TS0029121" office:target-frame-name="_blank" xlink:show="new"><text:span text:style-name="T39">Java</text:span></text:a><text:a xlink:type="simple" xlink:href="http://www.dearbook.com.cn/book/viewbook.aspx?pno=TS0029121" office:target-frame-name="_blank" xlink:show="new"><text:span text:style-name="T38">程序员而言，充斥异步</text:span></text:a><text:a xlink:type="simple" xlink:href="http://www.dearbook.com.cn/book/viewbook.aspx?pno=TS0029121" office:target-frame-name="_blank" xlink:show="new"><text:span text:style-name="T39">/</text:span></text:a><text:a xlink:type="simple" xlink:href="http://www.dearbook.com.cn/book/viewbook.aspx?pno=TS0029121" office:target-frame-name="_blank" xlink:show="new"><text:span text:style-name="T38">跨进程调用的企业应用集成（</text:span></text:a><text:a xlink:type="simple" xlink:href="http://www.dearbook.com.cn/book/viewbook.aspx?pno=TS0029121" office:target-frame-name="_blank" xlink:show="new"><text:span text:style-name="T39">EAI</text:span></text:a><text:a xlink:type="simple" xlink:href="http://www.dearbook.com.cn/book/viewbook.aspx?pno=TS0029121" office:target-frame-name="_blank" xlink:show="new"><text:span text:style-name="T38">）不啻是一场噩梦；而在银行</text:span></text:a><text:a xlink:type="simple" xlink:href="http://www.dearbook.com.cn/book/viewbook.aspx?pno=TS0029121" office:target-frame-name="_blank" xlink:show="new"><text:span text:style-name="T39">/</text:span></text:a><text:a xlink:type="simple" xlink:href="http://www.dearbook.com.cn/book/viewbook.aspx?pno=TS0029121" office:target-frame-name="_blank" xlink:show="new"><text:span text:style-name="T38">保险等信息化较早的机构中，</text:span></text:a><text:a xlink:type="simple" xlink:href="http://www.dearbook.com.cn/book/viewbook.aspx?pno=TS0029121" office:target-frame-name="_blank" xlink:show="new"><text:span text:style-name="T39">EAI</text:span></text:a><text:a xlink:type="simple" xlink:href="http://www.dearbook.com.cn/book/viewbook.aspx?pno=TS0029121" office:target-frame-name="_blank" xlink:show="new"><text:span text:style-name="T38">的需求又偏偏如同家常便饭。两者之间的张力，使得这本书</text:span></text:a><text:a xlink:type="simple" xlink:href="http://www.dearbook.com.cn/book/viewbook.aspx?pno=TS0029121" office:target-frame-name="_blank" xlink:show="new"><text:span text:style-name="T39">??</text:span></text:a><text:a xlink:type="simple" xlink:href="http://www.dearbook.com.cn/book/viewbook.aspx?pno=TS0029121" office:target-frame-name="_blank" xlink:show="new"><text:span text:style-name="T38">在某些特定的时候，对于某些特定的人</text:span></text:a><text:a xlink:type="simple" xlink:href="http://www.dearbook.com.cn/book/viewbook.aspx?pno=TS0029121" office:target-frame-name="_blank" xlink:show="new"><text:span text:style-name="T39">??</text:span></text:a><text:a xlink:type="simple" xlink:href="http://www.dearbook.com.cn/book/viewbook.aspx?pno=TS0029121" office:target-frame-name="_blank" xlink:show="new"><text:span text:style-name="T38">有如天籁一般。在某种意义上，这本书对于破除大词迷信也有一定的帮助：它将“面向服务架构”（</text:span></text:a><text:a xlink:type="simple" xlink:href="http://www.dearbook.com.cn/book/viewbook.aspx?pno=TS0029121" office:target-frame-name="_blank" xlink:show="new"><text:span text:style-name="T39">SOA</text:span></text:a><text:a xlink:type="simple" xlink:href="http://www.dearbook.com.cn/book/viewbook.aspx?pno=TS0029121" office:target-frame-name="_blank" xlink:show="new"><text:span text:style-name="T38">）作为企业应用集成的六种应用类型之一加以阐述，并总结了各种类型的适用场景和优缺点。</text:span></text:a><text:a xlink:type="simple" xlink:href="http://www.dearbook.com.cn/book/viewbook.aspx?pno=TS0029121" office:target-frame-name="_blank" xlink:show="new"><text:span text:style-name="T39">Martin Fowler</text:span></text:a><text:a xlink:type="simple" xlink:href="http://www.dearbook.com.cn/book/viewbook.aspx?pno=TS0029121" office:target-frame-name="_blank" xlink:show="new"><text:span text:style-name="T38">为它做的序中称其为“</text:span></text:a><text:a xlink:type="simple" xlink:href="http://www.dearbook.com.cn/book/viewbook.aspx?pno=TS0029121" office:target-frame-name="_blank" xlink:show="new"><text:span text:style-name="T39">PoEAA</text:span></text:a><text:a xlink:type="simple" xlink:href="http://www.dearbook.com.cn/book/viewbook.aspx?pno=TS0029121" office:target-frame-name="_blank" xlink:show="new"><text:span text:style-name="T38">的姊妹书”</text:span></text:a><text:a xlink:type="simple" xlink:href="http://www.dearbook.com.cn/book/viewbook.aspx?pno=TS0029121" office:target-frame-name="_blank" xlink:show="new"><text:span text:style-name="T39">??</text:span></text:a><text:a xlink:type="simple" xlink:href="http://www.dearbook.com.cn/book/viewbook.aspx?pno=TS0029121" office:target-frame-name="_blank" xlink:show="new"><text:span text:style-name="T38">从填补了</text:span></text:a><text:a xlink:type="simple" xlink:href="http://www.dearbook.com.cn/book/viewbook.aspx?pno=TS0029121" office:target-frame-name="_blank" xlink:show="new"><text:span text:style-name="T39">PoEAA</text:span></text:a><text:a xlink:type="simple" xlink:href="http://www.dearbook.com.cn/book/viewbook.aspx?pno=TS0029121" office:target-frame-name="_blank" xlink:show="new"><text:span text:style-name="T38">所没有覆盖的一大类企业应用场景这一角度来说，这一称号是名副其实的，而作者的技术与文笔也对得起这一赞誉。</text:span></text:a></text:p>
                <text:h text:style-name="P24" text:outline-level="3" text:is-list-header="true"><text:a xlink:type="simple" xlink:href="http://www.dearbook.com.cn/book/viewbook.aspx?pno=TS0029121" office:target-frame-name="_blank" xlink:show="new"><text:span text:style-name="T40">《</text:span></text:a><text:a xlink:type="simple" xlink:href="http://www.dearbook.com.cn/book/viewbook.aspx?pno=TS0029121" office:target-frame-name="_blank" xlink:show="new"><text:span text:style-name="T41">Java Modeling in Color with UML</text:span></text:a><text:a xlink:type="simple" xlink:href="http://www.dearbook.com.cn/book/viewbook.aspx?pno=TS0029121" office:target-frame-name="_blank" xlink:show="new"><text:span text:style-name="T40">》</text:span></text:a></text:h>
                <text:p text:style-name="P27"><text:a xlink:type="simple" xlink:href="http://www.dearbook.com.cn/book/viewbook.aspx?pno=TS0029121" office:target-frame-name="_blank" xlink:show="new"><text:span text:style-name="T36">(there's an image) </text:span></text:a></text:p>
                <text:p text:style-name="P25"><text:a xlink:type="simple" xlink:href="http://www.dearbook.com.cn/book/viewbook.aspx?pno=TS0029121" office:target-frame-name="_blank" xlink:show="new"><text:span text:style-name="T36">Peter Coad</text:span></text:a><text:a xlink:type="simple" xlink:href="http://www.dearbook.com.cn/book/viewbook.aspx?pno=TS0029121" office:target-frame-name="_blank" xlink:show="new"><text:span text:style-name="T37">著，</text:span></text:a><text:a xlink:type="simple" xlink:href="http://www.dearbook.com.cn/book/viewbook.aspx?pno=TS0029121" office:target-frame-name="_blank" xlink:show="new"><text:span text:style-name="T36">Prentice Hall </text:span></text:a><text:a xlink:type="simple" xlink:href="http://www.dearbook.com.cn/book/viewbook.aspx?pno=TS0029121" office:target-frame-name="_blank" xlink:show="new"><text:span text:style-name="T37">，</text:span></text:a><text:a xlink:type="simple" xlink:href="http://www.dearbook.com.cn/book/viewbook.aspx?pno=TS0029121" office:target-frame-name="_blank" xlink:show="new"><text:span text:style-name="T36">1999</text:span></text:a><text:a xlink:type="simple" xlink:href="http://www.dearbook.com.cn/book/viewbook.aspx?pno=TS0029121" office:target-frame-name="_blank" xlink:show="new"><text:span text:style-name="T37">年</text:span></text:a><text:a xlink:type="simple" xlink:href="http://www.dearbook.com.cn/book/viewbook.aspx?pno=TS0029121" office:target-frame-name="_blank" xlink:show="new"><text:span text:style-name="T36">6</text:span></text:a><text:a xlink:type="simple" xlink:href="http://www.dearbook.com.cn/book/viewbook.aspx?pno=TS0029121" office:target-frame-name="_blank" xlink:show="new"><text:span text:style-name="T37">月（暂无中译本）</text:span></text:a></text:p>
                <text:p text:style-name="P23"><text:a xlink:type="simple" xlink:href="http://www.dearbook.com.cn/book/viewbook.aspx?pno=TS0029121" office:target-frame-name="_blank" xlink:show="new"><text:span text:style-name="T38">推荐最后这本书的目的是明确的：一位称职的</text:span></text:a><text:a xlink:type="simple" xlink:href="http://www.dearbook.com.cn/book/viewbook.aspx?pno=TS0029121" office:target-frame-name="_blank" xlink:show="new"><text:span text:style-name="T39">J2EE</text:span></text:a><text:a xlink:type="simple" xlink:href="http://www.dearbook.com.cn/book/viewbook.aspx?pno=TS0029121" office:target-frame-name="_blank" xlink:show="new"><text:span text:style-name="T38">开发者应该具备一定的领域建模能力。但从知名度上来说，被推荐的对象似乎应该是《分析模式》或者《</text:span></text:a><text:a xlink:type="simple" xlink:href="http://www.dearbook.com.cn/book/viewbook.aspx?pno=TS0029121" office:target-frame-name="_blank" xlink:show="new"><text:span text:style-name="T39">Domain Driven Design</text:span></text:a><text:a xlink:type="simple" xlink:href="http://www.dearbook.com.cn/book/viewbook.aspx?pno=TS0029121" office:target-frame-name="_blank" xlink:show="new"><text:span text:style-name="T38">》，而不是这本几乎从来没在国内引起过关注的“小书”。遗憾的是，</text:span></text:a><text:a xlink:type="simple" xlink:href="http://www.dearbook.com.cn/book/viewbook.aspx?pno=TS0029121" office:target-frame-name="_blank" xlink:show="new"><text:span text:style-name="T39">Martin Fowler</text:span></text:a><text:a xlink:type="simple" xlink:href="http://www.dearbook.com.cn/book/viewbook.aspx?pno=TS0029121" office:target-frame-name="_blank" xlink:show="new"><text:span text:style-name="T38">那本书缺乏对实践经验的归纳总结，而</text:span></text:a><text:a xlink:type="simple" xlink:href="http://www.dearbook.com.cn/book/viewbook.aspx?pno=TS0029121" office:target-frame-name="_blank" xlink:show="new"><text:span text:style-name="T39">Eric Evans</text:span></text:a><text:a xlink:type="simple" xlink:href="http://www.dearbook.com.cn/book/viewbook.aspx?pno=TS0029121" office:target-frame-name="_blank" xlink:show="new"><text:span text:style-name="T38">那本对于“怎么把业务概念变成领域模型”这件最后的、却绝非最不重要的事情语焉不详。不过好在</text:span></text:a><text:a xlink:type="simple" xlink:href="http://www.dearbook.com.cn/book/viewbook.aspx?pno=TS0029121" office:target-frame-name="_blank" xlink:show="new"><text:span text:style-name="T39">Peter Coad</text:span></text:a><text:a xlink:type="simple" xlink:href="http://www.dearbook.com.cn/book/viewbook.aspx?pno=TS0029121" office:target-frame-name="_blank" xlink:show="new"><text:span text:style-name="T38">是出了名的鬼才，惟其如此才能保证区区</text:span></text:a><text:a xlink:type="simple" xlink:href="http://www.dearbook.com.cn/book/viewbook.aspx?pno=TS0029121" office:target-frame-name="_blank" xlink:show="new"><text:span text:style-name="T39">221</text:span></text:a><text:a xlink:type="simple" xlink:href="http://www.dearbook.com.cn/book/viewbook.aspx?pno=TS0029121" office:target-frame-name="_blank" xlink:show="new"><text:span text:style-name="T38">页内容确实言之有物。</text:span></text:a></text:p>
                <text:p text:style-name="P23"><text:a xlink:type="simple" xlink:href="http://www.dearbook.com.cn/book/viewbook.aspx?pno=TS0029121" office:target-frame-name="_blank" xlink:show="new"><text:span text:style-name="T38">从计算机科学的角度来分析，越是形式化、可递归应用的方法就越具有可操作性。</text:span></text:a><text:a xlink:type="simple" xlink:href="http://www.dearbook.com.cn/book/viewbook.aspx?pno=TS0029121" office:target-frame-name="_blank" xlink:show="new"><text:span text:style-name="T39">Eric Evans</text:span></text:a><text:a xlink:type="simple" xlink:href="http://www.dearbook.com.cn/book/viewbook.aspx?pno=TS0029121" office:target-frame-name="_blank" xlink:show="new"><text:span text:style-name="T38">的</text:span></text:a><text:a xlink:type="simple" xlink:href="http://www.dearbook.com.cn/book/viewbook.aspx?pno=TS0029121" office:target-frame-name="_blank" xlink:show="new"><text:span text:style-name="T39">DDD</text:span></text:a><text:a xlink:type="simple" xlink:href="http://www.dearbook.com.cn/book/viewbook.aspx?pno=TS0029121" office:target-frame-name="_blank" xlink:show="new"><text:span text:style-name="T38">在“理解需求”方面的阐述很具可操作性，而</text:span></text:a><text:a xlink:type="simple" xlink:href="http://www.dearbook.com.cn/book/viewbook.aspx?pno=TS0029121" office:target-frame-name="_blank" xlink:show="new"><text:span text:style-name="T39">Peter Coad</text:span></text:a><text:a xlink:type="simple" xlink:href="http://www.dearbook.com.cn/book/viewbook.aspx?pno=TS0029121" office:target-frame-name="_blank" xlink:show="new"><text:span text:style-name="T38">提出的几类基本元模型对于实际进行建模工作有着非比寻常的指导价值</text:span></text:a><text:a xlink:type="simple" xlink:href="http://www.dearbook.com.cn/book/viewbook.aspx?pno=TS0029121" office:target-frame-name="_blank" xlink:show="new"><text:span text:style-name="T39">??</text:span></text:a><text:a xlink:type="simple" xlink:href="http://www.dearbook.com.cn/book/viewbook.aspx?pno=TS0029121" office:target-frame-name="_blank" xlink:show="new"><text:span text:style-name="T38">当大多数人在分析业务领域模型时，</text:span></text:a><text:a xlink:type="simple" xlink:href="http://www.dearbook.com.cn/book/viewbook.aspx?pno=TS0029121" office:target-frame-name="_blank" xlink:show="new"><text:span text:style-name="T39">Peter Coad</text:span></text:a><text:a xlink:type="simple" xlink:href="http://www.dearbook.com.cn/book/viewbook.aspx?pno=TS0029121" office:target-frame-name="_blank" xlink:show="new"><text:span text:style-name="T38">在分析业务领域的元模型，其“鬼才”由此可见一斑。至于“带颜色的</text:span></text:a><text:a xlink:type="simple" xlink:href="http://www.dearbook.com.cn/book/viewbook.aspx?pno=TS0029121" office:target-frame-name="_blank" xlink:show="new"><text:span text:style-name="T39">UML</text:span></text:a><text:a xlink:type="simple" xlink:href="http://www.dearbook.com.cn/book/viewbook.aspx?pno=TS0029121" office:target-frame-name="_blank" xlink:show="new"><text:span text:style-name="T39">”</text:span></text:a><text:a xlink:type="simple" xlink:href="http://www.dearbook.com.cn/book/viewbook.aspx?pno=TS0029121" office:target-frame-name="_blank" xlink:show="new"><text:span text:style-name="T38">，无非是对元模型的一种直观描述而已。对于面向对象（而非面向用例）的企业应用业务建模，这本“小书”便是首屈一指的最佳实践指南。</text:span></text:a></text:p>
                <text:p text:style-name="P23"><text:a xlink:type="simple" xlink:href="http://www.dearbook.com.cn/book/viewbook.aspx?pno=TS0029121" office:target-frame-name="_blank" xlink:show="new"><text:span text:style-name="T38">读者可以看到，在我推荐的五本书中，既没有介绍时下流行的</text:span></text:a><text:a xlink:type="simple" xlink:href="http://www.dearbook.com.cn/book/viewbook.aspx?pno=TS0029121" office:target-frame-name="_blank" xlink:show="new"><text:span text:style-name="T39">Hibernate</text:span></text:a><text:a xlink:type="simple" xlink:href="http://www.dearbook.com.cn/book/viewbook.aspx?pno=TS0029121" office:target-frame-name="_blank" xlink:show="new"><text:span text:style-name="T38">、</text:span></text:a><text:a xlink:type="simple" xlink:href="http://www.dearbook.com.cn/book/viewbook.aspx?pno=TS0029121" office:target-frame-name="_blank" xlink:show="new"><text:span text:style-name="T39">Spring</text:span></text:a><text:a xlink:type="simple" xlink:href="http://www.dearbook.com.cn/book/viewbook.aspx?pno=TS0029121" office:target-frame-name="_blank" xlink:show="new"><text:span text:style-name="T38">等框架的专著，也没有讲述</text:span></text:a><text:a xlink:type="simple" xlink:href="http://www.dearbook.com.cn/book/viewbook.aspx?pno=TS0029121" office:target-frame-name="_blank" xlink:show="new"><text:span text:style-name="T39">AOP</text:span></text:a><text:a xlink:type="simple" xlink:href="http://www.dearbook.com.cn/book/viewbook.aspx?pno=TS0029121" office:target-frame-name="_blank" xlink:show="new"><text:span text:style-name="T38">、</text:span></text:a><text:a xlink:type="simple" xlink:href="http://www.dearbook.com.cn/book/viewbook.aspx?pno=TS0029121" office:target-frame-name="_blank" xlink:show="new"><text:span text:style-name="T39">AJAX</text:span></text:a><text:a xlink:type="simple" xlink:href="http://www.dearbook.com.cn/book/viewbook.aspx?pno=TS0029121" office:target-frame-name="_blank" xlink:show="new"><text:span text:style-name="T38">之类新兴技术的著作。</text:span></text:a><text:a xlink:type="simple" xlink:href="http://www.dearbook.com.cn/book/viewbook.aspx?pno=TS0029121" office:target-frame-name="_blank" xlink:show="new"><text:span text:style-name="T39">J2EE</text:span></text:a><text:a xlink:type="simple" xlink:href="http://www.dearbook.com.cn/book/viewbook.aspx?pno=TS0029121" office:target-frame-name="_blank" xlink:show="new"><text:span text:style-name="T38">是一个实用至上的领域，尤其是在它已经完全成熟的今天，或许更有价值的是“如何使用”的指导。在我的推荐之中不乏已问世三、五年的“旧书”，由此或许可以证明：越陈越香的大概不只是美酒，还包括技术的积淀。</text:span></text:a></text:p>
                <text:p text:style-name="Text_20_body"><text:a xlink:type="simple" xlink:href="http://www.dearbook.com.cn/book/viewbook.aspx?pno=TS0029121" office:target-frame-name="_blank" xlink:show="new"><text:span text:style-name="T36">2005</text:span></text:a><text:a xlink:type="simple" xlink:href="http://www.dearbook.com.cn/book/viewbook.aspx?pno=TS0029121" office:target-frame-name="_blank" xlink:show="new"><text:span text:style-name="T37">年</text:span></text:a><text:a xlink:type="simple" xlink:href="http://www.dearbook.com.cn/book/viewbook.aspx?pno=TS0029121" office:target-frame-name="_blank" xlink:show="new"><text:span text:style-name="T36">11</text:span></text:a><text:a xlink:type="simple" xlink:href="http://www.dearbook.com.cn/book/viewbook.aspx?pno=TS0029121" office:target-frame-name="_blank" xlink:show="new"><text:span text:style-name="T37">月</text:span></text:a><text:a xlink:type="simple" xlink:href="http://www.dearbook.com.cn/book/viewbook.aspx?pno=TS0029121" office:target-frame-name="_blank" xlink:show="new"><text:span text:style-name="T36">3</text:span></text:a><text:a xlink:type="simple" xlink:href="http://www.dearbook.com.cn/book/viewbook.aspx?pno=TS0029121" office:target-frame-name="_blank" xlink:show="new"><text:span text:style-name="T37">日</text:span></text:a><text:a xlink:type="simple" xlink:href="http://www.dearbook.com.cn/book/viewbook.aspx?pno=TS0029121" office:target-frame-name="_blank" xlink:show="new"><text:span text:style-name="T36">, </text:span></text:a><text:a xlink:type="simple" xlink:href="http://www.dearbook.com.cn/book/viewbook.aspx?pno=TS0029121" office:target-frame-name="_blank" xlink:show="new"><text:span text:style-name="T37">星期四 </text:span></text:a><text:a xlink:type="simple" xlink:href="http://www.dearbook.com.cn/book/viewbook.aspx?pno=TS0029121" office:target-frame-name="_blank" xlink:show="new"><text:span text:style-name="T36">10:55 (1035165)</text:span></text:a></text:p>
              </text:section>
              <text:section text:style-name="Sect1" text:name="Section38">
                <text:h text:style-name="P1" text:outline-level="1" text:is-list-header="true"><text:bookmark text:name="main37"/><text:a xlink:type="simple" xlink:href="http://www.dearbook.com.cn/book/viewbook.aspx?pno=TS0029121" office:target-frame-name="_blank" xlink:show="new"><text:span text:style-name="T42">玄奘法师御弟考</text:span></text:a></text:h>
                <text:p text:style-name="P2"><text:a xlink:type="simple" xlink:href="http://www.dearbook.com.cn/book/viewbook.aspx?pno=TS0029121" office:target-frame-name="_blank" xlink:show="new"><text:span text:style-name="T42">向 者云三藏玄奘法师乃大唐御弟。按彦琮法师著《大慈恩寺三藏法师传》，法师西行乃私为之，大唐藩镇多有阻挠。及至高昌，王甚慕之，强留未果，乃为置行服，又 相结金兰，并作书二十四封，为沿途二十四国通关之用。时年隋氏失御，偏安一隅；唐室方兴，重兵轻学。是以，料《传》为可信，法师当为高昌国之御弟也。</text:span></text:a><text:a xlink:type="simple" xlink:href="http://www.dearbook.com.cn/book/viewbook.aspx?pno=TS0029121" office:target-frame-name="_blank" xlink:show="new"><text:span text:style-name="T43"><text:line-break/><text:line-break/></text:span></text:a><text:a xlink:type="simple" xlink:href="http://www.dearbook.com.cn/book/viewbook.aspx?pno=TS0029121" office:target-frame-name="_blank" xlink:show="new"><text:span text:style-name="T42">（另《传》有云：“法师讳玄奘，俗姓</text:span></text:a><text:a xlink:type="simple" xlink:href="http://www.dearbook.com.cn/book/viewbook.aspx?pno=TS0029121" office:target-frame-name="_blank" xlink:show="new"><text:span text:style-name="T44">陈</text:span></text:a><text:a xlink:type="simple" xlink:href="http://www.dearbook.com.cn/book/viewbook.aspx?pno=TS0029121" office:target-frame-name="_blank" xlink:show="new"><text:span text:style-name="T42">……父</text:span></text:a><text:a xlink:type="simple" xlink:href="http://www.dearbook.com.cn/book/viewbook.aspx?pno=TS0029121" office:target-frame-name="_blank" xlink:show="new"><text:span text:style-name="T44">慧</text:span></text:a><text:a xlink:type="simple" xlink:href="http://www.dearbook.com.cn/book/viewbook.aspx?pno=TS0029121" office:target-frame-name="_blank" xlink:show="new"><text:span text:style-name="T42">，英洁有雅操……”有缘千里来相会，古人诚不我欺。）</text:span></text:a></text:p>
                <text:p text:style-name="P2"><text:a xlink:type="simple" xlink:href="http://www.dearbook.com.cn/book/viewbook.aspx?pno=TS0029121" office:target-frame-name="_blank" xlink:show="new"><text:span text:style-name="T43">2005</text:span></text:a><text:a xlink:type="simple" xlink:href="http://www.dearbook.com.cn/book/viewbook.aspx?pno=TS0029121" office:target-frame-name="_blank" xlink:show="new"><text:span text:style-name="T42">年</text:span></text:a><text:a xlink:type="simple" xlink:href="http://www.dearbook.com.cn/book/viewbook.aspx?pno=TS0029121" office:target-frame-name="_blank" xlink:show="new"><text:span text:style-name="T43">12</text:span></text:a><text:a xlink:type="simple" xlink:href="http://www.dearbook.com.cn/book/viewbook.aspx?pno=TS0029121" office:target-frame-name="_blank" xlink:show="new"><text:span text:style-name="T42">月</text:span></text:a><text:a xlink:type="simple" xlink:href="http://www.dearbook.com.cn/book/viewbook.aspx?pno=TS0029121" office:target-frame-name="_blank" xlink:show="new"><text:span text:style-name="T43">22</text:span></text:a><text:a xlink:type="simple" xlink:href="http://www.dearbook.com.cn/book/viewbook.aspx?pno=TS0029121" office:target-frame-name="_blank" xlink:show="new"><text:span text:style-name="T42">日</text:span></text:a><text:a xlink:type="simple" xlink:href="http://www.dearbook.com.cn/book/viewbook.aspx?pno=TS0029121" office:target-frame-name="_blank" xlink:show="new"><text:span text:style-name="T43">, </text:span></text:a><text:a xlink:type="simple" xlink:href="http://www.dearbook.com.cn/book/viewbook.aspx?pno=TS0029121" office:target-frame-name="_blank" xlink:show="new"><text:span text:style-name="T42">星期四 </text:span></text:a><text:a xlink:type="simple" xlink:href="http://www.dearbook.com.cn/book/viewbook.aspx?pno=TS0029121" office:target-frame-name="_blank" xlink:show="new"><text:span text:style-name="T43">23:19 (1097121)</text:span></text:a></text:p>
              </text:section>
              <text:section text:style-name="Sect1" text:name="Section39">
                <text:h text:style-name="P1" text:outline-level="1" text:is-list-header="true"><text:bookmark text:name="main38"/><text:a xlink:type="simple" xlink:href="http://www.dearbook.com.cn/book/viewbook.aspx?pno=TS0029121" office:target-frame-name="_blank" xlink:show="new"><text:span text:style-name="T43">[</text:span></text:a><text:a xlink:type="simple" xlink:href="http://www.dearbook.com.cn/book/viewbook.aspx?pno=TS0029121" office:target-frame-name="_blank" xlink:show="new"><text:span text:style-name="T42">推荐</text:span></text:a><text:a xlink:type="simple" xlink:href="http://www.dearbook.com.cn/book/viewbook.aspx?pno=TS0029121" office:target-frame-name="_blank" xlink:show="new"><text:span text:style-name="T43">]Prefactoring</text:span></text:a></text:h>
                <text:p text:style-name="P2"><text:a xlink:type="simple" xlink:href="http://www.dearbook.com.cn/book/viewbook.aspx?pno=TS0029121" office:target-frame-name="_blank" xlink:show="new"><text:span text:style-name="T45">如果一个</text:span></text:a><text:a xlink:type="simple" xlink:href="http://www.dearbook.com.cn/book/viewbook.aspx?pno=TS0029121" office:target-frame-name="_blank" xlink:show="new"><text:span text:style-name="T46">XPer</text:span></text:a><text:a xlink:type="simple" xlink:href="http://www.dearbook.com.cn/book/viewbook.aspx?pno=TS0029121" office:target-frame-name="_blank" xlink:show="new"><text:span text:style-name="T45">告诉你“只做最简单的事”，不要相信他，因为他读过这本书。</text:span></text:a><text:a xlink:type="simple" xlink:href="http://www.dearbook.com.cn/book/viewbook.aspx?pno=TS0029121" office:target-frame-name="_blank" xlink:show="new"><text:span text:style-name="T46"><text:line-break/><text:line-break/></text:span></text:a><text:a xlink:type="simple" xlink:href="http://www.amazon.com/gp/product/0596008740/102-5131178-5679355?v=glance&amp;n=283155"><text:span text:style-name="T46">(there's an image)</text:span></text:a></text:p>
                <text:p text:style-name="P2"><text:a xlink:type="simple" xlink:href="http://www.amazon.com/gp/product/0596008740/102-5131178-5679355?v=glance&amp;n=283155"><text:span text:style-name="T46">2006</text:span></text:a><text:a xlink:type="simple" xlink:href="http://www.amazon.com/gp/product/0596008740/102-5131178-5679355?v=glance&amp;n=283155"><text:span text:style-name="T45">年</text:span></text:a><text:a xlink:type="simple" xlink:href="http://www.amazon.com/gp/product/0596008740/102-5131178-5679355?v=glance&amp;n=283155"><text:span text:style-name="T46">03</text:span></text:a><text:a xlink:type="simple" xlink:href="http://www.amazon.com/gp/product/0596008740/102-5131178-5679355?v=glance&amp;n=283155"><text:span text:style-name="T45">月</text:span></text:a><text:a xlink:type="simple" xlink:href="http://www.amazon.com/gp/product/0596008740/102-5131178-5679355?v=glance&amp;n=283155"><text:span text:style-name="T46">20</text:span></text:a><text:a xlink:type="simple" xlink:href="http://www.amazon.com/gp/product/0596008740/102-5131178-5679355?v=glance&amp;n=283155"><text:span text:style-name="T45">日</text:span></text:a><text:a xlink:type="simple" xlink:href="http://www.amazon.com/gp/product/0596008740/102-5131178-5679355?v=glance&amp;n=283155"><text:span text:style-name="T46">, </text:span></text:a><text:a xlink:type="simple" xlink:href="http://www.amazon.com/gp/product/0596008740/102-5131178-5679355?v=glance&amp;n=283155"><text:span text:style-name="T45">星期一 </text:span></text:a><text:a xlink:type="simple" xlink:href="http://www.amazon.com/gp/product/0596008740/102-5131178-5679355?v=glance&amp;n=283155"><text:span text:style-name="T46">22:50 (1155212)</text:span></text:a></text:p>
              </text:section>
              <text:section text:style-name="Sect1" text:name="Section40">
                <text:h text:style-name="P1" text:outline-level="1" text:is-list-header="true"><text:bookmark text:name="main39"/><text:a xlink:type="simple" xlink:href="http://www.amazon.com/gp/product/0596008740/102-5131178-5679355?v=glance&amp;n=283155"><text:span text:style-name="T42">读书大串联</text:span></text:a></text:h>
                <text:p text:style-name="P2"><text:a xlink:type="simple" xlink:href="http://www.amazon.com/gp/product/0596008740/102-5131178-5679355?v=glance&amp;n=283155"><text:span text:style-name="T42">被</text:span></text:a><text:a xlink:type="simple" xlink:href="http://dedream.blogbus.com/index.html"><text:span text:style-name="T42">温姐姐</text:span></text:a><text:span text:style-name="T47">点名，要自曝读书情况了。</text:span><text:span text:style-name="T48"><text:line-break/><text:line-break/>1. </text:span><text:span text:style-name="T47">一本你不只读了一次的图书</text:span><text:span text:style-name="T48"><text:line-break/><text:line-break/></text:span><text:span text:style-name="T47">印象最深刻的，很诡异，竟然是《亚科卡传》。现在仍记得清楚的是亚科卡说的三句话：（</text:span><text:span text:style-name="T48">1</text:span><text:span text:style-name="T47">）经济不景气了就做餐饮，人们总要吃饭；（</text:span><text:span text:style-name="T48">2</text:span><text:span text:style-name="T47">）不要相信银行，银行会把你的钱都吃掉；（</text:span><text:span text:style-name="T48">3</text:span><text:span text:style-name="T47">）如果一个人连自己的假期都安排不出来，怎么能相信他安排整个欧洲的业务？</text:span><text:span text:style-name="T48"><text:line-break/><text:line-break/>2. </text:span><text:span text:style-name="T47">一本你如果身在沙漠时想读的书</text:span><text:span text:style-name="T48"><text:line-break/><text:line-break/></text:span><text:span text:style-name="T47">我不喜欢在出汗的同时读书，所以，没有。</text:span><text:span text:style-name="T48"><text:line-break/><text:line-break/>3. </text:span><text:span text:style-name="T47">一本让你发笑的书</text:span><text:span text:style-name="T48"><text:line-break/><text:line-break/></text:span><text:span text:style-name="T47">似乎好久没有了……已经想不起来上一本是什么。</text:span><text:span text:style-name="T48"><text:line-break/></text:span><text:span text:style-name="T47">昨晚梦中突然想起了，是《银河系搭便车指南》。充满机智与诙谐以及无厘头的科幻小说，难得的搞笑精品，教人相信所谓人生的道理其实就是没有道理。</text:span><text:span text:style-name="T48"><text:line-break/><text:line-break/>4. </text:span><text:span text:style-name="T47">一本让你哭的书</text:span><text:span text:style-name="T48"><text:line-break/><text:line-break/></text:span><text:span text:style-name="T47">《梦里花落知多少》。同样也是好久没有读书落泪，不过仍然记得十六岁时的黯然神伤。</text:span><text:span text:style-name="T48"><text:line-break/><text:line-break/>5. </text:span><text:span text:style-name="T47">一本你希望是自己写的书</text:span><text:span text:style-name="T48"><text:line-break/><text:line-break/></text:span><text:span text:style-name="T47">也许是“</text:span><text:span text:style-name="T48">ThoughtWorks</text:span><text:span text:style-name="T47">宣言”。并不仅仅是关于</text:span><text:span text:style-name="T48">ThoughtWorks</text:span><text:span text:style-name="T47">，是关于后现代的人与企业。</text:span><text:span text:style-name="T48"><text:line-break/><text:line-break/>6. </text:span><text:span text:style-name="T47">一本你希望从未写就的书</text:span><text:span text:style-name="T48"><text:line-break/><text:line-break/></text:span><text:span text:style-name="T47">我不想说，因为说出来会伤害一些人的感情。是我自己的偏见，就留在我自己这里吧。</text:span><text:span text:style-name="T48"><text:line-break/><text:line-break/>7. </text:span><text:span text:style-name="T47">一本正在读的书</text:span><text:span text:style-name="T48"><text:line-break/><text:line-break/></text:span><text:span text:style-name="T47">《罗 马帝国衰亡史》。麦克卢汉曾经引用一位权贵（忘记是哪一位）的话：“又一个大部头，吉本先生，又一个大部头。”经过缩写之后这部鸿篇巨著仍然有上百万字， 读来颇不轻松，也只有如今清闲的日子才能有这心思。最精彩之处，在我看来，其一是开头处对几位奥古斯都丰功伟绩的夸赞，其二是对伊斯兰教的描写。</text:span><text:span text:style-name="T48"><text:line-break/><text:line-break/>8. </text:span><text:span text:style-name="T47">一本读来有意味的书</text:span><text:span text:style-name="T48"><text:line-break/><text:line-break/></text:span><text:span text:style-name="T47">不是个好问题，什么叫“有意味”呢？按我的感觉，钱钟书《七缀集》和桑塔格《重点所在》颇有意味，因为评论者的聪明与刁钻。海涅的《论浪漫派》具有这些特质，然则实在晦涩，不容易感受到其中的“意味”所在。（抱歉，不止一本了。）</text:span><text:span text:style-name="T48"><text:line-break/><text:line-break/>9. </text:span><text:span text:style-name="T47">一本改变你一生的书</text:span><text:span text:style-name="T48"><text:line-break/><text:line-break/></text:span><text:span text:style-name="T47">我很想说《三国演义》，但一本小书对我最近几年的影响颇深，而且看来还会继续下去。《建筑与个性》是在西湖边（似乎是浣纱路）的新华书店里买的，那天杭州烟雨蒙蒙。</text:span><text:span text:style-name="T48"><text:line-break/><text:line-break/>10. </text:span><text:span text:style-name="T47">点名</text:span><text:span text:style-name="T48"><text:line-break/><text:line-break/></text:span><text:span text:style-name="T47">如果可以的话，我能说“到此为止”吗？唯一我不知道并且想知道在读什么书的人，此刻应该在欧洲享受他一个人的宁静生活吧？好吧，</text:span><text:span text:style-name="T48">Jacques</text:span><text:span text:style-name="T47">，如果你能看到这些文字，我倒真想知道你消失之后的一年里面都读了什么书。</text:span></text:p>
                <text:p text:style-name="P2"><text:span text:style-name="T48">2006</text:span><text:span text:style-name="T47">年</text:span><text:span text:style-name="T48">08</text:span><text:span text:style-name="T47">月</text:span><text:span text:style-name="T48">25</text:span><text:span text:style-name="T47">日</text:span><text:span text:style-name="T48">, </text:span><text:span text:style-name="T47">星期五 </text:span><text:span text:style-name="T48">23:05 (1220950)</text:span></text:p>
              </text:section>
              <text:section text:style-name="Sect1" text:name="Section41">
                <text:h text:style-name="P28" text:outline-level="1" text:is-list-header="true"><text:bookmark text:name="main40"/>Don't Make Me Think</text:h>
                <text:p text:style-name="P2"><text:span text:style-name="T47">摘要：这本小书让我感到意外</text:span><text:span text:style-name="T48">??</text:span><text:span text:style-name="T47">我是说，中国有句老话讲“文以载道”，那么在阅读别人“道”的载体时自然应该仔细咀嚼、反复思考。但</text:span><text:span text:style-name="T48">Steve Krug</text:span><text:span text:style-name="T47">的这本书偏偏叫做《</text:span><text:span text:style-name="T48">Don’t Make Me Think</text:span><text:span text:style-name="T47">》（别让我思考，简称</text:span><text:span text:style-name="T48">DMMT</text:span><text:span text:style-name="T47">），这个书名已经让我感到了一种冲击，一种想要把它拿起来读下去的冲动。这正是可用性</text:span><text:span text:style-name="T48">??</text:span><text:span text:style-name="T47">也就是本书的主题</text:span><text:span text:style-name="T48">??</text:span><text:span text:style-name="T47">希 望达到的效果。    （全文共</text:span><text:span text:style-name="T48">1776</text:span><text:span text:style-name="T47">字）</text:span><text:span text:style-name="T48">??</text:span><text:span text:style-name="T47">点击</text:span><text:a xlink:type="simple" xlink:href="http://blog.csdn.net/gigix/archive/2006/08/04/1020171.aspx" office:target-frame-name="_blank" xlink:show="new"><text:span text:style-name="T42">此处</text:span></text:a><text:span text:style-name="T47">阅读全文</text:span><text:span text:style-name="T48"><text:line-break/><text:line-break/></text:span><text:a xlink:type="simple" xlink:href="http://www.dearbook.com.cn/2006/DMMT/index.htm"><text:span text:style-name="T42">第二书店</text:span></text:a><text:a xlink:type="simple" xlink:href="http://www.dearbook.com.cn/2006/DMMT/index.htm"><text:span text:style-name="T43">DMMT</text:span></text:a><text:a xlink:type="simple" xlink:href="http://www.dearbook.com.cn/2006/DMMT/index.htm"><text:span text:style-name="T42">专题</text:span></text:a><text:span text:style-name="T48"><text:line-break/><text:line-break/></text:span><text:span text:style-name="T47">如果你在进行网站设计，为网站编程，或者管理网站，那么一定要读一读这本书。</text:span><text:span text:style-name="T48"><text:line-break/></text:span><text:span text:style-name="T49">??Jeffrey Zeldman </text:span><text:a xlink:type="simple" xlink:href="http://www.dearbook.com.cn/book/viewbook.aspx?pno=TS0021815" office:target-frame-name="_blank" xlink:show="new"><text:span text:style-name="T50">《网站重构》</text:span></text:a><text:span text:style-name="T51">作者</text:span></text:p>
                <text:p text:style-name="P2"><text:span text:style-name="T48">2006</text:span><text:span text:style-name="T47">年</text:span><text:span text:style-name="T48">08</text:span><text:span text:style-name="T47">月</text:span><text:span text:style-name="T48">4</text:span><text:span text:style-name="T47">日</text:span><text:span text:style-name="T48">, </text:span><text:span text:style-name="T47">星期五 </text:span><text:span text:style-name="T48">19:49 (1213635)</text:span></text:p>
              </text:section>
              <text:section text:style-name="Sect1" text:name="Section42">
                <text:h text:style-name="P29" text:outline-level="1" text:is-list-header="true"><text:bookmark text:name="main41"/>病，趣味性，所谓浪漫，以及疗养</text:h>
                <text:p text:style-name="P2"><text:span text:style-name="T52">（摘自桑塔格《疾病的隐喻》）</text:span><text:span text:style-name="T48"><text:line-break/><text:line-break/></text:span><text:span text:style-name="T47">（年级轻轻就）死于结核病的人被认为是具有浪漫气质的人。</text:span><text:span text:style-name="T48"><text:line-break/><text:line-break/></text:span><text:span text:style-name="T47">生 病是使人变得“有趣”的一种方式</text:span><text:span text:style-name="T48">--</text:span><text:span text:style-name="T47">这正是“浪漫”一词最初的定义（史莱格尔在一七九八年《论希腊诗歌》一文中，把“趣味性”当作现代</text:span><text:span text:style-name="T48">--</text:span><text:span text:style-name="T47">即浪漫</text:span><text:span text:style-name="T48">--</text:span><text:span text:style-name="T47">诗歌 的理想）。诺瓦利斯在一七九九年到一八</text:span><text:span text:style-name="T48">??</text:span><text:span text:style-name="T47">年间所写的那些片断中，有一则云：“健康的理想，只是在科学上才令人感兴趣而已。”真正有趣的是疾病，“它是个 性化的一个方面。”</text:span><text:span text:style-name="T48"><text:line-break/><text:line-break/>……</text:span><text:span text:style-name="T47">拜伦答曰：“因为女士们全都会说：‘看看可怜的拜伦吧，他弥留之际显得多有趣啊。’”</text:span><text:span text:style-name="T48"><text:line-break/><text:line-break/></text:span><text:span text:style-name="T47">悲伤使人变得“有趣”。优雅和敏感的标志是悲伤。这就是说，是无力。……悲伤和结核病成了同义词。</text:span><text:span text:style-name="T48"><text:line-break/>……</text:span><text:span text:style-name="T47">然而，只有生性敏感的人才能感受到这种悲伤，或者，言下之意是，只有生性敏感的人才能感染上结核病。</text:span><text:span text:style-name="T48"><text:line-break/><text:line-break/></text:span><text:span text:style-name="T47">结核病患者成了一个出走者，一个没完没了地寻找那些有益于健康的地方的流浪者。从十九世纪初开始，结核病成了自我放逐和过一种旅行生活的新理由。</text:span><text:span text:style-name="T48"><text:line-break/><text:line-break/></text:span><text:span text:style-name="T47">浪漫派把疾病当作自己悠哉游哉的生活和逃避资产阶级义务的托辞，为的是只为自己的艺术活着。这是从世界抽身引退，不去承担作决定的责任</text:span><text:span text:style-name="T48">--</text:span><text:span text:style-name="T47">这便是《魔山》的故事情节。</text:span><text:span text:style-name="T48"><text:line-break/><text:line-break/></text:span><text:span text:style-name="T47">与结核病相关的那些幻象，和与精神错乱相关的那些幻象，具有很多相似之处。两种疾病都要求隔离。患者被送到“疗养院”。</text:span><text:span text:style-name="T48"><text:line-break/><text:line-break/></text:span><text:span text:style-name="T52">桑塔格以后，还有谁能让这个浑身是病的世界意识到患病这一事实、并重新找到其中的趣味（以及浪漫）？从这个意义上，桑塔格的去世是多么可怕的一个损失啊</text:span><text:span text:style-name="T53">--</text:span><text:span text:style-name="T52">尤其是在大多数人意识不到这一损失的情况下。</text:span></text:p>
                <text:p text:style-name="P2"><text:span text:style-name="T48">2006</text:span><text:span text:style-name="T47">年</text:span><text:span text:style-name="T48">09</text:span><text:span text:style-name="T47">月</text:span><text:span text:style-name="T48">9</text:span><text:span text:style-name="T47">日</text:span><text:span text:style-name="T48">, </text:span><text:span text:style-name="T47">星期六 </text:span><text:span text:style-name="T48">20:18 (1225632)</text:span></text:p>
              </text:section>
            </text:section>
          </text:section>
        </text:section>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face style:name="Courier New1" svg:font-family="'Courier New'"/>
    <style:font-face style:name="Courier New" svg:font-family="'Courier New', Courier, Monospace"/>
    <style:font-face style:name="GB2312" svg:font-family="GB2312"/>
    <style:font-face style:name="SimSun" svg:font-family="SimSun"/>
    <style:font-face style:name="StarSymbol" svg:font-family="StarSymbol"/>
    <style:font-face style:name="Symbol" svg:font-family="Symbol"/>
    <style:font-face style:name="Times New Roman1" svg:font-family="'Times New Roman'"/>
    <style:font-face style:name="Verdana" svg:font-family="Verdana"/>
    <style:font-face style:name="courier new" svg:font-family="'courier new', courier, monospace"/>
    <style:font-face style:name="verdana" svg:font-family="verdana, arial, helvetica"/>
    <style:font-face style:name="宋体" svg:font-family="宋体"/>
    <style:font-face style:name="新宋体" svg:font-family="新宋体"/>
    <style:font-face style:name="楷体_GB23121" svg:font-family="楷体_GB2312"/>
    <style:font-face style:name="楷体_GB2312" svg:font-family="楷体_GB2312, sans-serif"/>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Bitstream Ver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Bitstream Vera Sans"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Bitstream Vera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Bitstream Vera Sans" style:font-size-complex="12pt" style:font-weight-complex="bold"/>
    </style:style>
    <style:style style:name="List" style:family="paragraph" style:parent-style-name="Text_20_body" style:class="list">
      <style:text-properties style:font-name-complex="Bitstream Ver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eff Xiong</meta:initial-creator>
    <meta:creation-date>2007-02-23T13:33:25</meta:creation-date>
    <dc:creator>Jeff Xiong</dc:creator>
    <dc:date>2007-02-23T13:39:59</dc:date>
    <dc:language>en-US</dc:language>
    <meta:editing-cycles>2</meta:editing-cycles>
    <meta:editing-duration>PT16S</meta:editing-duration>
    <meta:user-defined meta:name="Info 1"/>
    <meta:user-defined meta:name="Info 2"/>
    <meta:user-defined meta:name="Info 3"/>
    <meta:user-defined meta:name="Info 4"/>
    <meta:document-statistic meta:table-count="7" meta:image-count="0" meta:object-count="0" meta:page-count="28" meta:paragraph-count="320" meta:word-count="4477" meta:character-count="34488"/>
  </office:meta>
</office:document-meta>
</file>